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31cm" fo:min-width="8.716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84cm" fo:min-width="4.606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6cm" fo:min-width="8.483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99cm" fo:min-width="5.397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91cm" fo:min-width="1.304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44cm" fo:min-width="1.109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1cm" fo:min-width="1.109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48cm" fo:min-width="1.109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91cm" fo:min-width="9.465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65cm" fo:min-width="1.09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99cm" fo:min-width="1.168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05cm" fo:min-width="1.174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5cm" fo:min-width="1.539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9cm" fo:min-width="8.183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45cm" fo:min-width="3.527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61cm" fo:min-width="0.45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61cm" fo:min-width="0.454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61cm" fo:min-width="1.555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58cm" fo:min-width="1.141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66cm" fo:min-width="1.082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57cm" fo:min-width="1.143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53cm" fo:min-width="1.903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98cm" fo:min-width="0.651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91cm" fo:min-width="0.651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73cm" fo:min-width="1.001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5cm" fo:min-width="1.838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27cm" fo:min-width="1.539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27cm" fo:min-width="1.838cm" fo:padding-top="0.151cm" fo:padding-bottom="0.151cm" fo:padding-left="0.276cm" fo:padding-right="0.276cm"/>
    </style:style>
    <style:style style:name="gr6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98cm" fo:min-width="7.015cm" fo:padding-top="0.151cm" fo:padding-bottom="0.151cm" fo:padding-left="0.276cm" fo:padding-right="0.276cm"/>
    </style:style>
    <style:style style:name="gr6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65cm" fo:min-width="1.187cm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2cm"/>
    </style:style>
    <style:style style:name="gr6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49cm"/>
    </style:style>
    <style:style style:name="gr6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6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9cm"/>
    </style:style>
    <style:style style:name="gr7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7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8cm"/>
    </style:style>
    <style:style style:name="gr7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cm"/>
    </style:style>
    <style:style style:name="gr7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8cm"/>
    </style:style>
    <style:style style:name="gr7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5cm"/>
    </style:style>
    <style:style style:name="gr7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7cm"/>
    </style:style>
    <style:style style:name="gr7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36cm"/>
    </style:style>
    <style:style style:name="gr7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7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8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27cm"/>
    </style:style>
    <style:style style:name="gr8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41cm"/>
    </style:style>
    <style:style style:name="gr8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34cm"/>
    </style:style>
    <style:style style:name="gr8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7cm"/>
    </style:style>
    <style:style style:name="gr8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8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9cm"/>
    </style:style>
    <style:style style:name="gr8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8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88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6cm"/>
    </style:style>
    <style:style style:name="gr8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3cm"/>
    </style:style>
    <style:style style:name="gr9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1cm"/>
    </style:style>
    <style:style style:name="gr91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8cm"/>
    </style:style>
    <style:style style:name="gr92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2cm"/>
    </style:style>
    <style:style style:name="gr93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94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9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99cm"/>
    </style:style>
    <style:style style:name="gr9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8cm"/>
    </style:style>
    <style:style style:name="gr9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1cm"/>
    </style:style>
    <style:style style:name="gr9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cm"/>
    </style:style>
    <style:style style:name="gr9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10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2cm"/>
    </style:style>
    <style:style style:name="gr10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11cm"/>
    </style:style>
    <style:style style:name="gr102" style:family="graphic" style:parent-style-name="standard">
      <style:graphic-properties draw:stroke="none" draw:fill-color="#ffff00" draw:textarea-horizontal-align="justify" draw:textarea-vertical-align="middle" draw:auto-grow-height="false" fo:min-height="0.006cm" fo:min-width="0.836cm"/>
    </style:style>
    <style:style style:name="gr10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1cm"/>
    </style:style>
    <style:style style:name="gr10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8cm"/>
    </style:style>
    <style:style style:name="gr1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1cm"/>
    </style:style>
    <style:style style:name="gr10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107" style:family="graphic" style:parent-style-name="standard">
      <style:graphic-properties draw:stroke="none" draw:fill-color="#ffff00" draw:textarea-horizontal-align="justify" draw:textarea-vertical-align="middle" draw:auto-grow-height="false" fo:min-height="0.018cm" fo:min-width="0.351cm"/>
    </style:style>
    <style:style style:name="gr108" style:family="graphic" style:parent-style-name="standard">
      <style:graphic-properties draw:stroke="none" draw:fill-color="#ff6600" draw:textarea-horizontal-align="justify" draw:textarea-vertical-align="middle" draw:auto-grow-height="false" fo:min-height="0.003cm" fo:min-width="0.345cm"/>
    </style:style>
    <style:style style:name="gr109" style:family="graphic" style:parent-style-name="standard">
      <style:graphic-properties draw:stroke="none" draw:fill-color="#ff6600" draw:textarea-horizontal-align="justify" draw:textarea-vertical-align="middle" draw:auto-grow-height="false" fo:min-height="0.003cm" fo:min-width="0.353cm"/>
    </style:style>
    <style:style style:name="gr11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8cm"/>
    </style:style>
    <style:style style:name="gr11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1cm"/>
    </style:style>
    <style:style style:name="gr11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73cm"/>
    </style:style>
    <style:style style:name="gr1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7cm"/>
    </style:style>
    <style:style style:name="gr11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1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1cm"/>
    </style:style>
    <style:style style:name="gr11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11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6cm"/>
    </style:style>
    <style:style style:name="gr11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9cm"/>
    </style:style>
    <style:style style:name="gr11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28cm"/>
    </style:style>
    <style:style style:name="gr12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1cm"/>
    </style:style>
    <style:style style:name="gr12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29cm"/>
    </style:style>
    <style:style style:name="gr122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425cm"/>
    </style:style>
    <style:style style:name="gr12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427cm"/>
    </style:style>
    <style:style style:name="gr124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428cm"/>
    </style:style>
    <style:style style:name="gr12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cm"/>
    </style:style>
    <style:style style:name="gr12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29cm"/>
    </style:style>
    <style:style style:name="gr12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26cm"/>
    </style:style>
    <style:style style:name="gr12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52cm"/>
    </style:style>
    <style:style style:name="gr12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9cm"/>
    </style:style>
    <style:style style:name="gr13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13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4cm"/>
    </style:style>
    <style:style style:name="gr13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6cm"/>
    </style:style>
    <style:style style:name="gr13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5cm"/>
    </style:style>
    <style:style style:name="gr13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3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cm"/>
    </style:style>
    <style:style style:name="gr13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13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3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9cm"/>
    </style:style>
    <style:style style:name="gr13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4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41" style:family="graphic" style:parent-style-name="standard">
      <style:graphic-properties draw:stroke="none" draw:fill-color="#ff6600" draw:textarea-horizontal-align="justify" draw:textarea-vertical-align="middle" draw:auto-grow-height="false" fo:min-height="0.002cm" fo:min-width="0.353cm"/>
    </style:style>
    <style:style style:name="gr142" style:family="graphic" style:parent-style-name="standard">
      <style:graphic-properties draw:stroke="none" draw:fill-color="#ff6600" draw:textarea-horizontal-align="justify" draw:textarea-vertical-align="middle" draw:auto-grow-height="false" fo:min-height="0.002cm" fo:min-width="0.351cm"/>
    </style:style>
    <style:style style:name="gr143" style:family="graphic" style:parent-style-name="standard">
      <style:graphic-properties draw:stroke="none" draw:fill-color="#ff6600" draw:textarea-horizontal-align="justify" draw:textarea-vertical-align="middle" draw:auto-grow-height="false" fo:min-height="0.002cm" fo:min-width="0.352cm"/>
    </style:style>
    <style:style style:name="gr14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14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3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loext:graphic-properties draw:fill-color="#9900ff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AH_Zones" svg:width="15.504cm" svg:height="17.676cm" svg:x="17.495cm" svg:y="15.663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<text:p/>
        </draw:polygon>
        <draw:polygon draw:style-name="gr2" draw:text-style-name="P2" draw:layer="AH_Zones" svg:width="15.595cm" svg:height="11.663cm" svg:x="9.5cm" svg:y="21.676cm" svg:viewBox="0 0 15596 11664" draw:points="12189,11664 0,11659 0,2524 1740,2506 1768,1 7998,0 10928,2865 10033,3923 10025,6251 15044,6242 15044,7269 15096,7269 15100,9026 15596,9018 15479,9629 15243,9774 15250,9992 12189,9992">
          <text:p/>
        </draw:polygon>
        <draw:polygon draw:style-name="gr3" draw:text-style-name="P3" draw:layer="AH_Zones" svg:width="19.449cm" svg:height="18.108cm" svg:x="9.5cm" svg:y="6.091cm" svg:viewBox="0 0 19450 18109" draw:points="0,18109 30,4 19450,0 19450,1715 15231,1715 15231,5209 5232,5209 5232,9565 7998,9572 7995,15585 1768,15586 1751,18091">
          <text:p/>
        </draw:polygon>
        <draw:polygon draw:style-name="gr4" draw:text-style-name="P4" draw:layer="AH_Zones" svg:width="18.064cm" svg:height="12.908cm" svg:x="30.014cm" svg:y="4.749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<text:p/>
        </draw:polygon>
        <draw:polygon draw:style-name="gr5" draw:text-style-name="P5" draw:layer="AH_Zones" svg:width="20.628cm" svg:height="11.566cm" svg:x="18.672cm" svg:y="6.091cm" svg:viewBox="0 0 20629 11567" draw:points="20370,3909 20370,1714 18652,9 10278,0 10278,1714 6059,1715 6059,9572 0,9572 0,11564 11342,11567 11342,9572 15570,9568 15578,7559 16578,7559 17478,5822 20629,5822 20629,3909">
          <text:p/>
        </draw:polygon>
        <draw:polygon draw:style-name="gr6" draw:text-style-name="P6" draw:layer="AH_Zones" svg:width="16.904cm" svg:height="19.685cm" svg:x="29.117cm" svg:y="13.65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<text:p/>
        </draw:polygon>
        <draw:g>
          <draw:line draw:style-name="gr7" draw:text-style-name="P7" draw:layer="Walls" svg:x1="9.501cm" svg:y1="24.201cm" svg:x2="9.501cm" svg:y2="33.351cm">
            <text:p/>
          </draw:line>
          <draw:line draw:style-name="gr7" draw:text-style-name="P7" draw:layer="Walls" svg:x1="9.501cm" svg:y1="24.201cm" svg:x2="9.531cm" svg:y2="15.65cm">
            <text:p/>
          </draw:line>
          <draw:line draw:style-name="gr7" draw:text-style-name="P7" draw:layer="Walls" svg:x1="17.496cm" svg:y1="19.751cm" svg:x2="13.051cm" svg:y2="19.751cm">
            <text:p/>
          </draw:line>
          <draw:line draw:style-name="gr7" draw:text-style-name="P7" draw:layer="Walls" svg:x1="13.051cm" svg:y1="19.751cm" svg:x2="13.051cm" svg:y2="16.351cm">
            <text:p/>
          </draw:line>
          <draw:line draw:style-name="gr7" draw:text-style-name="P7" draw:layer="Walls" svg:x1="13.051cm" svg:y1="16.351cm" svg:x2="17.499cm" svg:y2="16.351cm">
            <text:p/>
          </draw:line>
          <draw:line draw:style-name="gr7" draw:text-style-name="P7" draw:layer="Walls" svg:x1="17.496cm" svg:y1="15.664cm" svg:x2="11.252cm" svg:y2="15.664cm">
            <text:p/>
          </draw:line>
          <draw:line draw:style-name="gr7" draw:text-style-name="P7" draw:layer="Walls" svg:x1="9.531cm" svg:y1="15.65cm" svg:x2="9.531cm" svg:y2="6.096cm">
            <text:p/>
          </draw:line>
          <draw:line draw:style-name="gr7" draw:text-style-name="P7" draw:layer="Walls" svg:x1="20.45cm" svg:y1="24.525cm" svg:x2="21.551cm" svg:y2="23.241cm">
            <text:p/>
          </draw:line>
          <draw:line draw:style-name="gr7" draw:text-style-name="P7" draw:layer="Walls" svg:x1="21.551cm" svg:y1="23.241cm" svg:x2="23.751cm" svg:y2="23.241cm">
            <text:p/>
          </draw:line>
          <draw:line draw:style-name="gr7" draw:text-style-name="P7" draw:layer="Walls" svg:x1="23.75cm" svg:y1="21.507cm" svg:x2="21.06cm" svg:y2="19.982cm">
            <text:p/>
          </draw:line>
          <draw:line draw:style-name="gr7" draw:text-style-name="P7" draw:layer="Walls" svg:x1="21.06cm" svg:y1="19.982cm" svg:x2="20.775cm" svg:y2="19.67cm">
            <text:p/>
          </draw:line>
          <draw:line draw:style-name="gr7" draw:text-style-name="P7" draw:layer="Walls" svg:x1="20.775cm" svg:y1="19.67cm" svg:x2="20.532cm" svg:y2="19.282cm">
            <text:p/>
          </draw:line>
          <draw:line draw:style-name="gr7" draw:text-style-name="P7" draw:layer="Walls" svg:x1="20.532cm" svg:y1="19.282cm" svg:x2="20.417cm" svg:y2="18.901cm">
            <text:p/>
          </draw:line>
          <draw:line draw:style-name="gr7" draw:text-style-name="P7" draw:layer="Walls" svg:x1="20.417cm" svg:y1="18.901cm" svg:x2="20.417cm" svg:y2="18.45cm">
            <text:p/>
          </draw:line>
          <draw:line draw:style-name="gr7" draw:text-style-name="P7" draw:layer="Walls" svg:x1="20.417cm" svg:y1="18.45cm" svg:x2="20.401cm" svg:y2="17.656cm">
            <text:p/>
          </draw:line>
          <draw:line draw:style-name="gr7" draw:text-style-name="P7" draw:layer="Walls" svg:x1="18.673cm" svg:y1="15.664cm" svg:x2="17.496cm" svg:y2="15.664cm">
            <text:p/>
          </draw:line>
          <draw:line draw:style-name="gr7" draw:text-style-name="P7" draw:layer="Walls" svg:x1="18.673cm" svg:y1="15.664cm" svg:x2="28.3cm" svg:y2="15.664cm">
            <text:p/>
          </draw:line>
          <draw:line draw:style-name="gr7" draw:text-style-name="P7" draw:layer="Walls" svg:x1="30.015cm" svg:y1="17.656cm" svg:x2="20.417cm" svg:y2="17.656cm">
            <text:p/>
          </draw:line>
          <draw:line draw:style-name="gr7" draw:text-style-name="P7" draw:layer="Walls" svg:x1="28.661cm" svg:y1="14.968cm" svg:x2="28.151cm" svg:y2="13.651cm">
            <text:p/>
          </draw:line>
          <draw:line draw:style-name="gr7" draw:text-style-name="P7" draw:layer="Walls" svg:x1="28.261cm" svg:y1="15.66cm" svg:x2="28.661cm" svg:y2="14.968cm">
            <text:p/>
          </draw:line>
          <draw:line draw:style-name="gr7" draw:text-style-name="P7" draw:layer="Walls" svg:x1="30.362cm" svg:y1="11.279cm" svg:x2="28.654cm" svg:y2="11.276cm">
            <text:p/>
          </draw:line>
          <draw:line draw:style-name="gr7" draw:text-style-name="P7" draw:layer="Walls" svg:x1="28.654cm" svg:y1="11.276cm" svg:x2="28.654cm" svg:y2="10.777cm">
            <text:p/>
          </draw:line>
          <draw:line draw:style-name="gr7" draw:text-style-name="P7" draw:layer="Walls" svg:x1="24.732cm" svg:y1="13.317cm" svg:x2="26.036cm" svg:y2="13.317cm">
            <text:p/>
          </draw:line>
          <draw:line draw:style-name="gr7" draw:text-style-name="P7" draw:layer="Walls" svg:x1="26.036cm" svg:y1="13.317cm" svg:x2="26.02cm" svg:y2="11.252cm">
            <text:p/>
          </draw:line>
          <draw:line draw:style-name="gr7" draw:text-style-name="P7" draw:layer="Walls" svg:x1="26.02cm" svg:y1="11.252cm" svg:x2="27.16cm" svg:y2="11.246cm">
            <text:p/>
          </draw:line>
          <draw:line draw:style-name="gr7" draw:text-style-name="P7" draw:layer="Walls" svg:x1="27.16cm" svg:y1="11.246cm" svg:x2="28.151cm" svg:y2="13.651cm">
            <text:p/>
          </draw:line>
          <draw:line draw:style-name="gr7" draw:text-style-name="P7" draw:layer="Walls" svg:x1="28.654cm" svg:y1="10.777cm" svg:x2="28.651cm" svg:y2="8.501cm">
            <text:p/>
          </draw:line>
          <draw:line draw:style-name="gr7" draw:text-style-name="P7" draw:layer="Walls" svg:x1="28.651cm" svg:y1="8.501cm" svg:x2="29.581cm" svg:y2="8.002cm">
            <text:p/>
          </draw:line>
          <draw:line draw:style-name="gr7" draw:text-style-name="P7" draw:layer="Walls" svg:x1="29.581cm" svg:y1="8.002cm" svg:x2="29.642cm" svg:y2="7.975cm">
            <text:p/>
          </draw:line>
          <draw:line draw:style-name="gr7" draw:text-style-name="P7" draw:layer="Walls" svg:x1="29.642cm" svg:y1="7.975cm" svg:x2="29.703cm" svg:y2="7.951cm">
            <text:p/>
          </draw:line>
          <draw:line draw:style-name="gr7" draw:text-style-name="P7" draw:layer="Walls" svg:x1="9.531cm" svg:y1="6.092cm" svg:x2="19.701cm" svg:y2="6.092cm">
            <text:p/>
          </draw:line>
          <draw:line draw:style-name="gr7" draw:text-style-name="P7" draw:layer="Walls" svg:x1="19.526cm" svg:y1="25.578cm" svg:x2="19.526cm" svg:y2="27.92cm">
            <text:p/>
          </draw:line>
          <draw:line draw:style-name="gr7" draw:text-style-name="P7" draw:layer="Walls" svg:x1="19.526cm" svg:y1="27.92cm" svg:x2="24.545cm" svg:y2="27.919cm">
            <text:p/>
          </draw:line>
          <draw:line draw:style-name="gr7" draw:text-style-name="P7" draw:layer="Walls" svg:x1="24.545cm" svg:y1="28.946cm" svg:x2="23.416cm" svg:y2="28.946cm">
            <text:p/>
          </draw:line>
          <draw:line draw:style-name="gr7" draw:text-style-name="P7" draw:layer="Walls" svg:x1="23.416cm" svg:y1="28.946cm" svg:x2="23.416cm" svg:y2="30.699cm">
            <text:p/>
          </draw:line>
          <draw:line draw:style-name="gr7" draw:text-style-name="P7" draw:layer="Walls" svg:x1="23.416cm" svg:y1="30.699cm" svg:x2="24.61cm" svg:y2="31.44cm">
            <text:p/>
          </draw:line>
          <draw:line draw:style-name="gr7" draw:text-style-name="P7" draw:layer="Walls" svg:x1="24.61cm" svg:y1="31.44cm" svg:x2="24.679cm" svg:y2="31.457cm">
            <text:p/>
          </draw:line>
          <draw:line draw:style-name="gr7" draw:text-style-name="P7" draw:layer="Walls" svg:x1="24.679cm" svg:y1="31.457cm" svg:x2="24.751cm" svg:y2="31.451cm">
            <text:p/>
          </draw:line>
          <draw:line draw:style-name="gr7" draw:text-style-name="P7" draw:layer="Walls" svg:x1="24.751cm" svg:y1="31.451cm" svg:x2="24.751cm" svg:y2="31.673cm">
            <text:p/>
          </draw:line>
          <draw:line draw:style-name="gr7" draw:text-style-name="P7" draw:layer="Walls" svg:x1="20.45cm" svg:y1="24.525cm" svg:x2="19.526cm" svg:y2="25.578cm">
            <text:p/>
          </draw:line>
          <draw:line draw:style-name="gr7" draw:text-style-name="P7" draw:layer="Walls" svg:x1="21.69cm" svg:y1="33.336cm" svg:x2="9.501cm" svg:y2="33.336cm">
            <text:p/>
          </draw:line>
          <draw:line draw:style-name="gr7" draw:text-style-name="P7" draw:layer="Walls" svg:x1="33.001cm" svg:y1="33.341cm" svg:x2="21.69cm" svg:y2="33.341cm">
            <text:p/>
          </draw:line>
          <draw:line draw:style-name="gr7" draw:text-style-name="P7" draw:layer="Walls" svg:x1="24.751cm" svg:y1="31.451cm" svg:x2="24.751cm" svg:y2="31.669cm">
            <text:p/>
          </draw:line>
          <draw:line draw:style-name="gr7" draw:text-style-name="P7" draw:layer="Walls" svg:x1="24.545cm" svg:y1="28.946cm" svg:x2="26.132cm" svg:y2="28.946cm">
            <text:p/>
          </draw:line>
          <draw:line draw:style-name="gr7" draw:text-style-name="P7" draw:layer="Walls" svg:x1="26.132cm" svg:y1="28.946cm" svg:x2="26.132cm" svg:y2="30.703cm">
            <text:p/>
          </draw:line>
          <draw:line draw:style-name="gr7" draw:text-style-name="P7" draw:layer="Walls" svg:x1="26.132cm" svg:y1="30.703cm" svg:x2="25.101cm" svg:y2="30.695cm">
            <text:p/>
          </draw:line>
          <draw:line draw:style-name="gr7" draw:text-style-name="P7" draw:layer="Walls" svg:x1="25.101cm" svg:y1="30.695cm" svg:x2="24.973cm" svg:y2="31.306cm">
            <text:p/>
          </draw:line>
          <draw:line draw:style-name="gr7" draw:text-style-name="P7" draw:layer="Walls" svg:x1="24.973cm" svg:y1="31.306cm" svg:x2="24.751cm" svg:y2="31.451cm">
            <text:p/>
          </draw:line>
          <draw:line draw:style-name="gr7" draw:text-style-name="P7" draw:layer="Walls" svg:x1="38.651cm" svg:y1="17.64cm" svg:x2="38.651cm" svg:y2="21.8cm">
            <text:p/>
          </draw:line>
          <draw:line draw:style-name="gr7" draw:text-style-name="P7" draw:layer="Walls" svg:x1="38.651cm" svg:y1="23.345cm" svg:x2="41.073cm" svg:y2="23.345cm">
            <text:p/>
          </draw:line>
          <draw:line draw:style-name="gr7" draw:text-style-name="P7" draw:layer="Walls" svg:x1="41.8cm" svg:y1="15.648cm" svg:x2="40.039cm" svg:y2="15.648cm">
            <text:p/>
          </draw:line>
          <draw:line draw:style-name="gr7" draw:text-style-name="P7" draw:layer="Walls" svg:x1="40.039cm" svg:y1="15.648cm" svg:x2="40.039cm" svg:y2="14.106cm">
            <text:p/>
          </draw:line>
          <draw:line draw:style-name="gr7" draw:text-style-name="P7" draw:layer="Walls" svg:x1="40.039cm" svg:y1="14.106cm" svg:x2="41.805cm" svg:y2="14.106cm">
            <text:p/>
          </draw:line>
          <draw:line draw:style-name="gr7" draw:text-style-name="P7" draw:layer="Walls" svg:x1="39.302cm" svg:y1="13.651cm" svg:x2="38.901cm" svg:y2="13.651cm">
            <text:p/>
          </draw:line>
          <draw:line draw:style-name="gr7" draw:text-style-name="P7" draw:layer="Walls" svg:x1="35.251cm" svg:y1="13.651cm" svg:x2="36.973cm" svg:y2="10.256cm">
            <text:p/>
          </draw:line>
          <draw:line draw:style-name="gr7" draw:text-style-name="P7" draw:layer="Walls" svg:x1="36.973cm" svg:y1="10.256cm" svg:x2="38.611cm" svg:y2="10.251cm">
            <text:p/>
          </draw:line>
          <draw:line draw:style-name="gr7" draw:text-style-name="P7" draw:layer="Walls" svg:x1="38.611cm" svg:y1="10.251cm" svg:x2="38.611cm" svg:y2="10.001cm">
            <text:p/>
          </draw:line>
          <draw:line draw:style-name="gr7" draw:text-style-name="P7" draw:layer="Walls" svg:x1="38.611cm" svg:y1="10.001cm" svg:x2="39.043cm" svg:y2="10.001cm">
            <text:p/>
          </draw:line>
          <draw:line draw:style-name="gr7" draw:text-style-name="P7" draw:layer="Walls" svg:x1="29.701cm" svg:y1="7.951cm" svg:x2="29.798cm" svg:y2="7.984cm">
            <text:p/>
          </draw:line>
          <draw:line draw:style-name="gr7" draw:text-style-name="P7" draw:layer="Walls" svg:x1="29.798cm" svg:y1="7.984cm" svg:x2="29.872cm" svg:y2="8.031cm">
            <text:p/>
          </draw:line>
          <draw:line draw:style-name="gr7" draw:text-style-name="P7" draw:layer="Walls" svg:x1="29.872cm" svg:y1="8.031cm" svg:x2="29.924cm" svg:y2="8.07cm">
            <text:p/>
          </draw:line>
          <draw:line draw:style-name="gr7" draw:text-style-name="P7" draw:layer="Walls" svg:x1="29.924cm" svg:y1="8.07cm" svg:x2="29.95cm" svg:y2="8.079cm">
            <text:p/>
          </draw:line>
          <draw:line draw:style-name="gr7" draw:text-style-name="P7" draw:layer="Walls" svg:x1="29.95cm" svg:y1="8.079cm" svg:x2="30.356cm" svg:y2="8.507cm">
            <text:p/>
          </draw:line>
          <draw:line draw:style-name="gr7" draw:text-style-name="P7" draw:layer="Walls" svg:x1="19.7cm" svg:y1="6.083cm" svg:x2="37.325cm" svg:y2="6.101cm">
            <text:p/>
          </draw:line>
          <draw:line draw:style-name="gr7" draw:text-style-name="P7" draw:layer="Walls" svg:x1="37.325cm" svg:y1="6.101cm" svg:x2="37.325cm" svg:y2="4.75cm">
            <text:p/>
          </draw:line>
          <draw:line draw:style-name="gr7" draw:text-style-name="P7" draw:layer="Walls" svg:x1="37.325cm" svg:y1="4.75cm" svg:x2="48.08cm" svg:y2="4.752cm">
            <text:p/>
          </draw:line>
          <draw:line draw:style-name="gr7" draw:text-style-name="P7" draw:layer="Walls" svg:x1="47.232cm" svg:y1="12.213cm" svg:x2="48.08cm" svg:y2="4.752cm">
            <text:p/>
          </draw:line>
          <draw:line draw:style-name="gr7" draw:text-style-name="P7" draw:layer="Walls" svg:x1="39.043cm" svg:y1="10.001cm" svg:x2="39.302cm" svg:y2="10.001cm">
            <text:p/>
          </draw:line>
          <draw:line draw:style-name="gr7" draw:text-style-name="P7" draw:layer="Walls" svg:x1="47.125cm" svg:y1="12.792cm" svg:x2="47.211cm" svg:y2="12.218cm">
            <text:p/>
          </draw:line>
          <draw:line draw:style-name="gr7" draw:text-style-name="P7" draw:layer="Walls" svg:x1="41.805cm" svg:y1="14.106cm" svg:x2="41.805cm" svg:y2="15.648cm">
            <text:p/>
          </draw:line>
          <draw:line draw:style-name="gr7" draw:text-style-name="P7" draw:layer="Walls" svg:x1="42.819cm" svg:y1="15.648cm" svg:x2="44.762cm" svg:y2="15.163cm">
            <text:p/>
          </draw:line>
          <draw:line draw:style-name="gr7" draw:text-style-name="P7" draw:layer="Walls" svg:x1="44.762cm" svg:y1="15.163cm" svg:x2="45.54cm" svg:y2="14.822cm">
            <text:p/>
          </draw:line>
          <draw:line draw:style-name="gr7" draw:text-style-name="P7" draw:layer="Walls" svg:x1="45.54cm" svg:y1="14.822cm" svg:x2="46.412cm" svg:y2="14.148cm">
            <text:p/>
          </draw:line>
          <draw:line draw:style-name="gr7" draw:text-style-name="P7" draw:layer="Walls" svg:x1="46.412cm" svg:y1="14.148cm" svg:x2="46.887cm" svg:y2="13.306cm">
            <text:p/>
          </draw:line>
          <draw:line draw:style-name="gr7" draw:text-style-name="P7" draw:layer="Walls" svg:x1="46.887cm" svg:y1="13.306cm" svg:x2="47.125cm" svg:y2="12.792cm">
            <text:p/>
          </draw:line>
          <draw:line draw:style-name="gr7" draw:text-style-name="P7" draw:layer="Walls" svg:x1="41.501cm" svg:y1="17.401cm" svg:x2="41.501cm" svg:y2="21.656cm">
            <text:p/>
          </draw:line>
          <draw:line draw:style-name="gr7" draw:text-style-name="P7" draw:layer="Walls" svg:x1="41.501cm" svg:y1="21.656cm" svg:x2="42.814cm" svg:y2="21.656cm">
            <text:p/>
          </draw:line>
          <draw:line draw:style-name="gr7" draw:text-style-name="P7" draw:layer="Walls" svg:x1="42.819cm" svg:y1="15.648cm" svg:x2="42.814cm" svg:y2="16.995cm">
            <text:p/>
          </draw:line>
          <draw:line draw:style-name="gr7" draw:text-style-name="P7" draw:layer="Walls" svg:x1="42.814cm" svg:y1="16.995cm" svg:x2="41.501cm" svg:y2="17.401cm">
            <text:p/>
          </draw:line>
          <draw:line draw:style-name="gr7" draw:text-style-name="P7" draw:layer="Walls" svg:x1="46.023cm" svg:y1="23.901cm" svg:x2="46.023cm" svg:y2="23.351cm">
            <text:p/>
          </draw:line>
          <draw:line draw:style-name="gr7" draw:text-style-name="P7" draw:layer="Walls" svg:x1="46.023cm" svg:y1="23.351cm" svg:x2="45.851cm" svg:y2="22.801cm">
            <text:p/>
          </draw:line>
          <draw:line draw:style-name="gr7" draw:text-style-name="P7" draw:layer="Walls" svg:x1="45.851cm" svg:y1="22.801cm" svg:x2="45.401cm" svg:y2="22.201cm">
            <text:p/>
          </draw:line>
          <draw:line draw:style-name="gr7" draw:text-style-name="P7" draw:layer="Walls" svg:x1="45.401cm" svg:y1="22.201cm" svg:x2="44.827cm" svg:y2="21.825cm">
            <text:p/>
          </draw:line>
          <draw:line draw:style-name="gr7" draw:text-style-name="P7" draw:layer="Walls" svg:x1="44.827cm" svg:y1="21.825cm" svg:x2="44.251cm" svg:y2="21.658cm">
            <text:p/>
          </draw:line>
          <draw:line draw:style-name="gr7" draw:text-style-name="P7" draw:layer="Walls" svg:x1="44.251cm" svg:y1="21.658cm" svg:x2="42.814cm" svg:y2="21.656cm">
            <text:p/>
          </draw:line>
          <draw:line draw:style-name="gr7" draw:text-style-name="P7" draw:layer="Walls" svg:x1="41.073cm" svg:y1="23.345cm" svg:x2="42.411cm" svg:y2="23.343cm">
            <text:p/>
          </draw:line>
          <draw:line draw:style-name="gr7" draw:text-style-name="P7" draw:layer="Walls" svg:x1="42.412cm" svg:y1="23.345cm" svg:x2="42.412cm" svg:y2="27.933cm">
            <text:p/>
          </draw:line>
          <draw:line draw:style-name="gr7" draw:text-style-name="P7" draw:layer="Walls" svg:x1="45.012cm" svg:y1="33.341cm" svg:x2="46.023cm" svg:y2="23.901cm">
            <text:p/>
          </draw:line>
          <draw:line draw:style-name="gr7" draw:text-style-name="P7" draw:layer="Walls" svg:x1="24.494cm" svg:y1="23.241cm" svg:x2="23.751cm" svg:y2="23.241cm">
            <text:p/>
          </draw:line>
          <draw:line draw:style-name="gr7" draw:text-style-name="P7" draw:layer="Walls" svg:x1="23.75cm" svg:y1="21.507cm" svg:x2="24.269cm" svg:y2="21.686cm">
            <text:p/>
          </draw:line>
          <draw:line draw:style-name="gr7" draw:text-style-name="P7" draw:layer="Walls" svg:x1="24.269cm" svg:y1="21.686cm" svg:x2="29.634cm" svg:y2="21.684cm">
            <text:p/>
          </draw:line>
          <draw:line draw:style-name="gr7" draw:text-style-name="P7" draw:layer="Walls" svg:x1="38.651cm" svg:y1="21.8cm" svg:x2="29.634cm" svg:y2="21.8cm">
            <text:p/>
          </draw:line>
          <draw:line draw:style-name="gr7" draw:text-style-name="P7" draw:layer="Walls" svg:x1="45.012cm" svg:y1="33.341cm" svg:x2="33.001cm" svg:y2="33.341cm">
            <text:p/>
          </draw:line>
          <draw:line draw:style-name="gr7" draw:text-style-name="P7" draw:layer="Walls" svg:x1="35.251cm" svg:y1="13.651cm" svg:x2="38.901cm" svg:y2="13.651cm">
            <text:p/>
          </draw:line>
          <draw:line draw:style-name="gr7" draw:text-style-name="P7" draw:layer="Walls" svg:x1="38.651cm" svg:y1="17.649cm" svg:x2="30.015cm" svg:y2="17.656cm">
            <text:p/>
          </draw:line>
          <draw:rect draw:style-name="gr8" draw:text-style-name="P7" draw:layer="Walls" svg:width="1.838cm" svg:height="4.375cm" svg:x="11.252cm" svg:y="11.288cm">
            <text:p/>
          </draw:rect>
          <draw:rect draw:style-name="gr9" draw:text-style-name="P7" draw:layer="Walls" svg:width="1.643cm" svg:height="1.028cm" svg:x="13.089cm" svg:y="11.289cm">
            <text:p/>
          </draw:rect>
          <draw:rect draw:style-name="gr10" draw:text-style-name="P7" draw:layer="Walls" svg:width="1.643cm" svg:height="1.032cm" svg:x="13.089cm" svg:y="14.632cm">
            <text:p/>
          </draw:rect>
          <draw:rect draw:style-name="gr11" draw:text-style-name="P7" draw:layer="Walls" svg:width="9.999cm" svg:height="4.375cm" svg:x="14.732cm" svg:y="11.288cm">
            <text:p/>
          </draw:rect>
          <draw:rect draw:style-name="gr12" draw:text-style-name="P7" draw:layer="Walls" svg:width="1.624cm" svg:height="2.349cm" svg:x="24.732cm" svg:y="13.314cm">
            <text:p/>
          </draw:rect>
          <draw:line draw:style-name="gr7" draw:text-style-name="P7" draw:layer="Walls" svg:x1="27.172cm" svg:y1="11.246cm" svg:x2="26.02cm" svg:y2="11.246cm">
            <text:p/>
          </draw:line>
          <draw:line draw:style-name="gr7" draw:text-style-name="P7" draw:layer="Walls" svg:x1="26.02cm" svg:y1="11.246cm" svg:x2="26.036cm" svg:y2="13.315cm">
            <text:p/>
          </draw:line>
          <draw:line draw:style-name="gr7" draw:text-style-name="P7" draw:layer="Walls" svg:x1="26.036cm" svg:y1="13.315cm" svg:x2="28.001cm" svg:y2="13.315cm">
            <text:p/>
          </draw:line>
          <draw:line draw:style-name="gr7" draw:text-style-name="P7" draw:layer="Walls" svg:x1="28.001cm" svg:y1="13.315cm" svg:x2="27.172cm" svg:y2="11.246cm">
            <text:p/>
          </draw:line>
          <draw:rect draw:style-name="gr13" draw:text-style-name="P7" draw:layer="Walls" svg:width="1.702cm" svg:height="1.183cm" svg:x="28.654cm" svg:y="8.506cm">
            <text:p/>
          </draw:rect>
          <draw:rect draw:style-name="gr14" draw:text-style-name="P7" draw:layer="Walls" svg:width="1.708cm" svg:height="1.589cm" svg:x="28.654cm" svg:y="9.689cm">
            <text:p/>
          </draw:rect>
          <draw:rect draw:style-name="gr15" draw:text-style-name="P7" draw:layer="Walls" svg:width="2.073cm" svg:height="1.689cm" svg:x="13.05cm" svg:y="16.35cm">
            <text:p/>
          </draw:rect>
          <draw:rect draw:style-name="gr16" draw:text-style-name="P7" draw:layer="Walls" svg:width="8.717cm" svg:height="4.574cm" svg:x="29.633cm" svg:y="23.345cm">
            <text:p/>
          </draw:rect>
          <draw:rect draw:style-name="gr17" draw:text-style-name="P7" draw:layer="Walls" svg:width="4.061cm" svg:height="2.829cm" svg:x="38.35cm" svg:y="23.344cm">
            <text:p/>
          </draw:rect>
          <draw:rect draw:style-name="gr18" draw:text-style-name="P7" draw:layer="Walls" svg:width="0.984cm" svg:height="1.745cm" svg:x="40.44cm" svg:y="26.173cm">
            <text:p/>
          </draw:rect>
          <draw:rect draw:style-name="gr19" draw:text-style-name="P7" draw:layer="Walls" svg:width="0.988cm" svg:height="1.745cm" svg:x="41.424cm" svg:y="26.173cm">
            <text:p/>
          </draw:rect>
          <draw:rect draw:style-name="gr20" draw:text-style-name="P7" draw:layer="Walls" svg:width="2.089cm" svg:height="1.745cm" svg:x="38.35cm" svg:y="26.173cm">
            <text:p/>
          </draw:rect>
          <draw:rect draw:style-name="gr21" draw:text-style-name="P7" draw:layer="Walls" svg:width="1.675cm" svg:height="2.342cm" svg:x="19.525cm" svg:y="25.578cm">
            <text:p/>
          </draw:rect>
          <draw:rect draw:style-name="gr22" draw:text-style-name="P7" draw:layer="Walls" svg:width="1.616cm" svg:height="2.35cm" svg:x="21.201cm" svg:y="25.578cm">
            <text:p/>
          </draw:rect>
          <draw:rect draw:style-name="gr23" draw:text-style-name="P7" draw:layer="Walls" svg:width="1.677cm" svg:height="2.341cm" svg:x="22.816cm" svg:y="25.577cm">
            <text:p/>
          </draw:rect>
          <draw:rect draw:style-name="gr24" draw:text-style-name="P7" draw:layer="Walls" svg:width="2.437cm" svg:height="2.337cm" svg:x="22.056cm" svg:y="23.24cm">
            <text:p/>
          </draw:rect>
          <draw:rect draw:style-name="gr25" draw:text-style-name="P7" draw:layer="Walls" svg:width="1.185cm" svg:height="0.882cm" svg:x="23.415cm" svg:y="28.946cm">
            <text:p/>
          </draw:rect>
          <draw:rect draw:style-name="gr26" draw:text-style-name="P7" draw:layer="Walls" svg:width="1.185cm" svg:height="0.875cm" svg:x="23.415cm" svg:y="29.827cm">
            <text:p/>
          </draw:rect>
          <draw:rect draw:style-name="gr27" draw:text-style-name="P7" draw:layer="Walls" svg:width="1.535cm" svg:height="1.757cm" svg:x="24.596cm" svg:y="28.945cm">
            <text:p/>
          </draw:rect>
          <draw:line draw:style-name="gr7" draw:text-style-name="P7" draw:layer="Walls" svg:x1="21.551cm" svg:y1="23.241cm" svg:x2="22.057cm" svg:y2="23.241cm">
            <text:p/>
          </draw:line>
          <draw:line draw:style-name="gr7" draw:text-style-name="P7" draw:layer="Walls" svg:x1="22.057cm" svg:y1="23.241cm" svg:x2="22.057cm" svg:y2="25.578cm">
            <text:p/>
          </draw:line>
          <draw:line draw:style-name="gr7" draw:text-style-name="P7" draw:layer="Walls" svg:x1="22.057cm" svg:y1="25.578cm" svg:x2="19.534cm" svg:y2="25.578cm">
            <text:p/>
          </draw:line>
          <draw:line draw:style-name="gr7" draw:text-style-name="P7" draw:layer="Walls" svg:x1="19.534cm" svg:y1="25.578cm" svg:x2="20.45cm" svg:y2="24.525cm">
            <text:p/>
          </draw:line>
          <draw:line draw:style-name="gr7" draw:text-style-name="P7" draw:layer="Walls" svg:x1="20.45cm" svg:y1="24.525cm" svg:x2="21.551cm" svg:y2="23.241cm">
            <text:p/>
          </draw:line>
          <draw:line draw:style-name="gr7" draw:text-style-name="P7" draw:layer="Walls" svg:x1="28.001cm" svg:y1="13.315cm" svg:x2="26.357cm" svg:y2="13.315cm">
            <text:p/>
          </draw:line>
          <draw:line draw:style-name="gr7" draw:text-style-name="P7" draw:layer="Walls" svg:x1="26.357cm" svg:y1="13.315cm" svg:x2="26.357cm" svg:y2="15.664cm">
            <text:p/>
          </draw:line>
          <draw:line draw:style-name="gr7" draw:text-style-name="P7" draw:layer="Walls" svg:x1="26.357cm" svg:y1="15.664cm" svg:x2="28.26cm" svg:y2="15.664cm">
            <text:p/>
          </draw:line>
          <draw:line draw:style-name="gr7" draw:text-style-name="P7" draw:layer="Walls" svg:x1="28.26cm" svg:y1="15.664cm" svg:x2="28.662cm" svg:y2="14.968cm">
            <text:p/>
          </draw:line>
          <draw:line draw:style-name="gr7" draw:text-style-name="P7" draw:layer="Walls" svg:x1="28.662cm" svg:y1="14.968cm" svg:x2="28.001cm" svg:y2="13.315cm">
            <text:p/>
          </draw:line>
          <draw:rect draw:style-name="gr28" draw:text-style-name="P7" draw:layer="Walls" svg:width="2.372cm" svg:height="1.689cm" svg:x="15.124cm" svg:y="16.35cm">
            <text:p/>
          </draw:rect>
          <draw:rect draw:style-name="gr29" draw:text-style-name="P7" draw:layer="Walls" svg:width="2.073cm" svg:height="1.711cm" svg:x="13.05cm" svg:y="18.039cm">
            <text:p/>
          </draw:rect>
          <draw:rect draw:style-name="gr30" draw:text-style-name="P7" draw:layer="Walls" svg:width="2.372cm" svg:height="1.711cm" svg:x="15.124cm" svg:y="18.039cm">
            <text:p/>
          </draw:rect>
          <draw:line draw:style-name="gr7" draw:text-style-name="P7" draw:layer="Walls" svg:x1="35.251cm" svg:y1="13.651cm" svg:x2="39.302cm" svg:y2="13.651cm">
            <text:p/>
          </draw:line>
          <draw:line draw:style-name="gr7" draw:text-style-name="P7" draw:layer="Walls" svg:x1="39.302cm" svg:y1="13.651cm" svg:x2="39.302cm" svg:y2="11.914cm">
            <text:p/>
          </draw:line>
          <draw:line draw:style-name="gr7" draw:text-style-name="P7" draw:layer="Walls" svg:x1="39.302cm" svg:y1="11.914cm" svg:x2="36.151cm" svg:y2="11.914cm">
            <text:p/>
          </draw:line>
          <draw:line draw:style-name="gr7" draw:text-style-name="P7" draw:layer="Walls" svg:x1="36.151cm" svg:y1="11.914cm" svg:x2="35.251cm" svg:y2="13.651cm">
            <text:p/>
          </draw:line>
          <draw:line draw:style-name="gr7" draw:text-style-name="P7" draw:layer="Walls" svg:x1="36.151cm" svg:y1="11.914cm" svg:x2="39.302cm" svg:y2="11.914cm">
            <text:p/>
          </draw:line>
          <draw:line draw:style-name="gr7" draw:text-style-name="P7" draw:layer="Walls" svg:x1="39.302cm" svg:y1="11.914cm" svg:x2="39.302cm" svg:y2="10.001cm">
            <text:p/>
          </draw:line>
          <draw:line draw:style-name="gr7" draw:text-style-name="P7" draw:layer="Walls" svg:x1="39.302cm" svg:y1="10.001cm" svg:x2="38.611cm" svg:y2="10.001cm">
            <text:p/>
          </draw:line>
          <draw:line draw:style-name="gr7" draw:text-style-name="P7" draw:layer="Walls" svg:x1="38.611cm" svg:y1="10.001cm" svg:x2="38.611cm" svg:y2="10.251cm">
            <text:p/>
          </draw:line>
          <draw:line draw:style-name="gr7" draw:text-style-name="P7" draw:layer="Walls" svg:x1="38.611cm" svg:y1="10.251cm" svg:x2="36.973cm" svg:y2="10.256cm">
            <text:p/>
          </draw:line>
          <draw:line draw:style-name="gr7" draw:text-style-name="P7" draw:layer="Walls" svg:x1="36.973cm" svg:y1="10.256cm" svg:x2="36.151cm" svg:y2="11.914cm">
            <text:p/>
          </draw:line>
          <draw:line draw:style-name="gr7" draw:text-style-name="P7" draw:layer="Walls" svg:x1="29.634cm" svg:y1="21.684cm" svg:x2="29.634cm" svg:y2="21.8cm">
            <text:p/>
          </draw:line>
          <draw:line draw:style-name="gr31" draw:text-style-name="P7" draw:layer="Walls" svg:x1="23cm" svg:y1="14.4cm" svg:x2="22.5cm" svg:y2="14.4cm">
            <text:p/>
          </draw:line>
          <draw:line draw:style-name="gr31" draw:text-style-name="P7" draw:layer="Walls" svg:x1="16.45cm" svg:y1="11.288cm" svg:x2="16.45cm" svg:y2="15.664cm">
            <text:p/>
          </draw:line>
          <draw:line draw:style-name="gr31" draw:text-style-name="P7" draw:layer="Walls" svg:x1="17.9cm" svg:y1="11.288cm" svg:x2="17.9cm" svg:y2="15.663cm">
            <text:p/>
          </draw:line>
          <draw:line draw:style-name="gr31" draw:text-style-name="P7" draw:layer="Walls" svg:x1="17.9cm" svg:y1="13.4cm" svg:x2="17.55cm" svg:y2="13.4cm">
            <text:p/>
          </draw:line>
          <draw:line draw:style-name="gr31" draw:text-style-name="P7" draw:layer="Walls" svg:x1="16.8cm" svg:y1="13.4cm" svg:x2="16.45cm" svg:y2="13.4cm">
            <text:p/>
          </draw:line>
          <draw:line draw:style-name="gr31" draw:text-style-name="P7" draw:layer="Walls" svg:x1="14.732cm" svg:y1="12.05cm" svg:x2="17.9cm" svg:y2="12.05cm">
            <text:p/>
          </draw:line>
          <draw:line draw:style-name="gr31" draw:text-style-name="P7" draw:layer="Walls" svg:x1="24.732cm" svg:y1="12.05cm" svg:x2="22.501cm" svg:y2="12.05cm">
            <text:p/>
          </draw:line>
          <draw:line draw:style-name="gr31" draw:text-style-name="P7" draw:layer="Walls" svg:x1="23cm" svg:y1="11.288cm" svg:x2="23cm" svg:y2="15.663cm">
            <text:p/>
          </draw:line>
          <draw:line draw:style-name="gr31" draw:text-style-name="P7" draw:layer="Walls" svg:x1="20.2cm" svg:y1="11.289cm" svg:x2="20.2cm" svg:y2="13.3cm">
            <text:p/>
          </draw:line>
          <draw:line draw:style-name="gr31" draw:text-style-name="P7" draw:layer="Walls" svg:x1="30.1cm" svg:y1="23.45cm" svg:x2="29.75cm" svg:y2="23.45cm">
            <text:p/>
          </draw:line>
          <draw:line draw:style-name="gr31" draw:text-style-name="P7" draw:layer="Walls" svg:x1="32.45cm" svg:y1="24.3cm" svg:x2="35.5cm" svg:y2="24.3cm">
            <text:p/>
          </draw:line>
          <draw:line draw:style-name="gr31" draw:text-style-name="P7" draw:layer="Walls" svg:x1="30.9cm" svg:y1="25.15cm" svg:x2="37.2cm" svg:y2="25.15cm">
            <text:p/>
          </draw:line>
          <draw:line draw:style-name="gr31" draw:text-style-name="P7" draw:layer="Walls" svg:x1="29.75cm" svg:y1="27.919cm" svg:x2="29.75cm" svg:y2="23.45cm">
            <text:p/>
          </draw:line>
          <draw:line draw:style-name="gr31" draw:text-style-name="P7" draw:layer="Walls" svg:x1="29.75cm" svg:y1="27.15cm" svg:x2="37cm" svg:y2="27.15cm">
            <text:p/>
          </draw:line>
          <draw:line draw:style-name="gr31" draw:text-style-name="P7" draw:layer="Walls" svg:x1="34.75cm" svg:y1="27.919cm" svg:x2="34.75cm" svg:y2="25.15cm">
            <text:p/>
          </draw:line>
          <draw:line draw:style-name="gr31" draw:text-style-name="P7" draw:layer="Walls" svg:x1="31.3cm" svg:y1="23.45cm" svg:x2="31.3cm" svg:y2="24.45cm">
            <text:p/>
          </draw:line>
          <draw:line draw:style-name="gr31" draw:text-style-name="P7" draw:layer="Walls" svg:x1="30.1cm" svg:y1="25.15cm" svg:x2="29.75cm" svg:y2="25.15cm">
            <text:p/>
          </draw:line>
          <draw:line draw:style-name="gr31" draw:text-style-name="P7" draw:layer="Walls" svg:x1="38.35cm" svg:y1="23.45cm" svg:x2="38cm" svg:y2="23.45cm">
            <text:p/>
          </draw:line>
          <draw:line draw:style-name="gr31" draw:text-style-name="P7" draw:layer="Walls" svg:x1="38.35cm" svg:y1="25.15cm" svg:x2="38cm" svg:y2="25.15cm">
            <text:p/>
          </draw:line>
          <draw:line draw:style-name="gr31" draw:text-style-name="P7" draw:layer="Walls" svg:x1="30.75cm" svg:y1="23.45cm" svg:x2="37.3cm" svg:y2="23.45cm">
            <text:p/>
          </draw:line>
          <draw:line draw:style-name="gr31" draw:text-style-name="P7" draw:layer="Walls" svg:x1="36.65cm" svg:y1="23.45cm" svg:x2="36.65cm" svg:y2="24.45cm">
            <text:p/>
          </draw:line>
          <draw:polygon draw:style-name="gr32" draw:text-style-name="P7" draw:layer="Walls" svg:width="0.899cm" svg:height="2.049cm" svg:x="14.3cm" svg:y="29.5cm" svg:viewBox="0 0 900 2050" draw:points="0,0 900,0 900,1550 550,2000 450,2050 400,2050 350,2000 0,1550">
            <text:p/>
          </draw:polygon>
          <draw:polygon draw:style-name="gr32" draw:text-style-name="P7" draw:layer="Walls" svg:width="0.899cm" svg:height="1.749cm" draw:transform="rotate (-3.14159265358979) translate (42.6cm 9.65cm)" svg:viewBox="0 0 900 1750" draw:points="0,0 900,0 900,1250 550,1700 450,1750 400,1750 350,1700 0,1250">
            <text:p/>
          </draw:polygon>
        </draw:g>
        <draw:line draw:style-name="gr33" draw:text-style-name="P7" draw:layer="Detail" svg:x1="16.45cm" svg:y1="15.236cm" svg:x2="16.8cm" svg:y2="15.236cm">
          <text:p/>
        </draw:line>
        <draw:line draw:style-name="gr33" draw:text-style-name="P7" draw:layer="Detail" svg:x1="17.575cm" svg:y1="13.401cm" svg:x2="17.575cm" svg:y2="15.664cm">
          <text:p/>
        </draw:line>
        <draw:line draw:style-name="gr33" draw:text-style-name="P7" draw:layer="Detail" svg:x1="16.8cm" svg:y1="13.402cm" svg:x2="16.8cm" svg:y2="15.665cm">
          <text:p/>
        </draw:line>
        <draw:line draw:style-name="gr33" draw:text-style-name="P7" draw:layer="Detail" svg:x1="17.576cm" svg:y1="15.301cm" svg:x2="17.9cm" svg:y2="15.301cm">
          <text:p/>
        </draw:line>
        <draw:line draw:style-name="gr33" draw:text-style-name="P7" draw:layer="Detail" svg:x1="17.576cm" svg:y1="14.963cm" svg:x2="17.9cm" svg:y2="14.963cm">
          <text:p/>
        </draw:line>
        <draw:line draw:style-name="gr33" draw:text-style-name="P7" draw:layer="Detail" svg:x1="17.576cm" svg:y1="14.3cm" svg:x2="17.9cm" svg:y2="14.3cm">
          <text:p/>
        </draw:line>
        <draw:line draw:style-name="gr33" draw:text-style-name="P7" draw:layer="Detail" svg:x1="18.407cm" svg:y1="15.665cm" svg:x2="18.407cm" svg:y2="15.314cm">
          <text:p/>
        </draw:line>
        <draw:line draw:style-name="gr33" draw:text-style-name="P7" draw:layer="Detail" svg:x1="17.901cm" svg:y1="15.314cm" svg:x2="18.408cm" svg:y2="15.314cm">
          <text:p/>
        </draw:line>
        <draw:line draw:style-name="gr33" draw:text-style-name="P7" draw:layer="Detail" svg:x1="19.018cm" svg:y1="15.314cm" svg:x2="20.266cm" svg:y2="15.314cm">
          <text:p/>
        </draw:line>
        <draw:line draw:style-name="gr33" draw:text-style-name="P7" draw:layer="Detail" svg:x1="17.9cm" svg:y1="14.677cm" svg:x2="21.462cm" svg:y2="14.677cm">
          <text:p/>
        </draw:line>
        <draw:line draw:style-name="gr33" draw:text-style-name="P7" draw:layer="Detail" svg:x1="20.266cm" svg:y1="15.665cm" svg:x2="20.266cm" svg:y2="15.314cm">
          <text:p/>
        </draw:line>
        <draw:line draw:style-name="gr33" draw:text-style-name="P7" draw:layer="Detail" svg:x1="19.018cm" svg:y1="15.665cm" svg:x2="19.018cm" svg:y2="14.677cm">
          <text:p/>
        </draw:line>
        <draw:line draw:style-name="gr33" draw:text-style-name="P7" draw:layer="Detail" svg:x1="19.876cm" svg:y1="13.286cm" svg:x2="19.876cm" svg:y2="14.677cm">
          <text:p/>
        </draw:line>
        <draw:line draw:style-name="gr33" draw:text-style-name="P7" draw:layer="Detail" svg:x1="19.408cm" svg:y1="13.936cm" svg:x2="19.408cm" svg:y2="13.286cm">
          <text:p/>
        </draw:line>
        <draw:line draw:style-name="gr33" draw:text-style-name="P7" draw:layer="Detail" svg:x1="19.876cm" svg:y1="13.936cm" svg:x2="19.07cm" svg:y2="13.936cm">
          <text:p/>
        </draw:line>
        <draw:line draw:style-name="gr33" draw:text-style-name="P7" draw:layer="Detail" svg:x1="21.02cm" svg:y1="13.286cm" svg:x2="19.408cm" svg:y2="13.286cm">
          <text:p/>
        </draw:line>
        <draw:line draw:style-name="gr33" draw:text-style-name="P7" draw:layer="Detail" svg:x1="18.849cm" svg:y1="13.286cm" svg:x2="17.9cm" svg:y2="13.286cm">
          <text:p/>
        </draw:line>
        <draw:line draw:style-name="gr33" draw:text-style-name="P7" draw:layer="Detail" svg:x1="18.849cm" svg:y1="12.844cm" svg:x2="18.095cm" svg:y2="12.844cm">
          <text:p/>
        </draw:line>
        <draw:line draw:style-name="gr33" draw:text-style-name="P7" draw:layer="Detail" svg:x1="18.849cm" svg:y1="12.389cm" svg:x2="18.095cm" svg:y2="12.389cm">
          <text:p/>
        </draw:line>
        <draw:line draw:style-name="gr33" draw:text-style-name="P7" draw:layer="Detail" svg:x1="18.095cm" svg:y1="11.479cm" svg:x2="19.408cm" svg:y2="11.479cm">
          <text:p/>
        </draw:line>
        <draw:line draw:style-name="gr33" draw:text-style-name="P7" draw:layer="Detail" svg:x1="20.2cm" svg:y1="11.96cm" svg:x2="18.095cm" svg:y2="11.96cm">
          <text:p/>
        </draw:line>
        <draw:line draw:style-name="gr33" draw:text-style-name="P7" draw:layer="Detail" svg:x1="18.095cm" svg:y1="11.48cm" svg:x2="18.095cm" svg:y2="13.287cm">
          <text:p/>
        </draw:line>
        <draw:line draw:style-name="gr33" draw:text-style-name="P7" draw:layer="Detail" svg:x1="21.02cm" svg:y1="12.844cm" svg:x2="19.408cm" svg:y2="12.844cm">
          <text:p/>
        </draw:line>
        <draw:line draw:style-name="gr33" draw:text-style-name="P7" draw:layer="Detail" svg:x1="21.02cm" svg:y1="12.389cm" svg:x2="19.408cm" svg:y2="12.389cm">
          <text:p/>
        </draw:line>
        <draw:line draw:style-name="gr33" draw:text-style-name="P7" draw:layer="Detail" svg:x1="18.849cm" svg:y1="11.96cm" svg:x2="18.849cm" svg:y2="13.286cm">
          <text:p/>
        </draw:line>
        <draw:line draw:style-name="gr33" draw:text-style-name="P7" draw:layer="Detail" svg:x1="19.408cm" svg:y1="11.289cm" svg:x2="19.408cm" svg:y2="13.286cm">
          <text:p/>
        </draw:line>
        <draw:line draw:style-name="gr33" draw:text-style-name="P7" draw:layer="Detail" svg:x1="21.462cm" svg:y1="13.845cm" svg:x2="21.462cm" svg:y2="15.665cm">
          <text:p/>
        </draw:line>
        <draw:line draw:style-name="gr33" draw:text-style-name="P7" draw:layer="Detail" svg:x1="21.462cm" svg:y1="15.496cm" svg:x2="21.072cm" svg:y2="15.496cm">
          <text:p/>
        </draw:line>
        <draw:line draw:style-name="gr33" draw:text-style-name="P7" draw:layer="Detail" svg:x1="21.072cm" svg:y1="15.666cm" svg:x2="21.072cm" svg:y2="15.497cm">
          <text:p/>
        </draw:line>
        <draw:line draw:style-name="gr33" draw:text-style-name="P7" draw:layer="Detail" svg:x1="22.814cm" svg:y1="15.664cm" svg:x2="22.814cm" svg:y2="14.401cm">
          <text:p/>
        </draw:line>
        <draw:line draw:style-name="gr33" draw:text-style-name="P7" draw:layer="Detail" svg:x1="22.333cm" svg:y1="15.665cm" svg:x2="22.333cm" svg:y2="15.418cm">
          <text:p/>
        </draw:line>
        <draw:line draw:style-name="gr33" draw:text-style-name="P7" draw:layer="Detail" svg:x1="22.815cm" svg:y1="15.417cm" svg:x2="22.334cm" svg:y2="15.417cm">
          <text:p/>
        </draw:line>
        <draw:line draw:style-name="gr33" draw:text-style-name="P7" draw:layer="Detail" svg:x1="22.815cm" svg:y1="14.401cm" svg:x2="21.462cm" svg:y2="14.401cm">
          <text:p/>
        </draw:line>
        <draw:line draw:style-name="gr33" draw:text-style-name="P7" draw:layer="Detail" svg:x1="22.359cm" svg:y1="11.908cm" svg:x2="22.359cm" svg:y2="14.401cm">
          <text:p/>
        </draw:line>
        <draw:line draw:style-name="gr33" draw:text-style-name="P7" draw:layer="Detail" svg:x1="22.58cm" svg:y1="12.051cm" svg:x2="22.58cm" svg:y2="14.401cm">
          <text:p/>
        </draw:line>
        <draw:line draw:style-name="gr33" draw:text-style-name="P7" draw:layer="Detail" svg:x1="22.489cm" svg:y1="11.908cm" svg:x2="20.773cm" svg:y2="11.908cm">
          <text:p/>
        </draw:line>
        <draw:line draw:style-name="gr33" draw:text-style-name="P7" draw:layer="Detail" svg:x1="22.489cm" svg:y1="11.909cm" svg:x2="22.489cm" svg:y2="12.052cm">
          <text:p/>
        </draw:line>
        <draw:line draw:style-name="gr33" draw:text-style-name="P7" draw:layer="Detail" svg:x1="22.359cm" svg:y1="13.286cm" svg:x2="21.605cm" svg:y2="13.286cm">
          <text:p/>
        </draw:line>
        <draw:line draw:style-name="gr33" draw:text-style-name="P7" draw:layer="Detail" svg:x1="22.359cm" svg:y1="12.844cm" svg:x2="21.605cm" svg:y2="12.844cm">
          <text:p/>
        </draw:line>
        <draw:line draw:style-name="gr33" draw:text-style-name="P7" draw:layer="Detail" svg:x1="22.359cm" svg:y1="12.389cm" svg:x2="21.605cm" svg:y2="12.389cm">
          <text:p/>
        </draw:line>
        <draw:line draw:style-name="gr33" draw:text-style-name="P7" draw:layer="Detail" svg:x1="21.605cm" svg:y1="11.908cm" svg:x2="21.605cm" svg:y2="13.286cm">
          <text:p/>
        </draw:line>
        <draw:line draw:style-name="gr33" draw:text-style-name="P7" draw:layer="Detail" svg:x1="21.02cm" svg:y1="11.908cm" svg:x2="21.02cm" svg:y2="13.286cm">
          <text:p/>
        </draw:line>
        <draw:line draw:style-name="gr33" draw:text-style-name="P7" draw:layer="Detail" svg:x1="20.773cm" svg:y1="11.909cm" svg:x2="20.773cm" svg:y2="11.289cm">
          <text:p/>
        </draw:line>
        <draw:line draw:style-name="gr33" draw:text-style-name="P7" draw:layer="Detail" svg:x1="21.462cm" svg:y1="13.845cm" svg:x2="20.968cm" svg:y2="13.845cm">
          <text:p/>
        </draw:line>
        <draw:line draw:style-name="gr33" draw:text-style-name="P7" draw:layer="Detail" svg:x1="22.359cm" svg:y1="13.663cm" svg:x2="22.047cm" svg:y2="13.663cm">
          <text:p/>
        </draw:line>
        <draw:line draw:style-name="gr33" draw:text-style-name="P7" draw:layer="Detail" svg:x1="22.359cm" svg:y1="14.04cm" svg:x2="22.047cm" svg:y2="14.04cm">
          <text:p/>
        </draw:line>
        <draw:line draw:style-name="gr33" draw:text-style-name="P7" draw:layer="Detail" svg:x1="23cm" svg:y1="13.091cm" svg:x2="22.58cm" svg:y2="13.091cm">
          <text:p/>
        </draw:line>
        <draw:line draw:style-name="gr33" draw:text-style-name="P7" draw:layer="Detail" svg:x1="23cm" svg:y1="12.48cm" svg:x2="22.58cm" svg:y2="12.48cm">
          <text:p/>
        </draw:line>
        <draw:line draw:style-name="gr33" draw:text-style-name="P7" draw:layer="Detail" svg:x1="23.921cm" svg:y1="11.289cm" svg:x2="23.921cm" svg:y2="12.051cm">
          <text:p/>
        </draw:line>
        <draw:g>
          <draw:g>
            <draw:line draw:style-name="gr33" draw:text-style-name="P7" draw:layer="Detail" svg:x1="16.702cm" svg:y1="12.207cm" svg:x2="16.702cm" svg:y2="13.256cm">
              <text:p/>
            </draw:line>
            <draw:line draw:style-name="gr33" draw:text-style-name="P7" draw:layer="Detail" svg:x1="17.652cm" svg:y1="12.207cm" svg:x2="16.702cm" svg:y2="12.207cm">
              <text:p/>
            </draw:line>
            <draw:line draw:style-name="gr33" draw:text-style-name="P7" draw:layer="Detail" svg:x1="17.652cm" svg:y1="12.208cm" svg:x2="17.652cm" svg:y2="13.257cm">
              <text:p/>
            </draw:line>
            <draw:line draw:style-name="gr33" draw:text-style-name="P7" draw:layer="Detail" svg:x1="17.652cm" svg:y1="12.207cm" svg:x2="16.702cm" svg:y2="13.256cm">
              <text:p/>
            </draw:line>
            <draw:line draw:style-name="gr33" draw:text-style-name="P7" draw:layer="Detail" svg:x1="17.652cm" svg:y1="13.256cm" svg:x2="16.702cm" svg:y2="13.256cm">
              <text:p/>
            </draw:line>
            <draw:line draw:style-name="gr33" draw:text-style-name="P7" draw:layer="Detail" svg:x1="17.652cm" svg:y1="13.256cm" svg:x2="16.702cm" svg:y2="12.207cm">
              <text:p/>
            </draw:line>
          </draw:g>
          <draw:g>
            <draw:line draw:style-name="gr33" draw:text-style-name="P7" draw:layer="Detail" svg:x1="16.827cm" svg:y1="13.25cm" svg:x2="16.827cm" svg:y2="13.357cm">
              <text:p/>
            </draw:line>
            <draw:line draw:style-name="gr33" draw:text-style-name="P7" draw:layer="Detail" svg:x1="17.527cm" svg:y1="13.25cm" svg:x2="17.527cm" svg:y2="13.357cm">
              <text:p/>
            </draw:line>
          </draw:g>
        </draw:g>
        <draw:g>
          <draw:line draw:style-name="gr33" draw:text-style-name="P7" draw:layer="Detail" svg:x1="23.112cm" svg:y1="12.75cm" svg:x2="23.112cm" svg:y2="14.557cm">
            <text:p/>
          </draw:line>
          <draw:line draw:style-name="gr33" draw:text-style-name="P7" draw:layer="Detail" svg:x1="24.562cm" svg:y1="12.75cm" svg:x2="24.562cm" svg:y2="14.557cm">
            <text:p/>
          </draw:line>
          <draw:line draw:style-name="gr33" draw:text-style-name="P7" draw:layer="Detail" svg:x1="24.562cm" svg:y1="12.917cm" svg:x2="23.892cm" svg:y2="12.917cm">
            <text:p/>
          </draw:line>
          <draw:g>
            <draw:line draw:style-name="gr33" draw:text-style-name="P7" draw:layer="Detail" svg:x1="23.772cm" svg:y1="12.917cm" svg:x2="23.772cm" svg:y2="14.267cm">
              <text:p/>
            </draw:line>
            <draw:line draw:style-name="gr33" draw:text-style-name="P7" draw:layer="Detail" svg:x1="23.892cm" svg:y1="12.917cm" svg:x2="23.892cm" svg:y2="14.267cm">
              <text:p/>
            </draw:line>
            <draw:line draw:style-name="gr33" draw:text-style-name="P7" draw:layer="Detail" svg:x1="23.892cm" svg:y1="12.917cm" svg:x2="23.772cm" svg:y2="12.917cm">
              <text:p/>
            </draw:line>
            <draw:line draw:style-name="gr33" draw:text-style-name="P7" draw:layer="Detail" svg:x1="23.892cm" svg:y1="14.267cm" svg:x2="23.772cm" svg:y2="14.267cm">
              <text:p/>
            </draw:line>
          </draw:g>
          <draw:line draw:style-name="gr33" draw:text-style-name="P7" draw:layer="Detail" svg:x1="24.562cm" svg:y1="13.04cm" svg:x2="23.892cm" svg:y2="13.04cm">
            <text:p/>
          </draw:line>
          <draw:line draw:style-name="gr33" draw:text-style-name="P7" draw:layer="Detail" svg:x1="24.562cm" svg:y1="13.162cm" svg:x2="23.892cm" svg:y2="13.162cm">
            <text:p/>
          </draw:line>
          <draw:line draw:style-name="gr33" draw:text-style-name="P7" draw:layer="Detail" svg:x1="24.562cm" svg:y1="13.285cm" svg:x2="23.892cm" svg:y2="13.285cm">
            <text:p/>
          </draw:line>
          <draw:line draw:style-name="gr33" draw:text-style-name="P7" draw:layer="Detail" svg:x1="24.562cm" svg:y1="13.408cm" svg:x2="23.892cm" svg:y2="13.408cm">
            <text:p/>
          </draw:line>
          <draw:line draw:style-name="gr33" draw:text-style-name="P7" draw:layer="Detail" svg:x1="24.562cm" svg:y1="13.531cm" svg:x2="23.892cm" svg:y2="13.531cm">
            <text:p/>
          </draw:line>
          <draw:line draw:style-name="gr33" draw:text-style-name="P7" draw:layer="Detail" svg:x1="24.562cm" svg:y1="13.653cm" svg:x2="23.892cm" svg:y2="13.653cm">
            <text:p/>
          </draw:line>
          <draw:line draw:style-name="gr33" draw:text-style-name="P7" draw:layer="Detail" svg:x1="24.562cm" svg:y1="13.776cm" svg:x2="23.892cm" svg:y2="13.776cm">
            <text:p/>
          </draw:line>
          <draw:line draw:style-name="gr33" draw:text-style-name="P7" draw:layer="Detail" svg:x1="24.562cm" svg:y1="13.899cm" svg:x2="23.892cm" svg:y2="13.899cm">
            <text:p/>
          </draw:line>
          <draw:line draw:style-name="gr33" draw:text-style-name="P7" draw:layer="Detail" svg:x1="24.562cm" svg:y1="14.022cm" svg:x2="23.892cm" svg:y2="14.022cm">
            <text:p/>
          </draw:line>
          <draw:line draw:style-name="gr33" draw:text-style-name="P7" draw:layer="Detail" svg:x1="24.562cm" svg:y1="14.144cm" svg:x2="23.892cm" svg:y2="14.144cm">
            <text:p/>
          </draw:line>
          <draw:line draw:style-name="gr33" draw:text-style-name="P7" draw:layer="Detail" svg:x1="23.782cm" svg:y1="13.04cm" svg:x2="23.112cm" svg:y2="13.04cm">
            <text:p/>
          </draw:line>
          <draw:line draw:style-name="gr33" draw:text-style-name="P7" draw:layer="Detail" svg:x1="23.782cm" svg:y1="13.162cm" svg:x2="23.112cm" svg:y2="13.162cm">
            <text:p/>
          </draw:line>
          <draw:line draw:style-name="gr33" draw:text-style-name="P7" draw:layer="Detail" svg:x1="23.782cm" svg:y1="13.285cm" svg:x2="23.112cm" svg:y2="13.285cm">
            <text:p/>
          </draw:line>
          <draw:line draw:style-name="gr33" draw:text-style-name="P7" draw:layer="Detail" svg:x1="23.782cm" svg:y1="13.408cm" svg:x2="23.112cm" svg:y2="13.408cm">
            <text:p/>
          </draw:line>
          <draw:line draw:style-name="gr33" draw:text-style-name="P7" draw:layer="Detail" svg:x1="23.782cm" svg:y1="13.531cm" svg:x2="23.112cm" svg:y2="13.531cm">
            <text:p/>
          </draw:line>
          <draw:line draw:style-name="gr33" draw:text-style-name="P7" draw:layer="Detail" svg:x1="23.782cm" svg:y1="13.653cm" svg:x2="23.112cm" svg:y2="13.653cm">
            <text:p/>
          </draw:line>
          <draw:line draw:style-name="gr33" draw:text-style-name="P7" draw:layer="Detail" svg:x1="23.782cm" svg:y1="13.776cm" svg:x2="23.112cm" svg:y2="13.776cm">
            <text:p/>
          </draw:line>
          <draw:line draw:style-name="gr33" draw:text-style-name="P7" draw:layer="Detail" svg:x1="23.782cm" svg:y1="13.899cm" svg:x2="23.112cm" svg:y2="13.899cm">
            <text:p/>
          </draw:line>
          <draw:line draw:style-name="gr33" draw:text-style-name="P7" draw:layer="Detail" svg:x1="23.782cm" svg:y1="14.022cm" svg:x2="23.112cm" svg:y2="14.022cm">
            <text:p/>
          </draw:line>
          <draw:line draw:style-name="gr33" draw:text-style-name="P7" draw:layer="Detail" svg:x1="23.782cm" svg:y1="14.267cm" svg:x2="23.112cm" svg:y2="14.267cm">
            <text:p/>
          </draw:line>
          <draw:line draw:style-name="gr33" draw:text-style-name="P7" draw:layer="Detail" svg:x1="23.782cm" svg:y1="14.144cm" svg:x2="23.112cm" svg:y2="14.144cm">
            <text:p/>
          </draw:line>
        </draw:g>
        <draw:g>
          <draw:line draw:style-name="gr33" draw:text-style-name="P7" draw:layer="Detail" svg:x1="14.832cm" svg:y1="12.75cm" svg:x2="14.832cm" svg:y2="14.557cm">
            <text:p/>
          </draw:line>
          <draw:line draw:style-name="gr33" draw:text-style-name="P7" draw:layer="Detail" svg:x1="16.282cm" svg:y1="12.75cm" svg:x2="16.282cm" svg:y2="14.557cm">
            <text:p/>
          </draw:line>
          <draw:line draw:style-name="gr33" draw:text-style-name="P7" draw:layer="Detail" svg:x1="16.282cm" svg:y1="12.917cm" svg:x2="15.612cm" svg:y2="12.917cm">
            <text:p/>
          </draw:line>
          <draw:g>
            <draw:line draw:style-name="gr33" draw:text-style-name="P7" draw:layer="Detail" svg:x1="15.492cm" svg:y1="12.917cm" svg:x2="15.492cm" svg:y2="14.267cm">
              <text:p/>
            </draw:line>
            <draw:line draw:style-name="gr33" draw:text-style-name="P7" draw:layer="Detail" svg:x1="15.612cm" svg:y1="12.917cm" svg:x2="15.612cm" svg:y2="14.267cm">
              <text:p/>
            </draw:line>
            <draw:line draw:style-name="gr33" draw:text-style-name="P7" draw:layer="Detail" svg:x1="15.612cm" svg:y1="12.917cm" svg:x2="15.492cm" svg:y2="12.917cm">
              <text:p/>
            </draw:line>
            <draw:line draw:style-name="gr33" draw:text-style-name="P7" draw:layer="Detail" svg:x1="15.612cm" svg:y1="14.267cm" svg:x2="15.492cm" svg:y2="14.267cm">
              <text:p/>
            </draw:line>
          </draw:g>
          <draw:line draw:style-name="gr33" draw:text-style-name="P7" draw:layer="Detail" svg:x1="16.282cm" svg:y1="13.04cm" svg:x2="15.612cm" svg:y2="13.04cm">
            <text:p/>
          </draw:line>
          <draw:line draw:style-name="gr33" draw:text-style-name="P7" draw:layer="Detail" svg:x1="16.282cm" svg:y1="13.162cm" svg:x2="15.612cm" svg:y2="13.162cm">
            <text:p/>
          </draw:line>
          <draw:line draw:style-name="gr33" draw:text-style-name="P7" draw:layer="Detail" svg:x1="16.282cm" svg:y1="13.285cm" svg:x2="15.612cm" svg:y2="13.285cm">
            <text:p/>
          </draw:line>
          <draw:line draw:style-name="gr33" draw:text-style-name="P7" draw:layer="Detail" svg:x1="16.282cm" svg:y1="13.408cm" svg:x2="15.612cm" svg:y2="13.408cm">
            <text:p/>
          </draw:line>
          <draw:line draw:style-name="gr33" draw:text-style-name="P7" draw:layer="Detail" svg:x1="16.282cm" svg:y1="13.531cm" svg:x2="15.612cm" svg:y2="13.531cm">
            <text:p/>
          </draw:line>
          <draw:line draw:style-name="gr33" draw:text-style-name="P7" draw:layer="Detail" svg:x1="16.282cm" svg:y1="13.653cm" svg:x2="15.612cm" svg:y2="13.653cm">
            <text:p/>
          </draw:line>
          <draw:line draw:style-name="gr33" draw:text-style-name="P7" draw:layer="Detail" svg:x1="16.282cm" svg:y1="13.776cm" svg:x2="15.612cm" svg:y2="13.776cm">
            <text:p/>
          </draw:line>
          <draw:line draw:style-name="gr33" draw:text-style-name="P7" draw:layer="Detail" svg:x1="16.282cm" svg:y1="13.899cm" svg:x2="15.612cm" svg:y2="13.899cm">
            <text:p/>
          </draw:line>
          <draw:line draw:style-name="gr33" draw:text-style-name="P7" draw:layer="Detail" svg:x1="16.282cm" svg:y1="14.022cm" svg:x2="15.612cm" svg:y2="14.022cm">
            <text:p/>
          </draw:line>
          <draw:line draw:style-name="gr33" draw:text-style-name="P7" draw:layer="Detail" svg:x1="16.282cm" svg:y1="14.144cm" svg:x2="15.612cm" svg:y2="14.144cm">
            <text:p/>
          </draw:line>
          <draw:line draw:style-name="gr33" draw:text-style-name="P7" draw:layer="Detail" svg:x1="15.502cm" svg:y1="13.04cm" svg:x2="14.832cm" svg:y2="13.04cm">
            <text:p/>
          </draw:line>
          <draw:line draw:style-name="gr33" draw:text-style-name="P7" draw:layer="Detail" svg:x1="15.502cm" svg:y1="13.162cm" svg:x2="14.832cm" svg:y2="13.162cm">
            <text:p/>
          </draw:line>
          <draw:line draw:style-name="gr33" draw:text-style-name="P7" draw:layer="Detail" svg:x1="15.502cm" svg:y1="13.285cm" svg:x2="14.832cm" svg:y2="13.285cm">
            <text:p/>
          </draw:line>
          <draw:line draw:style-name="gr33" draw:text-style-name="P7" draw:layer="Detail" svg:x1="15.502cm" svg:y1="13.408cm" svg:x2="14.832cm" svg:y2="13.408cm">
            <text:p/>
          </draw:line>
          <draw:line draw:style-name="gr33" draw:text-style-name="P7" draw:layer="Detail" svg:x1="15.502cm" svg:y1="13.531cm" svg:x2="14.832cm" svg:y2="13.531cm">
            <text:p/>
          </draw:line>
          <draw:line draw:style-name="gr33" draw:text-style-name="P7" draw:layer="Detail" svg:x1="15.502cm" svg:y1="13.653cm" svg:x2="14.832cm" svg:y2="13.653cm">
            <text:p/>
          </draw:line>
          <draw:line draw:style-name="gr33" draw:text-style-name="P7" draw:layer="Detail" svg:x1="15.502cm" svg:y1="13.776cm" svg:x2="14.832cm" svg:y2="13.776cm">
            <text:p/>
          </draw:line>
          <draw:line draw:style-name="gr33" draw:text-style-name="P7" draw:layer="Detail" svg:x1="15.502cm" svg:y1="13.899cm" svg:x2="14.832cm" svg:y2="13.899cm">
            <text:p/>
          </draw:line>
          <draw:line draw:style-name="gr33" draw:text-style-name="P7" draw:layer="Detail" svg:x1="15.502cm" svg:y1="14.022cm" svg:x2="14.832cm" svg:y2="14.022cm">
            <text:p/>
          </draw:line>
          <draw:line draw:style-name="gr33" draw:text-style-name="P7" draw:layer="Detail" svg:x1="15.502cm" svg:y1="14.267cm" svg:x2="14.832cm" svg:y2="14.267cm">
            <text:p/>
          </draw:line>
          <draw:line draw:style-name="gr33" draw:text-style-name="P7" draw:layer="Detail" svg:x1="15.502cm" svg:y1="14.144cm" svg:x2="14.832cm" svg:y2="14.144cm">
            <text:p/>
          </draw:line>
        </draw:g>
        <draw:line draw:style-name="gr33" draw:text-style-name="P7" draw:layer="Detail" svg:x1="30.1cm" svg:y1="25.801cm" svg:x2="30.1cm" svg:y2="23.451cm">
          <text:p/>
        </draw:line>
        <draw:line draw:style-name="gr33" draw:text-style-name="P7" draw:layer="Detail" svg:x1="29.75cm" svg:y1="23.901cm" svg:x2="30.1cm" svg:y2="23.901cm">
          <text:p/>
        </draw:line>
        <draw:line draw:style-name="gr33" draw:text-style-name="P7" draw:layer="Detail" svg:x1="30.95cm" svg:y1="25.151cm" svg:x2="30.95cm" svg:y2="27.151cm">
          <text:p/>
        </draw:line>
        <draw:line draw:style-name="gr33" draw:text-style-name="P7" draw:layer="Detail" svg:x1="29.75cm" svg:y1="25.801cm" svg:x2="30.95cm" svg:y2="25.801cm">
          <text:p/>
        </draw:line>
        <draw:line draw:style-name="gr33" draw:text-style-name="P7" draw:layer="Detail" svg:x1="34.2cm" svg:y1="26.351cm" svg:x2="30.95cm" svg:y2="26.351cm">
          <text:p/>
        </draw:line>
        <draw:line draw:style-name="gr33" draw:text-style-name="P7" draw:layer="Detail" svg:x1="31.15cm" svg:y1="26.351cm" svg:x2="31.15cm" svg:y2="27.151cm">
          <text:p/>
        </draw:line>
        <draw:line draw:style-name="gr33" draw:text-style-name="P7" draw:layer="Detail" svg:x1="31.6cm" svg:y1="26.351cm" svg:x2="31.6cm" svg:y2="27.151cm">
          <text:p/>
        </draw:line>
        <draw:line draw:style-name="gr33" draw:text-style-name="P7" draw:layer="Detail" svg:x1="32.05cm" svg:y1="26.351cm" svg:x2="32.05cm" svg:y2="27.151cm">
          <text:p/>
        </draw:line>
        <draw:line draw:style-name="gr33" draw:text-style-name="P7" draw:layer="Detail" svg:x1="32.45cm" svg:y1="26.356cm" svg:x2="32.45cm" svg:y2="27.156cm">
          <text:p/>
        </draw:line>
        <draw:line draw:style-name="gr33" draw:text-style-name="P7" draw:layer="Detail" svg:x1="32.9cm" svg:y1="26.351cm" svg:x2="32.9cm" svg:y2="27.151cm">
          <text:p/>
        </draw:line>
        <draw:line draw:style-name="gr33" draw:text-style-name="P7" draw:layer="Detail" svg:x1="33.35cm" svg:y1="26.356cm" svg:x2="33.35cm" svg:y2="27.156cm">
          <text:p/>
        </draw:line>
        <draw:line draw:style-name="gr33" draw:text-style-name="P7" draw:layer="Detail" svg:x1="33.75cm" svg:y1="26.351cm" svg:x2="33.75cm" svg:y2="27.151cm">
          <text:p/>
        </draw:line>
        <draw:line draw:style-name="gr33" draw:text-style-name="P7" draw:layer="Detail" svg:x1="34.2cm" svg:y1="25.151cm" svg:x2="34.2cm" svg:y2="27.151cm">
          <text:p/>
        </draw:line>
        <draw:line draw:style-name="gr33" draw:text-style-name="P7" draw:layer="Detail" svg:x1="32.4cm" svg:y1="25.701cm" svg:x2="31.55cm" svg:y2="25.701cm">
          <text:p/>
        </draw:line>
        <draw:line draw:style-name="gr33" draw:text-style-name="P7" draw:layer="Detail" svg:x1="31.55cm" svg:y1="25.151cm" svg:x2="31.55cm" svg:y2="25.701cm">
          <text:p/>
        </draw:line>
        <draw:line draw:style-name="gr33" draw:text-style-name="P7" draw:layer="Detail" svg:x1="32.4cm" svg:y1="25.151cm" svg:x2="32.4cm" svg:y2="25.701cm">
          <text:p/>
        </draw:line>
        <draw:line draw:style-name="gr33" draw:text-style-name="P7" draw:layer="Detail" svg:x1="30.75cm" svg:y1="24.201cm" svg:x2="31.3cm" svg:y2="24.201cm">
          <text:p/>
        </draw:line>
        <draw:line draw:style-name="gr33" draw:text-style-name="P7" draw:layer="Detail" svg:x1="30.75cm" svg:y1="24.201cm" svg:x2="30.75cm" svg:y2="23.451cm">
          <text:p/>
        </draw:line>
        <draw:line draw:style-name="gr33" draw:text-style-name="P7" draw:layer="Detail" svg:x1="35.25cm" svg:y1="25.151cm" svg:x2="35.25cm" svg:y2="27.151cm">
          <text:p/>
        </draw:line>
        <draw:line draw:style-name="gr33" draw:text-style-name="P7" draw:layer="Detail" svg:x1="35.25cm" svg:y1="25.851cm" svg:x2="34.2cm" svg:y2="25.851cm">
          <text:p/>
        </draw:line>
        <draw:line draw:style-name="gr33" draw:text-style-name="P7" draw:layer="Detail" svg:x1="35.65cm" svg:y1="26.351cm" svg:x2="35.65cm" svg:y2="27.151cm">
          <text:p/>
        </draw:line>
        <draw:line draw:style-name="gr33" draw:text-style-name="P7" draw:layer="Detail" svg:x1="36.1cm" svg:y1="26.351cm" svg:x2="36.1cm" svg:y2="27.151cm">
          <text:p/>
        </draw:line>
        <draw:line draw:style-name="gr33" draw:text-style-name="P7" draw:layer="Detail" svg:x1="37cm" svg:y1="26.351cm" svg:x2="35.25cm" svg:y2="26.351cm">
          <text:p/>
        </draw:line>
        <draw:line draw:style-name="gr33" draw:text-style-name="P7" draw:layer="Detail" svg:x1="36.55cm" svg:y1="26.351cm" svg:x2="36.55cm" svg:y2="27.151cm">
          <text:p/>
        </draw:line>
        <draw:line draw:style-name="gr33" draw:text-style-name="P7" draw:layer="Detail" svg:x1="37cm" svg:y1="26.351cm" svg:x2="37cm" svg:y2="27.151cm">
          <text:p/>
        </draw:line>
        <draw:line draw:style-name="gr33" draw:text-style-name="P7" draw:layer="Detail" svg:x1="35.6cm" svg:y1="25.351cm" svg:x2="35.6cm" svg:y2="25.701cm">
          <text:p/>
        </draw:line>
        <draw:line draw:style-name="gr33" draw:text-style-name="P7" draw:layer="Detail" svg:x1="35.95cm" svg:y1="25.351cm" svg:x2="35.95cm" svg:y2="25.701cm">
          <text:p/>
        </draw:line>
        <draw:line draw:style-name="gr33" draw:text-style-name="P7" draw:layer="Detail" svg:x1="36.35cm" svg:y1="25.351cm" svg:x2="35.25cm" svg:y2="25.351cm">
          <text:p/>
        </draw:line>
        <draw:line draw:style-name="gr33" draw:text-style-name="P7" draw:layer="Detail" svg:x1="36.35cm" svg:y1="25.151cm" svg:x2="36.35cm" svg:y2="25.701cm">
          <text:p/>
        </draw:line>
        <draw:line draw:style-name="gr33" draw:text-style-name="P7" draw:layer="Detail" svg:x1="36.55cm" svg:y1="25.151cm" svg:x2="36.55cm" svg:y2="25.701cm">
          <text:p/>
        </draw:line>
        <draw:line draw:style-name="gr33" draw:text-style-name="P7" draw:layer="Detail" svg:x1="36.55cm" svg:y1="25.701cm" svg:x2="36.35cm" svg:y2="25.701cm">
          <text:p/>
        </draw:line>
        <draw:line draw:style-name="gr33" draw:text-style-name="P7" draw:layer="Detail" svg:x1="37.15cm" svg:y1="25.751cm" svg:x2="37.15cm" svg:y2="25.151cm">
          <text:p/>
        </draw:line>
        <draw:line draw:style-name="gr33" draw:text-style-name="P7" draw:layer="Detail" svg:x1="37.15cm" svg:y1="25.751cm" svg:x2="38.35cm" svg:y2="25.751cm">
          <text:p/>
        </draw:line>
        <draw:line draw:style-name="gr33" draw:text-style-name="P7" draw:layer="Detail" svg:x1="38cm" svg:y1="25.751cm" svg:x2="38cm" svg:y2="23.451cm">
          <text:p/>
        </draw:line>
        <draw:line draw:style-name="gr33" draw:text-style-name="P7" draw:layer="Detail" svg:x1="36.65cm" svg:y1="24.201cm" svg:x2="37.2cm" svg:y2="24.201cm">
          <text:p/>
        </draw:line>
        <draw:line draw:style-name="gr33" draw:text-style-name="P7" draw:layer="Detail" svg:x1="37.2cm" svg:y1="24.201cm" svg:x2="37.2cm" svg:y2="23.451cm">
          <text:p/>
        </draw:line>
        <draw:g>
          <draw:g>
            <draw:line draw:style-name="gr33" draw:text-style-name="P7" draw:layer="Detail" svg:x1="32.692cm" svg:y1="24.201cm" svg:x2="32.692cm" svg:y2="23.551cm">
              <text:p/>
            </draw:line>
            <draw:line draw:style-name="gr33" draw:text-style-name="P7" draw:layer="Detail" svg:x1="32.808cm" svg:y1="24.201cm" svg:x2="32.808cm" svg:y2="23.551cm">
              <text:p/>
            </draw:line>
            <draw:line draw:style-name="gr33" draw:text-style-name="P7" draw:layer="Detail" svg:x1="32.925cm" svg:y1="24.201cm" svg:x2="32.925cm" svg:y2="23.551cm">
              <text:p/>
            </draw:line>
            <draw:line draw:style-name="gr33" draw:text-style-name="P7" draw:layer="Detail" svg:x1="33.042cm" svg:y1="24.201cm" svg:x2="33.042cm" svg:y2="23.551cm">
              <text:p/>
            </draw:line>
            <draw:line draw:style-name="gr33" draw:text-style-name="P7" draw:layer="Detail" svg:x1="33.158cm" svg:y1="24.201cm" svg:x2="33.158cm" svg:y2="23.551cm">
              <text:p/>
            </draw:line>
            <draw:line draw:style-name="gr33" draw:text-style-name="P7" draw:layer="Detail" svg:x1="33.275cm" svg:y1="24.201cm" svg:x2="33.275cm" svg:y2="23.551cm">
              <text:p/>
            </draw:line>
            <draw:line draw:style-name="gr33" draw:text-style-name="P7" draw:layer="Detail" svg:x1="33.392cm" svg:y1="24.201cm" svg:x2="33.392cm" svg:y2="23.551cm">
              <text:p/>
            </draw:line>
            <draw:line draw:style-name="gr33" draw:text-style-name="P7" draw:layer="Detail" svg:x1="33.508cm" svg:y1="24.201cm" svg:x2="33.508cm" svg:y2="23.551cm">
              <text:p/>
            </draw:line>
            <draw:line draw:style-name="gr33" draw:text-style-name="P7" draw:layer="Detail" svg:x1="33.625cm" svg:y1="24.201cm" svg:x2="33.625cm" svg:y2="23.551cm">
              <text:p/>
            </draw:line>
            <draw:line draw:style-name="gr33" draw:text-style-name="P7" draw:layer="Detail" svg:x1="33.742cm" svg:y1="24.201cm" svg:x2="33.742cm" svg:y2="23.551cm">
              <text:p/>
            </draw:line>
            <draw:line draw:style-name="gr33" draw:text-style-name="P7" draw:layer="Detail" svg:x1="33.858cm" svg:y1="24.201cm" svg:x2="33.858cm" svg:y2="23.551cm">
              <text:p/>
            </draw:line>
            <draw:line draw:style-name="gr33" draw:text-style-name="P7" draw:layer="Detail" svg:x1="33.975cm" svg:y1="24.201cm" svg:x2="33.975cm" svg:y2="23.551cm">
              <text:p/>
            </draw:line>
            <draw:line draw:style-name="gr33" draw:text-style-name="P7" draw:layer="Detail" svg:x1="34.092cm" svg:y1="24.201cm" svg:x2="34.092cm" svg:y2="23.551cm">
              <text:p/>
            </draw:line>
            <draw:line draw:style-name="gr33" draw:text-style-name="P7" draw:layer="Detail" svg:x1="34.208cm" svg:y1="24.201cm" svg:x2="34.208cm" svg:y2="23.551cm">
              <text:p/>
            </draw:line>
            <draw:line draw:style-name="gr33" draw:text-style-name="P7" draw:layer="Detail" svg:x1="34.325cm" svg:y1="24.201cm" svg:x2="34.325cm" svg:y2="23.551cm">
              <text:p/>
            </draw:line>
            <draw:line draw:style-name="gr33" draw:text-style-name="P7" draw:layer="Detail" svg:x1="34.442cm" svg:y1="24.201cm" svg:x2="34.442cm" svg:y2="23.551cm">
              <text:p/>
            </draw:line>
            <draw:line draw:style-name="gr33" draw:text-style-name="P7" draw:layer="Detail" svg:x1="34.558cm" svg:y1="24.201cm" svg:x2="34.558cm" svg:y2="23.551cm">
              <text:p/>
            </draw:line>
            <draw:line draw:style-name="gr33" draw:text-style-name="P7" draw:layer="Detail" svg:x1="34.675cm" svg:y1="24.201cm" svg:x2="34.675cm" svg:y2="23.551cm">
              <text:p/>
            </draw:line>
            <draw:line draw:style-name="gr33" draw:text-style-name="P7" draw:layer="Detail" svg:x1="34.792cm" svg:y1="24.201cm" svg:x2="34.792cm" svg:y2="23.551cm">
              <text:p/>
            </draw:line>
            <draw:line draw:style-name="gr33" draw:text-style-name="P7" draw:layer="Detail" svg:x1="34.908cm" svg:y1="24.201cm" svg:x2="34.908cm" svg:y2="23.551cm">
              <text:p/>
            </draw:line>
            <draw:line draw:style-name="gr33" draw:text-style-name="P7" draw:layer="Detail" svg:x1="35.025cm" svg:y1="24.201cm" svg:x2="35.025cm" svg:y2="23.551cm">
              <text:p/>
            </draw:line>
            <draw:line draw:style-name="gr33" draw:text-style-name="P7" draw:layer="Detail" svg:x1="35.142cm" svg:y1="24.201cm" svg:x2="35.142cm" svg:y2="23.551cm">
              <text:p/>
            </draw:line>
            <draw:line draw:style-name="gr33" draw:text-style-name="P7" draw:layer="Detail" svg:x1="35.258cm" svg:y1="24.201cm" svg:x2="35.258cm" svg:y2="23.551cm">
              <text:p/>
            </draw:line>
            <draw:line draw:style-name="gr33" draw:text-style-name="P7" draw:layer="Detail" svg:x1="35.375cm" svg:y1="24.201cm" svg:x2="35.375cm" svg:y2="23.551cm">
              <text:p/>
            </draw:line>
            <draw:line draw:style-name="gr33" draw:text-style-name="P7" draw:layer="Detail" svg:x1="32.575cm" svg:y1="25.051cm" svg:x2="32.575cm" svg:y2="24.401cm">
              <text:p/>
            </draw:line>
            <draw:line draw:style-name="gr33" draw:text-style-name="P7" draw:layer="Detail" svg:x1="32.692cm" svg:y1="25.051cm" svg:x2="32.692cm" svg:y2="24.401cm">
              <text:p/>
            </draw:line>
            <draw:line draw:style-name="gr33" draw:text-style-name="P7" draw:layer="Detail" svg:x1="32.808cm" svg:y1="25.051cm" svg:x2="32.808cm" svg:y2="24.401cm">
              <text:p/>
            </draw:line>
            <draw:line draw:style-name="gr33" draw:text-style-name="P7" draw:layer="Detail" svg:x1="32.925cm" svg:y1="25.051cm" svg:x2="32.925cm" svg:y2="24.401cm">
              <text:p/>
            </draw:line>
            <draw:line draw:style-name="gr33" draw:text-style-name="P7" draw:layer="Detail" svg:x1="33.042cm" svg:y1="25.051cm" svg:x2="33.042cm" svg:y2="24.401cm">
              <text:p/>
            </draw:line>
            <draw:line draw:style-name="gr33" draw:text-style-name="P7" draw:layer="Detail" svg:x1="33.158cm" svg:y1="25.051cm" svg:x2="33.158cm" svg:y2="24.401cm">
              <text:p/>
            </draw:line>
            <draw:line draw:style-name="gr33" draw:text-style-name="P7" draw:layer="Detail" svg:x1="33.275cm" svg:y1="25.051cm" svg:x2="33.275cm" svg:y2="24.401cm">
              <text:p/>
            </draw:line>
            <draw:line draw:style-name="gr33" draw:text-style-name="P7" draw:layer="Detail" svg:x1="33.392cm" svg:y1="25.051cm" svg:x2="33.392cm" svg:y2="24.401cm">
              <text:p/>
            </draw:line>
            <draw:line draw:style-name="gr33" draw:text-style-name="P7" draw:layer="Detail" svg:x1="33.508cm" svg:y1="25.051cm" svg:x2="33.508cm" svg:y2="24.401cm">
              <text:p/>
            </draw:line>
            <draw:line draw:style-name="gr33" draw:text-style-name="P7" draw:layer="Detail" svg:x1="33.625cm" svg:y1="25.051cm" svg:x2="33.625cm" svg:y2="24.401cm">
              <text:p/>
            </draw:line>
            <draw:line draw:style-name="gr33" draw:text-style-name="P7" draw:layer="Detail" svg:x1="33.742cm" svg:y1="25.051cm" svg:x2="33.742cm" svg:y2="24.401cm">
              <text:p/>
            </draw:line>
            <draw:line draw:style-name="gr33" draw:text-style-name="P7" draw:layer="Detail" svg:x1="33.858cm" svg:y1="25.051cm" svg:x2="33.858cm" svg:y2="24.401cm">
              <text:p/>
            </draw:line>
            <draw:line draw:style-name="gr33" draw:text-style-name="P7" draw:layer="Detail" svg:x1="33.975cm" svg:y1="25.051cm" svg:x2="33.975cm" svg:y2="24.401cm">
              <text:p/>
            </draw:line>
            <draw:line draw:style-name="gr33" draw:text-style-name="P7" draw:layer="Detail" svg:x1="34.092cm" svg:y1="25.051cm" svg:x2="34.092cm" svg:y2="24.401cm">
              <text:p/>
            </draw:line>
            <draw:line draw:style-name="gr33" draw:text-style-name="P7" draw:layer="Detail" svg:x1="34.208cm" svg:y1="25.051cm" svg:x2="34.208cm" svg:y2="24.401cm">
              <text:p/>
            </draw:line>
            <draw:line draw:style-name="gr33" draw:text-style-name="P7" draw:layer="Detail" svg:x1="34.325cm" svg:y1="25.051cm" svg:x2="34.325cm" svg:y2="24.401cm">
              <text:p/>
            </draw:line>
            <draw:line draw:style-name="gr33" draw:text-style-name="P7" draw:layer="Detail" svg:x1="34.442cm" svg:y1="25.051cm" svg:x2="34.442cm" svg:y2="24.401cm">
              <text:p/>
            </draw:line>
            <draw:line draw:style-name="gr33" draw:text-style-name="P7" draw:layer="Detail" svg:x1="34.558cm" svg:y1="25.051cm" svg:x2="34.558cm" svg:y2="24.401cm">
              <text:p/>
            </draw:line>
            <draw:line draw:style-name="gr33" draw:text-style-name="P7" draw:layer="Detail" svg:x1="34.675cm" svg:y1="25.051cm" svg:x2="34.675cm" svg:y2="24.401cm">
              <text:p/>
            </draw:line>
            <draw:line draw:style-name="gr33" draw:text-style-name="P7" draw:layer="Detail" svg:x1="34.792cm" svg:y1="25.051cm" svg:x2="34.792cm" svg:y2="24.401cm">
              <text:p/>
            </draw:line>
            <draw:line draw:style-name="gr33" draw:text-style-name="P7" draw:layer="Detail" svg:x1="34.908cm" svg:y1="25.051cm" svg:x2="34.908cm" svg:y2="24.401cm">
              <text:p/>
            </draw:line>
            <draw:line draw:style-name="gr33" draw:text-style-name="P7" draw:layer="Detail" svg:x1="35.025cm" svg:y1="25.051cm" svg:x2="35.025cm" svg:y2="24.401cm">
              <text:p/>
            </draw:line>
            <draw:line draw:style-name="gr33" draw:text-style-name="P7" draw:layer="Detail" svg:x1="35.142cm" svg:y1="25.051cm" svg:x2="35.142cm" svg:y2="24.401cm">
              <text:p/>
            </draw:line>
            <draw:line draw:style-name="gr33" draw:text-style-name="P7" draw:layer="Detail" svg:x1="35.258cm" svg:y1="25.051cm" svg:x2="35.258cm" svg:y2="24.401cm">
              <text:p/>
            </draw:line>
            <draw:line draw:style-name="gr33" draw:text-style-name="P7" draw:layer="Detail" svg:x1="35.375cm" svg:y1="25.051cm" svg:x2="35.375cm" svg:y2="24.401cm">
              <text:p/>
            </draw:line>
            <draw:line draw:style-name="gr33" draw:text-style-name="P7" draw:layer="Detail" svg:x1="32.575cm" svg:y1="24.201cm" svg:x2="32.575cm" svg:y2="23.551cm">
              <text:p/>
            </draw:line>
          </draw:g>
          <draw:g>
            <draw:line draw:style-name="gr33" draw:text-style-name="P7" draw:layer="Detail" svg:x1="32.3cm" svg:y1="23.551cm" svg:x2="35.65cm" svg:y2="23.551cm">
              <text:p/>
            </draw:line>
            <draw:line draw:style-name="gr33" draw:text-style-name="P7" draw:layer="Detail" svg:x1="32.3cm" svg:y1="25.051cm" svg:x2="35.65cm" svg:y2="25.051cm">
              <text:p/>
            </draw:line>
          </draw:g>
          <draw:g>
            <draw:line draw:style-name="gr33" draw:text-style-name="P7" draw:layer="Detail" svg:x1="32.4cm" svg:y1="24.201cm" svg:x2="35.55cm" svg:y2="24.201cm">
              <text:p/>
            </draw:line>
            <draw:line draw:style-name="gr33" draw:text-style-name="P7" draw:layer="Detail" svg:x1="32.4cm" svg:y1="24.401cm" svg:x2="35.55cm" svg:y2="24.401cm">
              <text:p/>
            </draw:line>
            <draw:line draw:style-name="gr33" draw:text-style-name="P7" draw:layer="Detail" svg:x1="32.4cm" svg:y1="24.201cm" svg:x2="32.4cm" svg:y2="24.401cm">
              <text:p/>
            </draw:line>
            <draw:line draw:style-name="gr33" draw:text-style-name="P7" draw:layer="Detail" svg:x1="35.55cm" svg:y1="24.201cm" svg:x2="35.55cm" svg:y2="24.401cm">
              <text:p/>
            </draw:line>
          </draw:g>
        </draw:g>
        <draw:line draw:style-name="gr33" draw:text-style-name="P7" draw:layer="Detail" svg:x1="36.65cm" svg:y1="25.151cm" svg:x2="36.65cm" svg:y2="24.451cm">
          <text:p/>
        </draw:line>
        <draw:line draw:style-name="gr33" draw:text-style-name="P7" draw:layer="Detail" svg:x1="30.05cm" svg:y1="27.151cm" svg:x2="30.05cm" svg:y2="27.92cm">
          <text:p/>
        </draw:line>
        <draw:line draw:style-name="gr33" draw:text-style-name="P7" draw:layer="Detail" svg:x1="32.5cm" svg:y1="27.151cm" svg:x2="32.5cm" svg:y2="27.92cm">
          <text:p/>
        </draw:line>
        <draw:line draw:style-name="gr33" draw:text-style-name="P7" draw:layer="Detail" svg:x1="35.15cm" svg:y1="27.151cm" svg:x2="35.15cm" svg:y2="27.92cm">
          <text:p/>
        </draw:line>
        <draw:line draw:style-name="gr33" draw:text-style-name="P7" draw:layer="Detail" svg:x1="36.7cm" svg:y1="27.151cm" svg:x2="36.7cm" svg:y2="27.92cm">
          <text:p/>
        </draw:line>
        <draw:line draw:style-name="gr33" draw:text-style-name="P7" draw:layer="Detail" svg:x1="29.75cm" svg:y1="27.201cm" svg:x2="38.35cm" svg:y2="27.201cm">
          <text:p/>
        </draw:line>
        <draw:line draw:style-name="gr33" draw:text-style-name="P7" draw:layer="Detail" svg:x1="31.3cm" svg:y1="25.151cm" svg:x2="31.3cm" svg:y2="24.451cm">
          <text:p/>
        </draw:line>
        <draw:line draw:style-name="gr33" draw:text-style-name="P7" draw:layer="Detail" svg:x1="38cm" svg:y1="23.901cm" svg:x2="38.35cm" svg:y2="23.901cm">
          <text:p/>
        </draw:line>
        <draw:line draw:style-name="gr33" draw:text-style-name="P7" draw:layer="Detail" svg:x1="38cm" svg:y1="24.701cm" svg:x2="38.35cm" svg:y2="24.701cm">
          <text:p/>
        </draw:line>
        <draw:line draw:style-name="gr33" draw:text-style-name="P7" draw:layer="Detail" svg:x1="30.159cm" svg:y1="21.71cm" svg:x2="29.743cm" svg:y2="21.71cm">
          <text:p/>
        </draw:line>
        <draw:line draw:style-name="gr33" draw:text-style-name="P7" draw:layer="Detail" svg:x1="29.743cm" svg:y1="20.996cm" svg:x2="29.743cm" svg:y2="21.711cm">
          <text:p/>
        </draw:line>
        <draw:line draw:style-name="gr33" draw:text-style-name="P7" draw:layer="Detail" svg:x1="32.629cm" svg:y1="20.996cm" svg:x2="32.629cm" svg:y2="21.711cm">
          <text:p/>
        </draw:line>
        <draw:line draw:style-name="gr33" draw:text-style-name="P7" draw:layer="Detail" svg:x1="31.576cm" svg:y1="21.71cm" svg:x2="30.796cm" svg:y2="21.71cm">
          <text:p/>
        </draw:line>
        <draw:line draw:style-name="gr33" draw:text-style-name="P7" draw:layer="Detail" svg:x1="33.019cm" svg:y1="21.71cm" svg:x2="32.239cm" svg:y2="21.71cm">
          <text:p/>
        </draw:line>
        <draw:line draw:style-name="gr33" draw:text-style-name="P7" draw:layer="Detail" svg:x1="31.212cm" svg:y1="20.618cm" svg:x2="31.212cm" svg:y2="21.711cm">
          <text:p/>
        </draw:line>
        <draw:line draw:style-name="gr33" draw:text-style-name="P7" draw:layer="Detail" svg:x1="35.476cm" svg:y1="20.996cm" svg:x2="35.476cm" svg:y2="21.711cm">
          <text:p/>
        </draw:line>
        <draw:line draw:style-name="gr33" draw:text-style-name="P7" draw:layer="Detail" svg:x1="34.462cm" svg:y1="21.71cm" svg:x2="33.682cm" svg:y2="21.71cm">
          <text:p/>
        </draw:line>
        <draw:line draw:style-name="gr33" draw:text-style-name="P7" draw:layer="Detail" svg:x1="35.905cm" svg:y1="21.71cm" svg:x2="35.125cm" svg:y2="21.71cm">
          <text:p/>
        </draw:line>
        <draw:line draw:style-name="gr33" draw:text-style-name="P7" draw:layer="Detail" svg:x1="34.046cm" svg:y1="20.618cm" svg:x2="34.046cm" svg:y2="21.711cm">
          <text:p/>
        </draw:line>
        <draw:line draw:style-name="gr33" draw:text-style-name="P7" draw:layer="Detail" svg:x1="37.296cm" svg:y1="21.71cm" svg:x2="36.516cm" svg:y2="21.71cm">
          <text:p/>
        </draw:line>
        <draw:line draw:style-name="gr33" draw:text-style-name="P7" draw:layer="Detail" svg:x1="36.906cm" svg:y1="20.618cm" svg:x2="36.906cm" svg:y2="21.711cm">
          <text:p/>
        </draw:line>
        <draw:line draw:style-name="gr33" draw:text-style-name="P7" draw:layer="Detail" svg:x1="38.375cm" svg:y1="21.711cm" svg:x2="37.959cm" svg:y2="21.711cm">
          <text:p/>
        </draw:line>
        <draw:line draw:style-name="gr33" draw:text-style-name="P7" draw:layer="Detail" svg:x1="38.375cm" svg:y1="20.997cm" svg:x2="38.375cm" svg:y2="21.712cm">
          <text:p/>
        </draw:line>
        <draw:g>
          <draw:line draw:style-name="gr33" draw:text-style-name="P7" draw:layer="Detail" svg:x1="29.99cm" svg:y1="20.527cm" svg:x2="29.99cm" svg:y2="21.554cm">
            <text:p/>
          </draw:line>
          <draw:line draw:style-name="gr33" draw:text-style-name="P7" draw:layer="Detail" svg:x1="30.978cm" svg:y1="20.527cm" svg:x2="29.99cm" svg:y2="20.527cm">
            <text:p/>
          </draw:line>
          <draw:line draw:style-name="gr33" draw:text-style-name="P7" draw:layer="Detail" svg:x1="30.978cm" svg:y1="20.528cm" svg:x2="30.978cm" svg:y2="21.555cm">
            <text:p/>
          </draw:line>
          <draw:line draw:style-name="gr33" draw:text-style-name="P7" draw:layer="Detail" svg:x1="30.978cm" svg:y1="20.527cm" svg:x2="29.99cm" svg:y2="21.554cm">
            <text:p/>
          </draw:line>
          <draw:line draw:style-name="gr33" draw:text-style-name="P7" draw:layer="Detail" svg:x1="30.978cm" svg:y1="21.554cm" svg:x2="29.99cm" svg:y2="21.554cm">
            <text:p/>
          </draw:line>
          <draw:line draw:style-name="gr33" draw:text-style-name="P7" draw:layer="Detail" svg:x1="30.978cm" svg:y1="21.554cm" svg:x2="29.99cm" svg:y2="20.527cm">
            <text:p/>
          </draw:line>
        </draw:g>
        <draw:g>
          <draw:line draw:style-name="gr33" draw:text-style-name="P7" draw:layer="Detail" svg:x1="31.433cm" svg:y1="20.527cm" svg:x2="31.433cm" svg:y2="21.554cm">
            <text:p/>
          </draw:line>
          <draw:line draw:style-name="gr33" draw:text-style-name="P7" draw:layer="Detail" svg:x1="32.421cm" svg:y1="20.527cm" svg:x2="31.433cm" svg:y2="20.527cm">
            <text:p/>
          </draw:line>
          <draw:line draw:style-name="gr33" draw:text-style-name="P7" draw:layer="Detail" svg:x1="32.421cm" svg:y1="20.528cm" svg:x2="32.421cm" svg:y2="21.555cm">
            <text:p/>
          </draw:line>
          <draw:line draw:style-name="gr33" draw:text-style-name="P7" draw:layer="Detail" svg:x1="32.421cm" svg:y1="20.527cm" svg:x2="31.433cm" svg:y2="21.554cm">
            <text:p/>
          </draw:line>
          <draw:line draw:style-name="gr33" draw:text-style-name="P7" draw:layer="Detail" svg:x1="32.421cm" svg:y1="21.554cm" svg:x2="31.433cm" svg:y2="21.554cm">
            <text:p/>
          </draw:line>
          <draw:line draw:style-name="gr33" draw:text-style-name="P7" draw:layer="Detail" svg:x1="32.421cm" svg:y1="21.554cm" svg:x2="31.433cm" svg:y2="20.527cm">
            <text:p/>
          </draw:line>
        </draw:g>
        <draw:g>
          <draw:line draw:style-name="gr33" draw:text-style-name="P7" draw:layer="Detail" svg:x1="32.85cm" svg:y1="20.527cm" svg:x2="32.85cm" svg:y2="21.554cm">
            <text:p/>
          </draw:line>
          <draw:line draw:style-name="gr33" draw:text-style-name="P7" draw:layer="Detail" svg:x1="33.838cm" svg:y1="20.527cm" svg:x2="32.85cm" svg:y2="20.527cm">
            <text:p/>
          </draw:line>
          <draw:line draw:style-name="gr33" draw:text-style-name="P7" draw:layer="Detail" svg:x1="33.838cm" svg:y1="20.528cm" svg:x2="33.838cm" svg:y2="21.555cm">
            <text:p/>
          </draw:line>
          <draw:line draw:style-name="gr33" draw:text-style-name="P7" draw:layer="Detail" svg:x1="33.838cm" svg:y1="20.527cm" svg:x2="32.85cm" svg:y2="21.554cm">
            <text:p/>
          </draw:line>
          <draw:line draw:style-name="gr33" draw:text-style-name="P7" draw:layer="Detail" svg:x1="33.838cm" svg:y1="21.554cm" svg:x2="32.85cm" svg:y2="21.554cm">
            <text:p/>
          </draw:line>
          <draw:line draw:style-name="gr33" draw:text-style-name="P7" draw:layer="Detail" svg:x1="33.838cm" svg:y1="21.554cm" svg:x2="32.85cm" svg:y2="20.527cm">
            <text:p/>
          </draw:line>
        </draw:g>
        <draw:g>
          <draw:line draw:style-name="gr33" draw:text-style-name="P7" draw:layer="Detail" svg:x1="34.28cm" svg:y1="20.527cm" svg:x2="34.28cm" svg:y2="21.554cm">
            <text:p/>
          </draw:line>
          <draw:line draw:style-name="gr33" draw:text-style-name="P7" draw:layer="Detail" svg:x1="35.268cm" svg:y1="20.527cm" svg:x2="34.28cm" svg:y2="20.527cm">
            <text:p/>
          </draw:line>
          <draw:line draw:style-name="gr33" draw:text-style-name="P7" draw:layer="Detail" svg:x1="35.268cm" svg:y1="20.528cm" svg:x2="35.268cm" svg:y2="21.555cm">
            <text:p/>
          </draw:line>
          <draw:line draw:style-name="gr33" draw:text-style-name="P7" draw:layer="Detail" svg:x1="35.268cm" svg:y1="20.527cm" svg:x2="34.28cm" svg:y2="21.554cm">
            <text:p/>
          </draw:line>
          <draw:line draw:style-name="gr33" draw:text-style-name="P7" draw:layer="Detail" svg:x1="35.268cm" svg:y1="21.554cm" svg:x2="34.28cm" svg:y2="21.554cm">
            <text:p/>
          </draw:line>
          <draw:line draw:style-name="gr33" draw:text-style-name="P7" draw:layer="Detail" svg:x1="35.268cm" svg:y1="21.554cm" svg:x2="34.28cm" svg:y2="20.527cm">
            <text:p/>
          </draw:line>
        </draw:g>
        <draw:g>
          <draw:line draw:style-name="gr33" draw:text-style-name="P7" draw:layer="Detail" svg:x1="35.697cm" svg:y1="20.527cm" svg:x2="35.697cm" svg:y2="21.554cm">
            <text:p/>
          </draw:line>
          <draw:line draw:style-name="gr33" draw:text-style-name="P7" draw:layer="Detail" svg:x1="36.685cm" svg:y1="20.527cm" svg:x2="35.697cm" svg:y2="20.527cm">
            <text:p/>
          </draw:line>
          <draw:line draw:style-name="gr33" draw:text-style-name="P7" draw:layer="Detail" svg:x1="36.685cm" svg:y1="20.528cm" svg:x2="36.685cm" svg:y2="21.555cm">
            <text:p/>
          </draw:line>
          <draw:line draw:style-name="gr33" draw:text-style-name="P7" draw:layer="Detail" svg:x1="36.685cm" svg:y1="20.527cm" svg:x2="35.697cm" svg:y2="21.554cm">
            <text:p/>
          </draw:line>
          <draw:line draw:style-name="gr33" draw:text-style-name="P7" draw:layer="Detail" svg:x1="36.685cm" svg:y1="21.554cm" svg:x2="35.697cm" svg:y2="21.554cm">
            <text:p/>
          </draw:line>
          <draw:line draw:style-name="gr33" draw:text-style-name="P7" draw:layer="Detail" svg:x1="36.685cm" svg:y1="21.554cm" svg:x2="35.697cm" svg:y2="20.527cm">
            <text:p/>
          </draw:line>
        </draw:g>
        <draw:g>
          <draw:line draw:style-name="gr33" draw:text-style-name="P7" draw:layer="Detail" svg:x1="37.127cm" svg:y1="20.527cm" svg:x2="37.127cm" svg:y2="21.554cm">
            <text:p/>
          </draw:line>
          <draw:line draw:style-name="gr33" draw:text-style-name="P7" draw:layer="Detail" svg:x1="38.115cm" svg:y1="20.527cm" svg:x2="37.127cm" svg:y2="20.527cm">
            <text:p/>
          </draw:line>
          <draw:line draw:style-name="gr33" draw:text-style-name="P7" draw:layer="Detail" svg:x1="38.115cm" svg:y1="20.528cm" svg:x2="38.115cm" svg:y2="21.555cm">
            <text:p/>
          </draw:line>
          <draw:line draw:style-name="gr33" draw:text-style-name="P7" draw:layer="Detail" svg:x1="38.115cm" svg:y1="20.527cm" svg:x2="37.127cm" svg:y2="21.554cm">
            <text:p/>
          </draw:line>
          <draw:line draw:style-name="gr33" draw:text-style-name="P7" draw:layer="Detail" svg:x1="38.115cm" svg:y1="21.554cm" svg:x2="37.127cm" svg:y2="21.554cm">
            <text:p/>
          </draw:line>
          <draw:line draw:style-name="gr33" draw:text-style-name="P7" draw:layer="Detail" svg:x1="38.115cm" svg:y1="21.554cm" svg:x2="37.127cm" svg:y2="20.527cm">
            <text:p/>
          </draw:line>
        </draw:g>
        <draw:g>
          <draw:line draw:style-name="gr34" draw:text-style-name="P7" draw:layer="Door" svg:x1="30.106cm" svg:y1="23.912cm" svg:x2="30.282cm" svg:y2="23.593cm">
            <text:p/>
          </draw:line>
          <draw:path draw:style-name="gr34" draw:text-style-name="P7" draw:layer="Door" svg:width="0.125cm" svg:height="0.133cm" draw:transform="rotate (0.529707427980279) translate (30.106cm 23.541cm)" svg:viewBox="0 0 126 134" svg:d="M0 0c102 45 126 134 126 134">
            <text:p/>
          </draw:path>
        </draw:g>
        <draw:g>
          <draw:line draw:style-name="gr34" draw:text-style-name="P7" draw:layer="Door" svg:x1="30.106cm" svg:y1="23.911cm" svg:x2="30.282cm" svg:y2="24.273cm">
            <text:p/>
          </draw:line>
          <draw:path draw:style-name="gr34" draw:text-style-name="P7" draw:layer="Door" svg:width="0.13cm" svg:height="0.146cm" draw:transform="skewX (-0.118158790360016) rotate (2.5551620249197) translate (30.2154070173172cm 24.4044217519992cm)" svg:viewBox="0 0 131 147" svg:d="M131 0c-106 49-131 147-131 147">
            <text:p/>
          </draw:path>
        </draw:g>
        <draw:g>
          <draw:line draw:style-name="gr34" draw:text-style-name="P7" draw:layer="Door" svg:x1="30.106cm" svg:y1="24.756cm" svg:x2="30.282cm" svg:y2="24.394cm">
            <text:p/>
          </draw:line>
          <draw:path draw:style-name="gr34" draw:text-style-name="P7" draw:layer="Door" svg:width="0.13cm" svg:height="0.145cm" draw:transform="skewX (0.114319066005629) rotate (0.583289036016505) translate (30.106cm 24.3352680965147cm)" svg:viewBox="0 0 131 146" svg:d="M0 0c106 49 131 146 131 146">
            <text:p/>
          </draw:path>
        </draw:g>
        <draw:g>
          <draw:line draw:style-name="gr34" draw:text-style-name="P7" draw:layer="Door" svg:x1="30.106cm" svg:y1="25.127cm" svg:x2="30.282cm" svg:y2="24.808cm">
            <text:p/>
          </draw:line>
          <draw:path draw:style-name="gr34" draw:text-style-name="P7" draw:layer="Door" svg:width="0.125cm" svg:height="0.133cm" draw:transform="rotate (0.529707427980279) translate (30.106cm 24.756cm)" svg:viewBox="0 0 126 134" svg:d="M0 0c102 45 126 134 126 134">
            <text:p/>
          </draw:path>
        </draw:g>
        <draw:g>
          <draw:line draw:style-name="gr34" draw:text-style-name="P7" draw:layer="Door" svg:x1="30.106cm" svg:y1="25.751cm" svg:x2="30.23cm" svg:y2="25.529cm">
            <text:p/>
          </draw:line>
          <draw:path draw:style-name="gr34" draw:text-style-name="P7" draw:layer="Door" svg:width="0.086cm" svg:height="0.093cm" draw:transform="skewX (-0.0256563400043166) rotate (0.525169571925094) translate (30.106cm 25.4923941018767cm)" svg:viewBox="0 0 87 94" svg:d="M0 0c71 31 87 94 87 94">
            <text:p/>
          </draw:path>
        </draw:g>
        <draw:g>
          <draw:line draw:style-name="gr34" draw:text-style-name="P7" draw:layer="Door" svg:x1="30.106cm" svg:y1="25.231cm" svg:x2="30.23cm" svg:y2="25.453cm">
            <text:p/>
          </draw:line>
          <draw:path draw:style-name="gr34" draw:text-style-name="P7" draw:layer="Door" svg:width="0.086cm" svg:height="0.093cm" draw:transform="skewX (0.0263544717051144) rotate (2.6164230816647) translate (30.180974249406cm 25.5330494695661cm)" svg:viewBox="0 0 87 94" svg:d="M87 0c-72 31-87 94-87 94">
            <text:p/>
          </draw:path>
        </draw:g>
        <draw:g>
          <draw:line draw:style-name="gr34" draw:text-style-name="P7" draw:layer="Door" svg:x1="38.006cm" svg:y1="23.912cm" svg:x2="37.83cm" svg:y2="23.593cm">
            <text:p/>
          </draw:line>
          <draw:path draw:style-name="gr34" draw:text-style-name="P7" draw:layer="Door" svg:width="0.125cm" svg:height="0.133cm" draw:transform="rotate (-0.52970742798028) translate (37.8976081453293cm 23.4775339602805cm)" svg:viewBox="0 0 126 134" svg:d="M126 0c-103 45-126 134-126 134">
            <text:p/>
          </draw:path>
        </draw:g>
        <draw:g>
          <draw:line draw:style-name="gr34" draw:text-style-name="P7" draw:layer="Door" svg:x1="38.006cm" svg:y1="23.911cm" svg:x2="37.83cm" svg:y2="24.273cm">
            <text:p/>
          </draw:line>
          <draw:path draw:style-name="gr34" draw:text-style-name="P7" draw:layer="Door" svg:width="0.13cm" svg:height="0.145cm" draw:transform="skewX (0.114319066005629) rotate (-2.55830361757329) translate (38.006cm 24.3317319034853cm)" svg:viewBox="0 0 131 146" svg:d="M0 0c106 49 131 146 131 146">
            <text:p/>
          </draw:path>
        </draw:g>
        <draw:g>
          <draw:line draw:style-name="gr34" draw:text-style-name="P7" draw:layer="Door" svg:x1="38.006cm" svg:y1="24.756cm" svg:x2="37.83cm" svg:y2="24.394cm">
            <text:p/>
          </draw:line>
          <draw:path draw:style-name="gr34" draw:text-style-name="P7" draw:layer="Door" svg:width="0.13cm" svg:height="0.145cm" draw:transform="skewX (-0.114319066005629) rotate (-0.583289036016505) translate (37.8964917875155cm 24.2630058766199cm)" svg:viewBox="0 0 131 146" svg:d="M131 0c-106 49-131 146-131 146">
            <text:p/>
          </draw:path>
        </draw:g>
        <draw:g>
          <draw:line draw:style-name="gr34" draw:text-style-name="P7" draw:layer="Door" svg:x1="38.006cm" svg:y1="25.751cm" svg:x2="37.882cm" svg:y2="25.529cm">
            <text:p/>
          </draw:line>
          <draw:path draw:style-name="gr34" draw:text-style-name="P7" draw:layer="Door" svg:width="0.086cm" svg:height="0.093cm" draw:transform="skewX (0.0263544717051143) rotate (-0.525169571925094) translate (37.931025750594cm 25.4489505304339cm)" svg:viewBox="0 0 87 94" svg:d="M87 0c-72 31-87 94-87 94">
            <text:p/>
          </draw:path>
        </draw:g>
        <draw:g>
          <draw:line draw:style-name="gr34" draw:text-style-name="P7" draw:layer="Door" svg:x1="38.006cm" svg:y1="25.231cm" svg:x2="37.882cm" svg:y2="25.453cm">
            <text:p/>
          </draw:line>
          <draw:path draw:style-name="gr34" draw:text-style-name="P7" draw:layer="Door" svg:width="0.086cm" svg:height="0.093cm" draw:transform="skewX (-0.0256563400043167) rotate (-2.6164230816647) translate (38.006cm 25.4896058981233cm)" svg:viewBox="0 0 87 94" svg:d="M0 0c71 31 87 94 87 94">
            <text:p/>
          </draw:path>
        </draw:g>
        <draw:g>
          <draw:line draw:style-name="gr34" draw:text-style-name="P7" draw:layer="Door" svg:x1="38.006cm" svg:y1="24.755cm" svg:x2="37.83cm" svg:y2="25.028cm">
            <text:p/>
          </draw:line>
          <draw:path draw:style-name="gr34" draw:text-style-name="P7" draw:layer="Door" svg:width="0.122cm" svg:height="0.117cm" draw:transform="skewX (-0.124441975667196) rotate (-2.6778586713349) translate (38.006cm 25.0722895442359cm)" svg:viewBox="0 0 123 118" svg:d="M0 0c99 40 123 118 123 118">
            <text:p/>
          </draw:path>
        </draw:g>
        <draw:g>
          <draw:line draw:style-name="gr34" draw:text-style-name="P7" draw:layer="Door" svg:x1="31.231cm" svg:y1="26.661cm" svg:x2="31.231cm" svg:y2="26.362cm">
            <text:p/>
          </draw:line>
          <draw:path draw:style-name="gr34" draw:text-style-name="P7" draw:layer="Door" svg:width="0.336cm" svg:height="0.255cm" draw:transform="rotate (-1.70640840967486) translate (31.5300000017224cm 26.362000000235cm)" svg:viewBox="0 0 337 256" svg:d="M0 0c289 0 337 256 337 256">
            <text:p/>
          </draw:path>
        </draw:g>
        <draw:g>
          <draw:line draw:style-name="gr34" draw:text-style-name="P7" draw:layer="Door" svg:x1="31.66cm" svg:y1="26.661cm" svg:x2="31.66cm" svg:y2="26.362cm">
            <text:p/>
          </draw:line>
          <draw:path draw:style-name="gr34" draw:text-style-name="P7" draw:layer="Door" svg:width="0.336cm" svg:height="0.255cm" draw:transform="rotate (-1.70640840967486) translate (31.9590000017224cm 26.362000000235cm)" svg:viewBox="0 0 337 256" svg:d="M0 0c289 0 337 256 337 256">
            <text:p/>
          </draw:path>
        </draw:g>
        <draw:g>
          <draw:line draw:style-name="gr34" draw:text-style-name="P7" draw:layer="Door" svg:x1="32.115cm" svg:y1="26.661cm" svg:x2="32.115cm" svg:y2="26.362cm">
            <text:p/>
          </draw:line>
          <draw:path draw:style-name="gr34" draw:text-style-name="P7" draw:layer="Door" svg:width="0.336cm" svg:height="0.255cm" draw:transform="rotate (-1.70640840967486) translate (32.4140000017224cm 26.362000000235cm)" svg:viewBox="0 0 337 256" svg:d="M0 0c289 0 337 256 337 256">
            <text:p/>
          </draw:path>
        </draw:g>
        <draw:g>
          <draw:line draw:style-name="gr34" draw:text-style-name="P7" draw:layer="Door" svg:x1="32.518cm" svg:y1="26.661cm" svg:x2="32.518cm" svg:y2="26.362cm">
            <text:p/>
          </draw:line>
          <draw:path draw:style-name="gr34" draw:text-style-name="P7" draw:layer="Door" svg:width="0.336cm" svg:height="0.255cm" draw:transform="rotate (-1.70640840967486) translate (32.8170000017224cm 26.362000000235cm)" svg:viewBox="0 0 337 256" svg:d="M0 0c289 0 337 256 337 256">
            <text:p/>
          </draw:path>
        </draw:g>
        <draw:g>
          <draw:line draw:style-name="gr34" draw:text-style-name="P7" draw:layer="Door" svg:x1="32.96cm" svg:y1="26.661cm" svg:x2="32.96cm" svg:y2="26.362cm">
            <text:p/>
          </draw:line>
          <draw:path draw:style-name="gr34" draw:text-style-name="P7" draw:layer="Door" svg:width="0.336cm" svg:height="0.255cm" draw:transform="rotate (-1.70640840967486) translate (33.2590000017224cm 26.362000000235cm)" svg:viewBox="0 0 337 256" svg:d="M0 0c289 0 337 256 337 256">
            <text:p/>
          </draw:path>
        </draw:g>
        <draw:g>
          <draw:line draw:style-name="gr34" draw:text-style-name="P7" draw:layer="Door" svg:x1="33.415cm" svg:y1="26.661cm" svg:x2="33.415cm" svg:y2="26.362cm">
            <text:p/>
          </draw:line>
          <draw:path draw:style-name="gr34" draw:text-style-name="P7" draw:layer="Door" svg:width="0.336cm" svg:height="0.255cm" draw:transform="rotate (-1.70640840967486) translate (33.7140000017224cm 26.362000000235cm)" svg:viewBox="0 0 337 256" svg:d="M0 0c289 0 337 256 337 256">
            <text:p/>
          </draw:path>
        </draw:g>
        <draw:g>
          <draw:line draw:style-name="gr34" draw:text-style-name="P7" draw:layer="Door" svg:x1="33.844cm" svg:y1="26.661cm" svg:x2="33.844cm" svg:y2="26.362cm">
            <text:p/>
          </draw:line>
          <draw:path draw:style-name="gr34" draw:text-style-name="P7" draw:layer="Door" svg:width="0.336cm" svg:height="0.255cm" draw:transform="rotate (-1.70640840967486) translate (34.1430000017224cm 26.362000000235cm)" svg:viewBox="0 0 337 256" svg:d="M0 0c289 0 337 256 337 256">
            <text:p/>
          </draw:path>
        </draw:g>
        <draw:g>
          <draw:line draw:style-name="gr34" draw:text-style-name="P7" draw:layer="Door" svg:x1="34.91cm" svg:y1="25.943cm" svg:x2="35.255cm" svg:y2="25.943cm">
            <text:p/>
          </draw:line>
          <draw:path draw:style-name="gr34" draw:text-style-name="P7" draw:layer="Door" svg:width="0.386cm" svg:height="0.256cm" draw:transform="skewX (0.0368264472170803) rotate (3.02517919248177) translate (35.2547181071816cm 26.2419963449157cm)" svg:viewBox="0 0 387 257" svg:d="M0 0c332 0 387 257 387 257">
            <text:p/>
          </draw:path>
        </draw:g>
        <draw:g>
          <draw:line draw:style-name="gr34" draw:text-style-name="P7" draw:layer="Door" svg:x1="34.55cm" svg:y1="25.941cm" svg:x2="34.205cm" svg:y2="25.941cm">
            <text:p/>
          </draw:line>
          <draw:path draw:style-name="gr34" draw:text-style-name="P7" draw:layer="Door" svg:width="0.386cm" svg:height="0.256cm" draw:transform="skewX (-0.0368264472170804) rotate (-3.02552825833217) translate (34.5894539740021cm 26.1952063425846cm)" svg:viewBox="0 0 387 257" svg:d="M387 0c-333 1-387 257-387 257">
            <text:p/>
          </draw:path>
        </draw:g>
        <draw:g>
          <draw:line draw:style-name="gr34" draw:text-style-name="P7" draw:layer="Door" svg:x1="35.611cm" svg:y1="26.659cm" svg:x2="35.611cm" svg:y2="26.36cm">
            <text:p/>
          </draw:line>
          <draw:path draw:style-name="gr34" draw:text-style-name="P7" draw:layer="Door" svg:width="0.335cm" svg:height="0.255cm" draw:transform="rotate (1.70518667919846) translate (35.3570683766313cm 26.6933329024973cm)" svg:viewBox="0 0 336 256" svg:d="M336 0c-288 0-336 256-336 256">
            <text:p/>
          </draw:path>
        </draw:g>
        <draw:g>
          <draw:line draw:style-name="gr34" draw:text-style-name="P7" draw:layer="Door" svg:x1="36.041cm" svg:y1="26.659cm" svg:x2="36.041cm" svg:y2="26.36cm">
            <text:p/>
          </draw:line>
          <draw:path draw:style-name="gr34" draw:text-style-name="P7" draw:layer="Door" svg:width="0.335cm" svg:height="0.255cm" draw:transform="rotate (1.70518667919846) translate (35.7870683766313cm 26.6933329024973cm)" svg:viewBox="0 0 336 256" svg:d="M336 0c-288 0-336 256-336 256">
            <text:p/>
          </draw:path>
        </draw:g>
        <draw:g>
          <draw:line draw:style-name="gr34" draw:text-style-name="P7" draw:layer="Door" svg:x1="36.483cm" svg:y1="26.659cm" svg:x2="36.483cm" svg:y2="26.36cm">
            <text:p/>
          </draw:line>
          <draw:path draw:style-name="gr34" draw:text-style-name="P7" draw:layer="Door" svg:width="0.335cm" svg:height="0.255cm" draw:transform="rotate (1.70518667919846) translate (36.2290683766313cm 26.6933329024973cm)" svg:viewBox="0 0 336 256" svg:d="M336 0c-288 0-336 256-336 256">
            <text:p/>
          </draw:path>
        </draw:g>
        <draw:g>
          <draw:line draw:style-name="gr34" draw:text-style-name="P7" draw:layer="Door" svg:x1="36.925cm" svg:y1="26.659cm" svg:x2="36.925cm" svg:y2="26.36cm">
            <text:p/>
          </draw:line>
          <draw:path draw:style-name="gr34" draw:text-style-name="P7" draw:layer="Door" svg:width="0.335cm" svg:height="0.255cm" draw:transform="rotate (1.70518667919846) translate (36.6710683766313cm 26.6933329024973cm)" svg:viewBox="0 0 336 256" svg:d="M336 0c-288 0-336 256-336 256">
            <text:p/>
          </draw:path>
        </draw:g>
        <draw:g>
          <draw:line draw:style-name="gr34" draw:text-style-name="P7" draw:layer="Door" svg:x1="36.73cm" svg:y1="25.283cm" svg:x2="37.156cm" svg:y2="25.283cm">
            <text:p/>
          </draw:line>
          <draw:path draw:style-name="gr34" draw:text-style-name="P7" draw:layer="Door" svg:width="0.479cm" svg:height="0.367cm" draw:transform="rotate (3.00737683411143) translate (37.156cm 25.712cm)" svg:viewBox="0 0 480 368" svg:d="M0 0c411 1 480 368 480 368">
            <text:p/>
          </draw:path>
        </draw:g>
        <draw:g>
          <draw:line draw:style-name="gr34" draw:text-style-name="P7" draw:layer="Door" svg:x1="31.382cm" svg:y1="25.274cm" svg:x2="30.956cm" svg:y2="25.274cm">
            <text:p/>
          </draw:line>
          <draw:path draw:style-name="gr34" draw:text-style-name="P7" draw:layer="Door" svg:width="0.479cm" svg:height="0.367cm" draw:transform="rotate (-3.00737683411143) translate (31.4315059468877cm 25.6388223027152cm)" svg:viewBox="0 0 480 368" svg:d="M480 0c-412 1-480 368-480 368">
            <text:p/>
          </draw:path>
        </draw:g>
        <draw:g>
          <draw:line draw:style-name="gr34" draw:text-style-name="P7" draw:layer="Door" svg:x1="30.853cm" svg:y1="26.238cm" svg:x2="30.853cm" svg:y2="25.812cm">
            <text:p/>
          </draw:line>
          <draw:path draw:style-name="gr34" draw:text-style-name="P7" draw:layer="Door" svg:width="0.479cm" svg:height="0.367cm" draw:transform="rotate (1.70501214627326) translate (30.4882380460424cm 26.2876421428719cm)" svg:viewBox="0 0 480 368" svg:d="M480 0c-412 1-480 368-480 368">
            <text:p/>
          </draw:path>
        </draw:g>
        <draw:g>
          <draw:line draw:style-name="gr34" draw:text-style-name="P7" draw:layer="Door" svg:x1="31.881cm" svg:y1="25.01cm" svg:x2="31.306cm" svg:y2="25.01cm">
            <text:p/>
          </draw:line>
          <draw:path draw:style-name="gr34" draw:text-style-name="P7" draw:layer="Door" svg:width="0.645cm" svg:height="0.435cm" draw:transform="skewX (0.0354301838154849) rotate (-0.116937059883621) translate (31.3063297428972cm 24.503005039522cm)" svg:viewBox="0 0 646 436" svg:d="M0 0c554 2 646 436 646 436">
            <text:p/>
          </draw:path>
        </draw:g>
        <draw:g>
          <draw:line draw:style-name="gr34" draw:text-style-name="P7" draw:layer="Door" svg:x1="36.08cm" svg:y1="25.01cm" svg:x2="36.655cm" svg:y2="25.01cm">
            <text:p/>
          </draw:line>
          <draw:path draw:style-name="gr34" draw:text-style-name="P7" draw:layer="Door" svg:width="0.645cm" svg:height="0.436cm" draw:transform="skewX (-0.0354301838154849) rotate (0.116762526958421) translate (36.0134433617286cm 24.5782184301971cm)" svg:viewBox="0 0 646 437" svg:d="M646 0c-554 2-646 437-646 437">
            <text:p/>
          </draw:path>
        </draw:g>
        <draw:g>
          <draw:line draw:style-name="gr34" draw:text-style-name="P7" draw:layer="Door" svg:x1="40.162cm" svg:y1="27.441cm" svg:x2="40.162cm" svg:y2="27.932cm">
            <text:p/>
          </draw:line>
          <draw:path draw:style-name="gr34" draw:text-style-name="P7" draw:layer="Door" svg:width="0.549cm" svg:height="0.368cm" draw:transform="skewX (0.0349065850398866) rotate (1.45420833276168) translate (39.733cm 27.932cm)" svg:viewBox="0 0 550 369" svg:d="M0 0c473 1 550 369 550 369">
            <text:p/>
          </draw:path>
        </draw:g>
        <draw:g>
          <draw:line draw:style-name="gr34" draw:text-style-name="P7" draw:layer="Door" svg:x1="42.268cm" svg:y1="27.441cm" svg:x2="42.268cm" svg:y2="27.932cm">
            <text:p/>
          </draw:line>
          <draw:path draw:style-name="gr34" draw:text-style-name="P7" draw:layer="Door" svg:width="0.549cm" svg:height="0.368cm" draw:transform="skewX (0.0349065850398866) rotate (1.45420833276168) translate (41.839cm 27.932cm)" svg:viewBox="0 0 550 369" svg:d="M0 0c473 1 550 369 550 369">
            <text:p/>
          </draw:path>
        </draw:g>
        <draw:g>
          <draw:line draw:style-name="gr34" draw:text-style-name="P7" draw:layer="Door" svg:x1="40.551cm" svg:y1="27.441cm" svg:x2="40.551cm" svg:y2="27.932cm">
            <text:p/>
          </draw:line>
          <draw:path draw:style-name="gr34" draw:text-style-name="P7" draw:layer="Door" svg:width="0.549cm" svg:height="0.368cm" draw:transform="skewX (-0.0345575191894877) rotate (-1.45403379983648) translate (40.9158813751707cm 27.3853608129365cm)" svg:viewBox="0 0 550 369" svg:d="M550 0c-473 1-550 369-550 369">
            <text:p/>
          </draw:path>
        </draw:g>
        <draw:g>
          <draw:line draw:style-name="gr34" draw:text-style-name="P7" draw:layer="Door" svg:x1="39.369cm" svg:y1="23.45cm" svg:x2="39.941cm" svg:y2="23.45cm">
            <text:p/>
          </draw:line>
          <draw:line draw:style-name="gr34" draw:text-style-name="P7" draw:layer="Door" svg:x1="40.903cm" svg:y1="23.45cm" svg:x2="41.475cm" svg:y2="23.45cm">
            <text:p/>
          </draw:line>
        </draw:g>
        <draw:g>
          <draw:line draw:style-name="gr34" draw:text-style-name="P7" draw:layer="Door" svg:x1="23.561cm" svg:y1="29.469cm" svg:x2="23.561cm" svg:y2="28.965cm">
            <text:p/>
          </draw:line>
          <draw:path draw:style-name="gr34" draw:text-style-name="P7" draw:layer="Door" svg:width="0.565cm" svg:height="0.368cm" draw:transform="skewX (0.0441568300754565) rotate (-1.68459179402493) translate (23.9897682644203cm 28.9646094979388cm)" svg:viewBox="0 0 566 369" svg:d="M0 0c485 1 566 369 566 369">
            <text:p/>
          </draw:path>
        </draw:g>
        <draw:g>
          <draw:line draw:style-name="gr34" draw:text-style-name="P7" draw:layer="Door" svg:x1="23.925cm" svg:y1="30.6cm" svg:x2="23.421cm" svg:y2="30.6cm">
            <text:p/>
          </draw:line>
          <draw:path draw:style-name="gr34" draw:text-style-name="P7" draw:layer="Door" svg:width="0.565cm" svg:height="0.368cm" draw:transform="skewX (0.0441568300754565) rotate (-0.113795467230031) translate (23.4206094979388cm 30.1712317355797cm)" svg:viewBox="0 0 566 369" svg:d="M0 0c485 1 566 369 566 369">
            <text:p/>
          </draw:path>
        </draw:g>
        <draw:g>
          <draw:line draw:style-name="gr34" draw:text-style-name="P7" draw:layer="Door" svg:x1="24.055cm" svg:y1="27.792cm" svg:x2="24.499cm" svg:y2="27.792cm">
            <text:p/>
          </draw:line>
          <draw:path draw:style-name="gr34" draw:text-style-name="P7" draw:layer="Door" svg:width="0.498cm" svg:height="0.367cm" draw:transform="skewX (-0.00802851455917393) rotate (0.129852496348378) translate (24.0047771360139cm 27.4278158868682cm)" svg:viewBox="0 0 499 368" svg:d="M499 0c-429 0-499 368-499 368">
            <text:p/>
          </draw:path>
        </draw:g>
        <draw:g>
          <draw:line draw:style-name="gr34" draw:text-style-name="P7" draw:layer="Door" svg:x1="21.286cm" svg:y1="27.465cm" svg:x2="21.286cm" svg:y2="27.922cm">
            <text:p/>
          </draw:line>
          <draw:path draw:style-name="gr34" draw:text-style-name="P7" draw:layer="Door" svg:width="0.512cm" svg:height="0.367cm" draw:transform="skewX (-0.0158824961931484) rotate (-1.44460902187571) translate (21.6501802128071cm 27.4132309992353cm)" svg:viewBox="0 0 513 368" svg:d="M513 0c-441 0-513 368-513 368">
            <text:p/>
          </draw:path>
        </draw:g>
        <draw:g>
          <draw:line draw:style-name="gr34" draw:text-style-name="P7" draw:layer="Door" svg:x1="19.976cm" svg:y1="27.79cm" svg:x2="19.532cm" svg:y2="27.79cm">
            <text:p/>
          </draw:line>
          <draw:path draw:style-name="gr34" draw:text-style-name="P7" draw:layer="Door" svg:width="0.498cm" svg:height="0.367cm" draw:transform="skewX (0.00925024503556995) rotate (-0.128805298797183) translate (19.5316559862794cm 27.3612317355797cm)" svg:viewBox="0 0 499 368" svg:d="M0 0c428 1 499 368 499 368">
            <text:p/>
          </draw:path>
        </draw:g>
        <draw:g>
          <draw:line draw:style-name="gr34" draw:text-style-name="P7" draw:layer="Door" svg:x1="24.354cm" svg:y1="23.697cm" svg:x2="24.354cm" svg:y2="23.253cm">
            <text:p/>
          </draw:line>
          <draw:path draw:style-name="gr34" draw:text-style-name="P7" draw:layer="Door" svg:width="0.498cm" svg:height="0.367cm" draw:transform="skewX (-0.00802851455917393) rotate (1.70064882314327) translate (23.9898158868682cm 23.7472228639861cm)" svg:viewBox="0 0 499 368" svg:d="M499 0c-429 0-499 368-499 368">
            <text:p/>
          </draw:path>
        </draw:g>
        <draw:g>
          <draw:line draw:style-name="gr34" draw:text-style-name="P7" draw:layer="Door" svg:x1="20.032cm" svg:y1="25.135cm" svg:x2="20.407cm" svg:y2="24.703cm">
            <text:p/>
          </draw:line>
          <draw:line draw:style-name="gr34" draw:text-style-name="P7" draw:layer="Door" svg:x1="21.039cm" svg:y1="23.977cm" svg:x2="21.414cm" svg:y2="23.545cm">
            <text:p/>
          </draw:line>
        </draw:g>
        <draw:g>
          <draw:line draw:style-name="gr34" draw:text-style-name="P7" draw:layer="Door" svg:x1="14.378cm" svg:y1="29.079cm" svg:x2="14.378cm" svg:y2="29.523cm">
            <text:p/>
          </draw:line>
          <draw:path draw:style-name="gr34" draw:text-style-name="P7" draw:layer="Door" svg:width="0.498cm" svg:height="0.368cm" draw:transform="skewX (-0.00907571211037053) rotate (-1.44216556092291) translate (14.7428657737662cm 29.0287577783774cm)" svg:viewBox="0 0 499 369" svg:d="M499 0c-429 1-499 369-499 369">
            <text:p/>
          </draw:path>
        </draw:g>
        <draw:g>
          <draw:line draw:style-name="gr34" draw:text-style-name="P7" draw:layer="Door" svg:x1="14.75cm" svg:y1="29.878cm" svg:x2="14.306cm" svg:y2="29.878cm">
            <text:p/>
          </draw:line>
          <draw:path draw:style-name="gr34" draw:text-style-name="P7" draw:layer="Door" svg:width="0.498cm" svg:height="0.368cm" draw:transform="skewX (-0.00907571211037052) rotate (-3.01296188771781) translate (14.8002422216226cm 30.2428657737662cm)" svg:viewBox="0 0 499 369" svg:d="M499 0c-429 1-499 369-499 369">
            <text:p/>
          </draw:path>
        </draw:g>
        <draw:g>
          <draw:line draw:style-name="gr34" draw:text-style-name="P7" draw:layer="Door" svg:x1="13.579cm" svg:y1="14.506cm" svg:x2="13.096cm" svg:y2="14.506cm">
            <text:p/>
          </draw:line>
          <draw:path draw:style-name="gr34" draw:text-style-name="P7" draw:layer="Door" svg:width="0.541cm" svg:height="0.368cm" draw:transform="skewX (0.032637657012294) rotate (-0.118158790360017) translate (13.095625768858cm 14.0772317355797cm)" svg:viewBox="0 0 542 369" svg:d="M0 0c465 1 542 369 542 369">
            <text:p/>
          </draw:path>
        </draw:g>
        <draw:g>
          <draw:line draw:style-name="gr34" draw:text-style-name="P7" draw:layer="Door" svg:x1="13.222cm" svg:y1="11.685cm" svg:x2="13.222cm" svg:y2="11.3cm">
            <text:p/>
          </draw:line>
          <draw:path draw:style-name="gr34" draw:text-style-name="P7" draw:layer="Door" svg:width="0.434cm" svg:height="0.366cm" draw:transform="skewX (-0.0270526034059121) rotate (-1.72019651076561) translate (13.6510817506712cm 11.2997529750142cm)" svg:viewBox="0 0 435 367" svg:d="M0 0c372 1 435 367 435 367">
            <text:p/>
          </draw:path>
        </draw:g>
        <draw:g>
          <draw:line draw:style-name="gr34" draw:text-style-name="P7" draw:layer="Door" svg:x1="19.127cm" svg:y1="15.076cm" svg:x2="19.127cm" svg:y2="15.297cm">
            <text:p/>
          </draw:line>
          <draw:path draw:style-name="gr34" draw:text-style-name="P7" draw:layer="Door" svg:width="0.247cm" svg:height="0.167cm" draw:transform="skewX (-0.0361283155162826) rotate (-1.45281206936008) translate (19.2926463749524cm 15.0500957141607cm)" svg:viewBox="0 0 248 168" svg:d="M248 0c-212 0-248 168-248 168">
            <text:p/>
          </draw:path>
        </draw:g>
        <draw:g>
          <draw:line draw:style-name="gr34" draw:text-style-name="P7" draw:layer="Door" svg:x1="16.333cm" svg:y1="15.001cm" svg:x2="16.333cm" svg:y2="15.677cm">
            <text:p/>
          </draw:line>
          <draw:path draw:style-name="gr34" draw:text-style-name="P7" draw:layer="Door" svg:width="0.758cm" svg:height="0.458cm" draw:transform="skewX (0.0657989128001862) rotate (1.46537843997444) translate (15.8002879139021cm 15.6765237686377cm)" svg:viewBox="0 0 759 459" svg:d="M0 0c650 1 759 459 759 459">
            <text:p/>
          </draw:path>
        </draw:g>
        <draw:g>
          <draw:line draw:style-name="gr34" draw:text-style-name="P7" draw:layer="Door" svg:x1="17.581cm" svg:y1="13.504cm" svg:x2="17.443cm" svg:y2="13.749cm">
            <text:p/>
          </draw:line>
          <draw:path draw:style-name="gr34" draw:text-style-name="P7" draw:layer="Door" svg:width="0.099cm" svg:height="0.102cm" draw:transform="rotate (-2.62253173404668) translate (17.581cm 13.7894611260054cm)" svg:viewBox="0 0 100 103" svg:d="M0 0c81 34 100 103 100 103">
            <text:p/>
          </draw:path>
        </draw:g>
        <draw:g>
          <draw:line draw:style-name="gr34" draw:text-style-name="P7" draw:layer="Door" svg:x1="16.806cm" svg:y1="13.973cm" svg:x2="16.931cm" svg:y2="14.218cm">
            <text:p/>
          </draw:line>
          <draw:path draw:style-name="gr34" draw:text-style-name="P7" draw:layer="Door" svg:width="0.093cm" svg:height="0.099cm" draw:transform="skewX (-0.0972148393360842) rotate (2.57959663444762) translate (16.8858077500533cm 14.3077241103702cm)" svg:viewBox="0 0 94 100" svg:d="M94 0c-75 34-94 100-94 100">
            <text:p/>
          </draw:path>
        </draw:g>
        <draw:g>
          <draw:line draw:style-name="gr34" draw:text-style-name="P7" draw:layer="Door" svg:x1="16.806cm" svg:y1="14.543cm" svg:x2="16.931cm" svg:y2="14.298cm">
            <text:p/>
          </draw:line>
          <draw:path draw:style-name="gr34" draw:text-style-name="P7" draw:layer="Door" svg:width="0.091cm" svg:height="0.099cm" draw:transform="skewX (0.072954762733363) rotate (0.563741348394168) translate (16.806cm 14.2585335120643cm)" svg:viewBox="0 0 92 100" svg:d="M0 0c74 34 92 100 92 100">
            <text:p/>
          </draw:path>
        </draw:g>
        <draw:g>
          <draw:line draw:style-name="gr34" draw:text-style-name="P7" draw:layer="Door" svg:x1="16.806cm" svg:y1="14.61cm" svg:x2="16.931cm" svg:y2="14.855cm">
            <text:p/>
          </draw:line>
          <draw:path draw:style-name="gr34" draw:text-style-name="P7" draw:layer="Door" svg:width="0.093cm" svg:height="0.099cm" draw:transform="skewX (-0.0972148393360842) rotate (2.57959663444762) translate (16.8858077500532cm 14.9447241103702cm)" svg:viewBox="0 0 94 100" svg:d="M94 0c-75 34-94 100-94 100">
            <text:p/>
          </draw:path>
        </draw:g>
        <draw:g>
          <draw:line draw:style-name="gr34" draw:text-style-name="P7" draw:layer="Door" svg:x1="16.806cm" svg:y1="15.18cm" svg:x2="16.931cm" svg:y2="14.935cm">
            <text:p/>
          </draw:line>
          <draw:path draw:style-name="gr34" draw:text-style-name="P7" draw:layer="Door" svg:width="0.091cm" svg:height="0.099cm" draw:transform="skewX (0.072954762733363) rotate (0.563741348394168) translate (16.806cm 14.8955335120643cm)" svg:viewBox="0 0 92 100" svg:d="M0 0c74 34 92 100 92 100">
            <text:p/>
          </draw:path>
        </draw:g>
        <draw:g>
          <draw:line draw:style-name="gr34" draw:text-style-name="P7" draw:layer="Door" svg:x1="16.806cm" svg:y1="15.494cm" svg:x2="16.931cm" svg:y2="15.283cm">
            <text:p/>
          </draw:line>
          <draw:path draw:style-name="gr34" draw:text-style-name="P7" draw:layer="Door" svg:width="0.087cm" svg:height="0.089cm" draw:transform="skewX (-0.0555014702134197) rotate (0.500734962397173) translate (16.806cm 15.2483243967828cm)" svg:viewBox="0 0 88 90" svg:d="M0 0c72 30 88 90 88 90">
            <text:p/>
          </draw:path>
        </draw:g>
        <draw:g>
          <draw:g>
            <draw:line draw:style-name="gr34" draw:text-style-name="P7" draw:layer="Door" svg:x1="16.806cm" svg:y1="15.52cm" svg:x2="17.124cm" svg:y2="15.351cm">
              <text:p/>
            </draw:line>
            <draw:path draw:style-name="gr34" draw:text-style-name="P7" draw:layer="Door" svg:width="0.125cm" svg:height="0.131cm" draw:transform="skewX (-0.064926248174189) rotate (-2.11760798144472) translate (17.2415135191647cm 15.4123849838434cm)" svg:viewBox="0 0 126 132" svg:d="M126 0c-101 44-126 132-126 132">
              <text:p/>
            </draw:path>
          </draw:g>
          <draw:g>
            <draw:line draw:style-name="gr34" draw:text-style-name="P7" draw:layer="Door" svg:x1="17.555cm" svg:y1="15.52cm" svg:x2="17.237cm" svg:y2="15.351cm">
              <text:p/>
            </draw:line>
            <draw:path draw:style-name="gr34" draw:text-style-name="P7" draw:layer="Door" svg:width="0.125cm" svg:height="0.131cm" draw:transform="skewX (0.064926248174189) rotate (2.11760798144472) translate (17.1849946380697cm 15.52cm)" svg:viewBox="0 0 126 132" svg:d="M0 0c101 44 126 132 126 132">
              <text:p/>
            </draw:path>
          </draw:g>
        </draw:g>
        <draw:g>
          <draw:g>
            <draw:line draw:style-name="gr34" draw:text-style-name="P7" draw:layer="Door" svg:x1="17.581cm" svg:y1="13.868cm" svg:x2="17.49cm" svg:y2="14.036cm">
              <text:p/>
            </draw:line>
            <draw:path draw:style-name="gr34" draw:text-style-name="P7" draw:layer="Door" svg:width="0.063cm" svg:height="0.069cm" draw:transform="rotate (-2.60490390860154) translate (17.581cm 14.0629490616622cm)" svg:viewBox="0 0 64 70" svg:d="M0 0c53 23 64 70 64 70">
              <text:p/>
            </draw:path>
          </draw:g>
          <draw:g>
            <draw:line draw:style-name="gr34" draw:text-style-name="P7" draw:layer="Door" svg:x1="17.581cm" svg:y1="14.259cm" svg:x2="17.49cm" svg:y2="14.091cm">
              <text:p/>
            </draw:line>
            <draw:path draw:style-name="gr34" draw:text-style-name="P7" draw:layer="Door" svg:width="0.063cm" svg:height="0.069cm" draw:transform="rotate (-0.542273798594638) translate (17.5263159129939cm 14.031102427544cm)" svg:viewBox="0 0 64 70" svg:d="M64 0c-53 24-64 70-64 70">
              <text:p/>
            </draw:path>
          </draw:g>
        </draw:g>
        <draw:g>
          <draw:g>
            <draw:line draw:style-name="gr34" draw:text-style-name="P7" draw:layer="Door" svg:x1="17.581cm" svg:y1="14.337cm" svg:x2="17.425cm" svg:y2="14.588cm">
              <text:p/>
            </draw:line>
            <draw:path draw:style-name="gr34" draw:text-style-name="P7" draw:layer="Door" svg:width="0.106cm" svg:height="0.107cm" draw:transform="skewX (-0.115715329407224) rotate (-2.66319790561815) translate (17.581cm 14.6286757060675cm)" svg:viewBox="0 0 107 108" svg:d="M0 0c88 36 107 108 107 108">
              <text:p/>
            </draw:path>
          </draw:g>
          <draw:g>
            <draw:line draw:style-name="gr34" draw:text-style-name="P7" draw:layer="Door" svg:x1="17.581cm" svg:y1="14.922cm" svg:x2="17.425cm" svg:y2="14.671cm">
              <text:p/>
            </draw:line>
            <draw:path draw:style-name="gr34" draw:text-style-name="P7" draw:layer="Door" svg:width="0.106cm" svg:height="0.107cm" draw:transform="skewX (0.11065387457644) rotate (-0.481361807700037) translate (17.4858980728283cm 14.5806484699438cm)" svg:viewBox="0 0 107 108" svg:d="M107 0c-88 36-107 108-107 108">
              <text:p/>
            </draw:path>
          </draw:g>
        </draw:g>
        <draw:g>
          <draw:line draw:style-name="gr34" draw:text-style-name="P7" draw:layer="Door" svg:x1="17.581cm" svg:y1="15.272cm" svg:x2="17.464cm" svg:y2="15.049cm">
            <text:p/>
          </draw:line>
          <draw:path draw:style-name="gr34" draw:text-style-name="P7" draw:layer="Door" svg:width="0.085cm" svg:height="0.091cm" draw:transform="skewX (-0.0525344104850295) rotate (-0.547684319275821) translate (17.5077693640488cm 14.9677343718503cm)" svg:viewBox="0 0 86 92" svg:d="M86 0c-70 31-86 92-86 92">
            <text:p/>
          </draw:path>
        </draw:g>
        <draw:g>
          <draw:line draw:style-name="gr34" draw:text-style-name="P7" draw:layer="Door" svg:x1="17.581cm" svg:y1="15.495cm" svg:x2="17.503cm" svg:y2="15.372cm">
            <text:p/>
          </draw:line>
          <draw:path draw:style-name="gr34" draw:text-style-name="P7" draw:layer="Door" svg:width="0.052cm" svg:height="0.052cm" draw:transform="skewX (0.141895268187139) rotate (-0.469668101711674) translate (17.5338567281515cm 15.3278446243637cm)" svg:viewBox="0 0 53 53" svg:d="M53 0c-44 18-53 53-53 53">
            <text:p/>
          </draw:path>
        </draw:g>
        <draw:g>
          <draw:line draw:style-name="gr34" draw:text-style-name="P7" draw:layer="Door" svg:x1="16.806cm" svg:y1="13.504cm" svg:x2="16.944cm" svg:y2="13.749cm">
            <text:p/>
          </draw:line>
          <draw:path draw:style-name="gr34" draw:text-style-name="P7" draw:layer="Door" svg:width="0.099cm" svg:height="0.102cm" draw:transform="rotate (2.62602239255067) translate (16.8932926993951cm 13.8389294400596cm)" svg:viewBox="0 0 100 103" svg:d="M100 0c-80 34-100 103-100 103">
            <text:p/>
          </draw:path>
        </draw:g>
        <draw:g>
          <draw:line draw:style-name="gr34" draw:text-style-name="P7" draw:layer="Door" svg:x1="18.027cm" svg:y1="15.675cm" svg:x2="18.335cm" svg:y2="15.871cm">
            <text:p/>
          </draw:line>
          <draw:path draw:style-name="gr34" draw:text-style-name="P7" draw:layer="Door" svg:width="0.136cm" svg:height="0.132cm" draw:transform="skewX (-0.11065387457644) rotate (-1.10252448848482) translate (18.3850697050938cm 15.675cm)" svg:viewBox="0 0 137 133" svg:d="M0 0c111 45 137 133 137 133">
            <text:p/>
          </draw:path>
        </draw:g>
        <draw:g>
          <draw:line draw:style-name="gr34" draw:text-style-name="P7" draw:layer="Door" svg:x1="19.516cm" svg:y1="15.076cm" svg:x2="19.516cm" svg:y2="15.297cm">
            <text:p/>
          </draw:line>
          <draw:path draw:style-name="gr34" draw:text-style-name="P7" draw:layer="Door" svg:width="0.247cm" svg:height="0.167cm" draw:transform="skewX (0.0361283155162827) rotate (1.45281206936008) translate (19.3211053343544cm 15.2968443089777cm)" svg:viewBox="0 0 248 168" svg:d="M0 0c213 0 248 168 248 168">
            <text:p/>
          </draw:path>
        </draw:g>
        <draw:g>
          <draw:line draw:style-name="gr34" draw:text-style-name="P7" draw:layer="Door" svg:x1="19.752cm" svg:y1="14.205cm" svg:x2="19.752cm" svg:y2="14.688cm">
            <text:p/>
          </draw:line>
          <draw:path draw:style-name="gr34" draw:text-style-name="P7" draw:layer="Door" svg:width="0.542cm" svg:height="0.368cm" draw:transform="skewX (0.0349065850398866) rotate (1.45228847058448) translate (19.3232317355797cm 14.6876597341006cm)" svg:viewBox="0 0 543 369" svg:d="M0 0c465 1 543 369 543 369">
            <text:p/>
          </draw:path>
        </draw:g>
        <draw:g>
          <draw:line draw:style-name="gr34" draw:text-style-name="P7" draw:layer="Door" svg:x1="21.312cm" svg:y1="14.205cm" svg:x2="21.312cm" svg:y2="14.688cm">
            <text:p/>
          </draw:line>
          <draw:path draw:style-name="gr34" draw:text-style-name="P7" draw:layer="Door" svg:width="0.542cm" svg:height="0.368cm" draw:transform="skewX (0.0349065850398866) rotate (1.45228847058448) translate (20.8832317355797cm 14.6876597341006cm)" svg:viewBox="0 0 543 369" svg:d="M0 0c465 1 543 369 543 369">
            <text:p/>
          </draw:path>
        </draw:g>
        <draw:g>
          <draw:line draw:style-name="gr34" draw:text-style-name="P7" draw:layer="Door" svg:x1="18.556cm" svg:y1="12.894cm" svg:x2="18.857cm" svg:y2="12.894cm">
            <text:p/>
          </draw:line>
          <draw:path draw:style-name="gr34" draw:text-style-name="P7" draw:layer="Door" svg:width="0.338cm" svg:height="0.266cm" draw:transform="skewX (-0.0101229096615671) rotate (3.00214084635545) translate (18.8567879502366cm 13.2058314650329cm)" svg:viewBox="0 0 339 267" svg:d="M0 0c291 0 339 267 339 267">
            <text:p/>
          </draw:path>
        </draw:g>
        <draw:g>
          <draw:line draw:style-name="gr34" draw:text-style-name="P7" draw:layer="Door" svg:x1="18.556cm" svg:y1="12.452cm" svg:x2="18.857cm" svg:y2="12.452cm">
            <text:p/>
          </draw:line>
          <draw:path draw:style-name="gr34" draw:text-style-name="P7" draw:layer="Door" svg:width="0.338cm" svg:height="0.266cm" draw:transform="skewX (-0.0101229096615671) rotate (3.00214084635545) translate (18.8567879502366cm 12.7638314650329cm)" svg:viewBox="0 0 339 267" svg:d="M0 0c291 0 339 267 339 267">
            <text:p/>
          </draw:path>
        </draw:g>
        <draw:g>
          <draw:line draw:style-name="gr34" draw:text-style-name="P7" draw:layer="Door" svg:x1="18.556cm" svg:y1="12.023cm" svg:x2="18.857cm" svg:y2="12.023cm">
            <text:p/>
          </draw:line>
          <draw:path draw:style-name="gr34" draw:text-style-name="P7" draw:layer="Door" svg:width="0.338cm" svg:height="0.266cm" draw:transform="skewX (-0.0101229096615671) rotate (3.00214084635545) translate (18.8567879502366cm 12.3348314650329cm)" svg:viewBox="0 0 339 267" svg:d="M0 0c291 0 339 267 339 267">
            <text:p/>
          </draw:path>
        </draw:g>
        <draw:g>
          <draw:line draw:style-name="gr34" draw:text-style-name="P7" draw:layer="Door" svg:x1="19.715cm" svg:y1="12.894cm" svg:x2="19.414cm" svg:y2="12.894cm">
            <text:p/>
          </draw:line>
          <draw:path draw:style-name="gr34" draw:text-style-name="P7" draw:layer="Door" svg:width="0.337cm" svg:height="0.266cm" draw:transform="skewX (0.0127409035395586) rotate (-3.00161724757985) translate (19.7490889027505cm 13.1586483838054cm)" svg:viewBox="0 0 338 267" svg:d="M338 0c-291 0-338 267-338 267">
            <text:p/>
          </draw:path>
        </draw:g>
        <draw:g>
          <draw:line draw:style-name="gr34" draw:text-style-name="P7" draw:layer="Door" svg:x1="19.715cm" svg:y1="12.452cm" svg:x2="19.414cm" svg:y2="12.452cm">
            <text:p/>
          </draw:line>
          <draw:path draw:style-name="gr34" draw:text-style-name="P7" draw:layer="Door" svg:width="0.337cm" svg:height="0.266cm" draw:transform="skewX (0.0127409035395586) rotate (-3.00161724757985) translate (19.7490889027505cm 12.7166483838054cm)" svg:viewBox="0 0 338 267" svg:d="M338 0c-291 0-338 267-338 267">
            <text:p/>
          </draw:path>
        </draw:g>
        <draw:g>
          <draw:line draw:style-name="gr34" draw:text-style-name="P7" draw:layer="Door" svg:x1="19.715cm" svg:y1="12.023cm" svg:x2="19.414cm" svg:y2="12.023cm">
            <text:p/>
          </draw:line>
          <draw:path draw:style-name="gr34" draw:text-style-name="P7" draw:layer="Door" svg:width="0.337cm" svg:height="0.266cm" draw:transform="skewX (0.0127409035395586) rotate (-3.00161724757985) translate (19.7490889027505cm 12.2876483838054cm)" svg:viewBox="0 0 338 267" svg:d="M338 0c-291 0-338 267-338 267">
            <text:p/>
          </draw:path>
        </draw:g>
        <draw:g>
          <draw:line draw:style-name="gr34" draw:text-style-name="P7" draw:layer="Door" svg:x1="20.727cm" svg:y1="12.894cm" svg:x2="21.028cm" svg:y2="12.894cm">
            <text:p/>
          </draw:line>
          <draw:path draw:style-name="gr34" draw:text-style-name="P7" draw:layer="Door" svg:width="0.338cm" svg:height="0.266cm" draw:transform="skewX (-0.0101229096615671) rotate (3.00214084635545) translate (21.0277879502366cm 13.2058314650329cm)" svg:viewBox="0 0 339 267" svg:d="M0 0c291 0 339 267 339 267">
            <text:p/>
          </draw:path>
        </draw:g>
        <draw:g>
          <draw:line draw:style-name="gr34" draw:text-style-name="P7" draw:layer="Door" svg:x1="20.727cm" svg:y1="12.452cm" svg:x2="21.028cm" svg:y2="12.452cm">
            <text:p/>
          </draw:line>
          <draw:path draw:style-name="gr34" draw:text-style-name="P7" draw:layer="Door" svg:width="0.338cm" svg:height="0.266cm" draw:transform="skewX (-0.0101229096615671) rotate (3.00214084635545) translate (21.0277879502366cm 12.7638314650329cm)" svg:viewBox="0 0 339 267" svg:d="M0 0c291 0 339 267 339 267">
            <text:p/>
          </draw:path>
        </draw:g>
        <draw:g>
          <draw:line draw:style-name="gr34" draw:text-style-name="P7" draw:layer="Door" svg:x1="20.727cm" svg:y1="12.023cm" svg:x2="21.028cm" svg:y2="12.023cm">
            <text:p/>
          </draw:line>
          <draw:path draw:style-name="gr34" draw:text-style-name="P7" draw:layer="Door" svg:width="0.338cm" svg:height="0.266cm" draw:transform="skewX (-0.0101229096615671) rotate (3.00214084635545) translate (21.0277879502366cm 12.3348314650329cm)" svg:viewBox="0 0 339 267" svg:d="M0 0c291 0 339 267 339 267">
            <text:p/>
          </draw:path>
        </draw:g>
        <draw:g>
          <draw:line draw:style-name="gr34" draw:text-style-name="P7" draw:layer="Door" svg:x1="21.912cm" svg:y1="12.894cm" svg:x2="21.611cm" svg:y2="12.894cm">
            <text:p/>
          </draw:line>
          <draw:path draw:style-name="gr34" draw:text-style-name="P7" draw:layer="Door" svg:width="0.337cm" svg:height="0.266cm" draw:transform="skewX (0.0127409035395586) rotate (-3.00161724757985) translate (21.9460889027505cm 13.1586483838054cm)" svg:viewBox="0 0 338 267" svg:d="M338 0c-291 0-338 267-338 267">
            <text:p/>
          </draw:path>
        </draw:g>
        <draw:g>
          <draw:line draw:style-name="gr34" draw:text-style-name="P7" draw:layer="Door" svg:x1="21.912cm" svg:y1="12.452cm" svg:x2="21.611cm" svg:y2="12.452cm">
            <text:p/>
          </draw:line>
          <draw:path draw:style-name="gr34" draw:text-style-name="P7" draw:layer="Door" svg:width="0.337cm" svg:height="0.266cm" draw:transform="skewX (0.0127409035395586) rotate (-3.00161724757985) translate (21.9460889027505cm 12.7166483838054cm)" svg:viewBox="0 0 338 267" svg:d="M338 0c-291 0-338 267-338 267">
            <text:p/>
          </draw:path>
        </draw:g>
        <draw:g>
          <draw:line draw:style-name="gr34" draw:text-style-name="P7" draw:layer="Door" svg:x1="21.912cm" svg:y1="12.023cm" svg:x2="21.611cm" svg:y2="12.023cm">
            <text:p/>
          </draw:line>
          <draw:path draw:style-name="gr34" draw:text-style-name="P7" draw:layer="Door" svg:width="0.337cm" svg:height="0.266cm" draw:transform="skewX (0.0127409035395586) rotate (-3.00161724757985) translate (21.9460889027505cm 12.2876483838054cm)" svg:viewBox="0 0 338 267" svg:d="M338 0c-291 0-338 267-338 267">
            <text:p/>
          </draw:path>
        </draw:g>
        <draw:g>
          <draw:line draw:style-name="gr34" draw:text-style-name="P7" draw:layer="Door" svg:x1="19.323cm" svg:y1="11.62cm" svg:x2="19.323cm" svg:y2="11.971cm">
            <text:p/>
          </draw:line>
          <draw:path draw:style-name="gr34" draw:text-style-name="P7" draw:layer="Door" svg:width="0.393cm" svg:height="0.267cm" draw:transform="skewX (0.0303687289847013) rotate (1.45089220718289) translate (19.0111685349671cm 11.9707527260234cm)" svg:viewBox="0 0 394 268" svg:d="M0 0c338 0 394 268 394 268">
            <text:p/>
          </draw:path>
        </draw:g>
        <draw:g>
          <draw:line draw:style-name="gr34" draw:text-style-name="P7" draw:layer="Door" svg:x1="21.951cm" svg:y1="14.792cm" svg:x2="21.468cm" svg:y2="14.792cm">
            <text:p/>
          </draw:line>
          <draw:path draw:style-name="gr34" draw:text-style-name="P7" draw:layer="Door" svg:width="0.543cm" svg:height="0.368cm" draw:transform="skewX (-0.0373500459926786) rotate (-3.02343386322978) translate (22.0085428778892cm 15.1566398561693cm)" svg:viewBox="0 0 544 369" svg:d="M544 0c-465 1-544 369-544 369">
            <text:p/>
          </draw:path>
        </draw:g>
        <draw:g>
          <draw:line draw:style-name="gr34" draw:text-style-name="P7" draw:layer="Door" svg:x1="22.408cm" svg:y1="15.675cm" svg:x2="22.716cm" svg:y2="15.871cm">
            <text:p/>
          </draw:line>
          <draw:path draw:style-name="gr34" draw:text-style-name="P7" draw:layer="Door" svg:width="0.136cm" svg:height="0.132cm" draw:transform="skewX (-0.110653874576441) rotate (-1.10252448848482) translate (22.7660697050938cm 15.675cm)" svg:viewBox="0 0 137 133" svg:d="M0 0c111 45 137 133 137 133">
            <text:p/>
          </draw:path>
        </draw:g>
        <draw:g>
          <draw:line draw:style-name="gr34" draw:text-style-name="P7" draw:layer="Door" svg:x1="23.157cm" svg:y1="15.001cm" svg:x2="23.157cm" svg:y2="15.677cm">
            <text:p/>
          </draw:line>
          <draw:path draw:style-name="gr34" draw:text-style-name="P7" draw:layer="Door" svg:width="0.758cm" svg:height="0.458cm" draw:transform="skewX (-0.066497044500984) rotate (-1.46555297289964) translate (23.6099986001359cm 14.9219016577085cm)" svg:viewBox="0 0 759 459" svg:d="M759 0c-651 1-759 459-759 459">
            <text:p/>
          </draw:path>
        </draw:g>
        <draw:g>
          <draw:line draw:style-name="gr34" draw:text-style-name="P7" draw:layer="Door" svg:x1="24.848cm" svg:y1="15.182cm" svg:x2="24.848cm" svg:y2="15.677cm">
            <text:p/>
          </draw:line>
          <draw:path draw:style-name="gr34" draw:text-style-name="P7" draw:layer="Door" svg:width="0.555cm" svg:height="0.357cm" draw:transform="skewX (-0.0492182849062401) rotate (-1.45787352419086) translate (25.2010856085342cm 15.1238578123423cm)" svg:viewBox="0 0 556 358" svg:d="M556 0c-476 1-556 358-556 358">
            <text:p/>
          </draw:path>
        </draw:g>
        <draw:g>
          <draw:line draw:style-name="gr34" draw:text-style-name="P7" draw:layer="Door" svg:x1="26.512cm" svg:y1="15.182cm" svg:x2="26.512cm" svg:y2="15.677cm">
            <text:p/>
          </draw:line>
          <draw:path draw:style-name="gr34" draw:text-style-name="P7" draw:layer="Door" svg:width="0.555cm" svg:height="0.357cm" draw:transform="skewX (-0.0492182849062401) rotate (-1.45787352419086) translate (26.8650856085342cm 15.1238578123423cm)" svg:viewBox="0 0 556 358" svg:d="M556 0c-476 1-556 358-556 358">
            <text:p/>
          </draw:path>
        </draw:g>
        <draw:g>
          <draw:line draw:style-name="gr34" draw:text-style-name="P7" draw:layer="Door" svg:x1="26.912cm" svg:y1="11.921cm" svg:x2="27.372cm" svg:y2="11.737cm">
            <text:p/>
          </draw:line>
          <draw:path draw:style-name="gr34" draw:text-style-name="P7" draw:layer="Door" svg:width="0.555cm" svg:height="0.356cm" draw:transform="skewX (0.0485201532054423) rotate (-2.87385914633386) translate (27.5261545757277cm 12.1227858770176cm)" svg:viewBox="0 0 556 357" svg:d="M0 0c477 0 556 357 556 357">
            <text:p/>
          </draw:path>
        </draw:g>
        <draw:g>
          <draw:line draw:style-name="gr34" draw:text-style-name="P7" draw:layer="Door" svg:x1="29.112cm" svg:y1="9.605cm" svg:x2="28.656cm" svg:y2="9.605cm">
            <text:p/>
          </draw:line>
          <draw:path draw:style-name="gr34" draw:text-style-name="P7" draw:layer="Door" svg:width="0.51cm" svg:height="0.367cm" draw:transform="skewX (0.0139626340159546) rotate (-0.125663706143592) translate (28.6557074197571cm 9.17591824932878cm)" svg:viewBox="0 0 511 368" svg:d="M0 0c440 1 511 368 511 368">
            <text:p/>
          </draw:path>
        </draw:g>
        <draw:g>
          <draw:line draw:style-name="gr34" draw:text-style-name="P7" draw:layer="Door" svg:x1="39.265cm" svg:y1="9.557cm" svg:x2="39.265cm" svg:y2="10.013cm">
            <text:p/>
          </draw:line>
          <draw:path draw:style-name="gr34" draw:text-style-name="P7" draw:layer="Door" svg:width="0.509cm" svg:height="0.367cm" draw:transform="skewX (0.0109955742875643) rotate (1.44478355480091) translate (38.8356390533552cm 10.0132974536268cm)" svg:viewBox="0 0 510 368" svg:d="M0 0c440 1 510 368 510 368">
            <text:p/>
          </draw:path>
        </draw:g>
        <draw:g>
          <draw:line draw:style-name="gr34" draw:text-style-name="P7" draw:layer="Door" svg:x1="37.341cm" svg:y1="10.536cm" svg:x2="36.932cm" svg:y2="10.333cm">
            <text:p/>
          </draw:line>
          <draw:path draw:style-name="gr34" draw:text-style-name="P7" draw:layer="Door" svg:width="0.51cm" svg:height="0.367cm" draw:transform="skewX (-0.0130899693899574) rotate (2.80736210183288) translate (37.2246401785864cm 10.8852191388692cm)" svg:viewBox="0 0 511 368" svg:d="M511 0c-440 1-511 368-511 368">
            <text:p/>
          </draw:path>
        </draw:g>
        <draw:g>
          <draw:line draw:style-name="gr34" draw:text-style-name="P7" draw:layer="Door" svg:x1="35.865cm" svg:y1="13.468cm" svg:x2="35.456cm" svg:y2="13.265cm">
            <text:p/>
          </draw:line>
          <draw:path draw:style-name="gr34" draw:text-style-name="P7" draw:layer="Door" svg:width="0.509cm" svg:height="0.367cm" draw:transform="skewX (0.0109955742875643) rotate (-0.586256095744896) translate (35.6466700349106cm 12.8805425047601cm)" svg:viewBox="0 0 510 368" svg:d="M0 0c440 1 510 368 510 368">
            <text:p/>
          </draw:path>
        </draw:g>
        <draw:g>
          <draw:line draw:style-name="gr34" draw:text-style-name="P7" draw:layer="Door" svg:x1="42.162cm" svg:y1="9.527cm" svg:x2="41.706cm" svg:y2="9.527cm">
            <text:p/>
          </draw:line>
          <draw:path draw:style-name="gr34" draw:text-style-name="P7" draw:layer="Door" svg:width="0.509cm" svg:height="0.367cm" draw:transform="skewX (0.0109955742875643) rotate (-0.126012771993991) translate (41.7059817423469cm 9.09764392673902cm)" svg:viewBox="0 0 510 368" svg:d="M0 0c440 1 510 368 510 368">
            <text:p/>
          </draw:path>
        </draw:g>
        <draw:g>
          <draw:line draw:style-name="gr34" draw:text-style-name="P7" draw:layer="Door" svg:x1="29.905cm" svg:y1="9.605cm" svg:x2="30.361cm" svg:y2="9.605cm">
            <text:p/>
          </draw:line>
          <draw:path draw:style-name="gr34" draw:text-style-name="P7" draw:layer="Door" svg:width="0.509cm" svg:height="0.368cm" draw:transform="skewX (-0.011693705988362) rotate (0.125489173218392) translate (29.8548883225045cm 9.2398021916802cm)" svg:viewBox="0 0 510 369" svg:d="M510 0c-439 1-510 369-510 369">
            <text:p/>
          </draw:path>
        </draw:g>
        <draw:g>
          <draw:polygon draw:style-name="gr35" draw:text-style-name="P7" draw:layer="AC_Zones" svg:width="1.769cm" svg:height="9.167cm" svg:x="9.5cm" svg:y="24.182cm" svg:viewBox="0 0 1770 9168" draw:points="1770,0 0,18 0,9168 1770,7486">
            <text:p/>
          </draw:polygon>
          <draw:polygon draw:style-name="gr35" draw:text-style-name="P7" draw:layer="AC_Zones" svg:width="1.769cm" svg:height="8.499cm" svg:x="9.5cm" svg:y="15.7cm" svg:viewBox="0 0 1770 8500" draw:points="0,8500 30,0 1751,0 1770,8482">
            <text:p/>
          </draw:polygon>
          <draw:polygon draw:style-name="gr35" draw:text-style-name="P7" draw:layer="AC_Zones" svg:width="6.246cm" svg:height="6.012cm" svg:x="11.251cm" svg:y="15.663cm" svg:viewBox="0 0 6247 6013" draw:points="0,6013 6244,6013 6244,4087 1799,4087 1799,687 6247,687 6244,0 0,0">
            <text:p/>
          </draw:polygon>
          <draw:polygon draw:style-name="gr35" draw:text-style-name="P7" draw:layer="AC_Zones" svg:width="1.725cm" svg:height="5.155cm" svg:x="9.53cm" svg:y="6.095cm" svg:viewBox="0 0 1726 5156" draw:points="0,5156 0,0 1726,1711 1726,5156">
            <text:p/>
          </draw:polygon>
          <draw:polygon draw:style-name="gr35" draw:text-style-name="P7" draw:layer="AC_Zones" svg:width="6.254cm" svg:height="8.86cm" svg:x="17.495cm" svg:y="15.663cm" svg:viewBox="0 0 6255 8861" draw:points="0,0 0,6013 2954,8861 4055,7577 6255,7577 6254,5843 3564,4318 3279,4006 3036,3618 2921,3237 2921,2786 2905,1992 1177,1984 1177,0">
            <text:p/>
          </draw:polygon>
          <draw:polygon draw:style-name="gr35" draw:text-style-name="P7" draw:layer="AC_Zones" svg:width="11.341cm" svg:height="1.991cm" svg:x="18.672cm" svg:y="15.663cm" svg:viewBox="0 0 11342 1992" draw:points="0,1992 0,0 11342,0 11342,1992">
            <text:p/>
          </draw:polygon>
          <draw:polygon draw:style-name="gr35" draw:text-style-name="P7" draw:layer="AC_Zones" svg:width="6.099cm" svg:height="2.008cm" svg:x="28.15cm" svg:y="13.65cm" svg:viewBox="0 0 6100 2009" draw:points="510,1317 0,0 6100,0 6092,2009 110,2009">
            <text:p/>
          </draw:polygon>
          <draw:polygon draw:style-name="gr35" draw:text-style-name="P7" draw:layer="AC_Zones" svg:width="5.629cm" svg:height="2.877cm" svg:x="24.731cm" svg:y="10.772cm" svg:viewBox="0 0 5630 2878" draw:points="3419,2878 5630,2878 5630,506 3922,503 3922,4 0,0 0,2544 1304,2544 1288,479 2428,473">
            <text:p/>
          </draw:polygon>
          <draw:polygon draw:style-name="gr35" draw:text-style-name="P7" draw:layer="AC_Zones" svg:width="4.97cm" svg:height="2.97cm" svg:x="24.731cm" svg:y="7.805cm" svg:viewBox="0 0 4971 2971" draw:points="4971,0 0,0 0,2971 3922,2971 3919,695 4849,196 4910,169 4971,145">
            <text:p/>
          </draw:polygon>
          <draw:polygon draw:style-name="gr35" draw:text-style-name="P7" draw:layer="AC_Zones" svg:width="10.169cm" svg:height="1.714cm" svg:x="9.53cm" svg:y="6.091cm" svg:viewBox="0 0 10170 1715" draw:points="0,0 10170,0 10170,1715 1721,1715">
            <text:p/>
          </draw:polygon>
          <draw:custom-shape draw:style-name="gr36" draw:text-style-name="P7" draw:layer="AC_Zones" svg:width="9.25cm" svg:height="1.715cm" svg:x="19.7cm" svg:y="6.091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3.498cm" svg:height="9.995cm" svg:x="11.251cm" svg:y="21.676cm" svg:viewBox="0 0 13499 9996" draw:points="8274,3901 8274,6243 13293,6242 13293,7269 12164,7269 12164,9022 13358,9763 13427,9780 13499,9774 13499,9996 19,9996 0,0 6244,0 9198,2848">
            <text:p/>
          </draw:polygon>
          <draw:polygon draw:style-name="gr35" draw:text-style-name="P7" draw:layer="AC_Zones" svg:width="12.188cm" svg:height="1.666cm" svg:x="9.5cm" svg:y="31.668cm" svg:viewBox="0 0 12189 1667" draw:points="12189,1667 0,1667 1770,0 12189,0">
            <text:p/>
          </draw:polygon>
          <draw:polygon draw:style-name="gr35" draw:text-style-name="P7" draw:layer="AC_Zones" svg:width="11.31cm" svg:height="1.671cm" svg:x="21.689cm" svg:y="31.668cm" svg:viewBox="0 0 11311 1672" draw:points="11311,0 11311,1672 0,1672 0,0">
            <text:p/>
          </draw:polygon>
          <draw:polygon draw:style-name="gr35" draw:text-style-name="P7" draw:layer="AC_Zones" svg:width="4.586cm" svg:height="3.749cm" svg:x="24.544cm" svg:y="27.918cm" svg:viewBox="0 0 4587 3750" draw:points="206,3532 206,3750 4587,3750 4587,0 0,0 0,1027 1587,1027 1587,2784 556,2776 428,3387">
            <text:p/>
          </draw:polygon>
          <draw:polygon draw:style-name="gr35" draw:text-style-name="P7" draw:layer="AC_Zones" svg:width="2.421cm" svg:height="9.693cm" svg:x="38.65cm" svg:y="13.65cm" svg:viewBox="0 0 2422 9694" draw:points="0,3989 0,9694 2422,9694 2422,1997 1388,1997 1388,455 650,455 651,0 250,0 259,3989">
            <text:p/>
          </draw:polygon>
          <draw:polygon draw:style-name="gr35" draw:text-style-name="P7" draw:layer="AC_Zones" svg:width="9.341cm" svg:height="5.844cm" svg:x="29.7cm" svg:y="7.805cm" svg:viewBox="0 0 9342 5845" draw:points="655,701 655,5845 5550,5845 7272,2450 8910,2445 8910,2195 9342,2195 9341,14 2,0 0,145 97,178 171,225 223,264 249,273">
            <text:p/>
          </draw:polygon>
          <draw:polygon draw:style-name="gr35" draw:text-style-name="P7" draw:layer="AC_Zones" svg:width="10.091cm" svg:height="1.727cm" svg:x="28.95cm" svg:y="6.091cm" svg:viewBox="0 0 10092 1728" draw:points="0,0 8374,9 10092,1728 0,1715">
            <text:p/>
          </draw:polygon>
          <draw:polygon draw:style-name="gr35" draw:text-style-name="P7" draw:layer="AC_Zones" svg:width="10.754cm" svg:height="3.069cm" svg:x="37.324cm" svg:y="4.749cm" svg:viewBox="0 0 10755 3070" draw:points="1717,3070 0,1351 0,0 10755,2 8840,1711 1717,1717">
            <text:p/>
          </draw:polygon>
          <draw:polygon draw:style-name="gr35" draw:text-style-name="P7" draw:layer="AC_Zones" svg:width="2.528cm" svg:height="7.46cm" svg:x="45.55cm" svg:y="4.751cm" svg:viewBox="0 0 2529 7461" draw:points="614,1716 0,7271 1681,7461 2529,0">
            <text:p/>
          </draw:polygon>
          <draw:polygon draw:style-name="gr35" draw:text-style-name="P7" draw:layer="AC_Zones" svg:width="7.122cm" svg:height="7.638cm" svg:x="39.041cm" svg:y="6.466cm" svg:viewBox="0 0 7123 7639" draw:points="6359,6184 6509,5561 7123,1 0,0 1,3534 260,3534 259,7639 2763,7639 3609,7484 5409,7034 5909,6734">
            <text:p/>
          </draw:polygon>
          <draw:polygon draw:style-name="gr35" draw:text-style-name="P7" draw:layer="AC_Zones" svg:width="5.405cm" svg:height="3.624cm" svg:x="41.804cm" svg:y="12.022cm" svg:viewBox="0 0 5406 3625" draw:points="5320,769 5406,195 3746,0 3596,628 3146,1178 2646,1478 846,1928 0,2083 0,3625 1014,3625 2957,3140 3735,2799 4607,2125 5082,1283">
            <text:p/>
          </draw:polygon>
          <draw:polygon draw:style-name="gr35" draw:text-style-name="P7" draw:layer="AC_Zones" svg:width="1.745cm" svg:height="7.696cm" svg:x="41.072cm" svg:y="15.647cm" svg:viewBox="0 0 1746 7697" draw:points="428,1753 428,6008 1741,6008 0,7697 0,0 1746,0 1741,1347">
            <text:p/>
          </draw:polygon>
          <draw:polygon draw:style-name="gr35" draw:text-style-name="P7" draw:layer="AC_Zones" svg:width="4.949cm" svg:height="2.68cm" svg:x="41.072cm" svg:y="21.655cm" svg:viewBox="0 0 4950 2681" draw:points="3153,2681 4950,2245 4950,1695 4778,1145 4328,545 3754,169 3178,2 1741,0 0,1689 2578,1684 2878,1845 3078,2145 3153,2345">
            <text:p/>
          </draw:polygon>
          <draw:polygon draw:style-name="gr35" draw:text-style-name="P7" draw:layer="AC_Zones" svg:width="1.813cm" svg:height="4.592cm" svg:x="42.411cm" svg:y="23.339cm" svg:viewBox="0 0 1814 4593" draw:points="1814,661 1739,461 1539,161 1239,0 0,5 0,4593 1430,4593 1814,997">
            <text:p/>
          </draw:polygon>
          <draw:polygon draw:style-name="gr35" draw:text-style-name="P7" draw:layer="AC_Zones" svg:width="2.581cm" svg:height="9.439cm" svg:x="43.44cm" svg:y="23.9cm" svg:viewBox="0 0 2582 9440" draw:points="0,7768 1571,9440 2582,0 785,436">
            <text:p/>
          </draw:polygon>
          <draw:polygon draw:style-name="gr35" draw:text-style-name="P7" draw:layer="AC_Zones" svg:width="5.883cm" svg:height="1.733cm" svg:x="23.749cm" svg:y="21.506cm" svg:viewBox="0 0 5884 1734" draw:points="744,1734 1,1734 0,0 519,179 5884,177 5884,1444 751,1444">
            <text:p/>
          </draw:polygon>
          <draw:custom-shape draw:style-name="gr37" draw:text-style-name="P7" draw:layer="AC_Zones" svg:width="5.14cm" svg:height="4.968cm" svg:x="24.493cm" svg:y="22.95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4.709cm" svg:height="3.749cm" svg:x="29.131cm" svg:y="27.918cm" svg:viewBox="0 0 14710 3750" draw:points="14309,3750 0,3750 0,0 14710,0">
            <text:p/>
          </draw:polygon>
          <draw:polygon draw:style-name="gr35" draw:text-style-name="P7" draw:layer="AC_Zones" svg:width="12.01cm" svg:height="1.671cm" svg:x="33cm" svg:y="31.668cm" svg:viewBox="0 0 12011 1672" draw:points="12011,1672 0,1672 0,0 10440,0">
            <text:p/>
          </draw:polygon>
          <draw:custom-shape draw:style-name="gr38" draw:text-style-name="P7" draw:layer="AC_Zones" svg:width="9.017cm" svg:height="1.544cm" svg:x="29.633cm" svg:y="21.8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8.893cm" svg:height="4.004cm" svg:x="30.014cm" svg:y="13.65cm" svg:viewBox="0 0 8894 4005" draw:points="4236,0 8886,0 8894,3997 0,4005 0,2009 4228,2009">
            <text:p/>
          </draw:polygon>
          <draw:custom-shape draw:style-name="gr39" draw:text-style-name="P7" draw:layer="AC_Zones" svg:width="5.931cm" svg:height="3.483cm" svg:x="18.8cm" svg:y="7.80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7" draw:layer="AC_Zones" svg:width="1.838cm" svg:height="4.375cm" svg:x="11.251cm" svg:y="11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AC_Zones" svg:width="1.643cm" svg:height="1.028cm" svg:x="13.089cm" svg:y="11.28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7" draw:layer="AC_Zones" svg:width="1.643cm" svg:height="2.315cm" svg:x="13.089cm" svg:y="12.31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7" draw:layer="AC_Zones" svg:width="1.643cm" svg:height="1.032cm" svg:x="13.089cm" svg:y="14.63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AC_Zones" svg:width="9.999cm" svg:height="4.375cm" svg:x="14.732cm" svg:y="11.28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7" draw:layer="AC_Zones" svg:width="1.624cm" svg:height="2.349cm" svg:x="24.731cm" svg:y="13.314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.98cm" svg:height="2.068cm" svg:x="26.019cm" svg:y="11.245cm" svg:viewBox="0 0 1981 2069" draw:points="1152,0 0,0 16,2069 1981,2069">
            <text:p/>
          </draw:polygon>
          <draw:custom-shape draw:style-name="gr46" draw:text-style-name="P7" draw:layer="AC_Zones" svg:width="1.702cm" svg:height="1.183cm" svg:x="28.653cm" svg:y="8.5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7" draw:layer="AC_Zones" svg:width="1.708cm" svg:height="1.589cm" svg:x="28.653cm" svg:y="9.68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7" draw:layer="AC_Zones" svg:width="2.073cm" svg:height="1.689cm" svg:x="13.05cm" svg:y="16.3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7" draw:layer="AC_Zones" svg:width="8.717cm" svg:height="4.574cm" svg:x="29.633cm" svg:y="23.34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7" draw:layer="AC_Zones" svg:width="4.061cm" svg:height="2.829cm" svg:x="38.35cm" svg:y="23.34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7" draw:layer="AC_Zones" svg:width="0.984cm" svg:height="1.745cm" svg:x="40.439cm" svg:y="26.17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7" draw:layer="AC_Zones" svg:width="0.988cm" svg:height="1.745cm" svg:x="41.423cm" svg:y="26.17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7" draw:layer="AC_Zones" svg:width="2.089cm" svg:height="1.745cm" svg:x="38.35cm" svg:y="26.17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7" draw:layer="AC_Zones" svg:width="1.675cm" svg:height="2.342cm" svg:x="19.525cm" svg:y="25.57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7" draw:layer="AC_Zones" svg:width="1.616cm" svg:height="2.35cm" svg:x="21.2cm" svg:y="25.57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7" draw:layer="AC_Zones" svg:width="1.677cm" svg:height="2.341cm" svg:x="22.816cm" svg:y="25.577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7" draw:layer="AC_Zones" svg:width="2.437cm" svg:height="2.337cm" svg:x="22.056cm" svg:y="23.2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AC_Zones" svg:width="1.185cm" svg:height="0.882cm" svg:x="23.415cm" svg:y="28.94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7" draw:layer="AC_Zones" svg:width="1.185cm" svg:height="0.875cm" svg:x="23.415cm" svg:y="29.827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7" draw:layer="AC_Zones" svg:width="1.535cm" svg:height="1.757cm" svg:x="24.596cm" svg:y="28.945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2.522cm" svg:height="2.336cm" svg:x="19.533cm" svg:y="23.24cm" svg:viewBox="0 0 2523 2337" draw:points="2017,0 2523,0 2523,2337 0,2337 916,1284">
            <text:p/>
          </draw:polygon>
          <draw:polygon draw:style-name="gr35" draw:text-style-name="P7" draw:layer="AC_Zones" svg:width="2.304cm" svg:height="2.348cm" svg:x="26.356cm" svg:y="13.314cm" svg:viewBox="0 0 2305 2349" draw:points="1644,0 0,0 0,2349 1903,2349 2305,1653">
            <text:p/>
          </draw:polygon>
          <draw:custom-shape draw:style-name="gr61" draw:text-style-name="P7" draw:layer="AC_Zones" svg:width="2.372cm" svg:height="1.689cm" svg:x="15.123cm" svg:y="16.35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7" draw:layer="AC_Zones" svg:width="2.073cm" svg:height="1.711cm" svg:x="13.05cm" svg:y="18.03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7" draw:layer="AC_Zones" svg:width="2.372cm" svg:height="1.711cm" svg:x="15.123cm" svg:y="18.03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7" draw:layer="AC_Zones" svg:width="7.549cm" svg:height="3.482cm" svg:x="11.251cm" svg:y="7.80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7" draw:layer="AC_Zones" svg:width="1.721cm" svg:height="4.449cm" svg:x="9.53cm" svg:y="11.251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4.05cm" svg:height="1.736cm" svg:x="35.25cm" svg:y="11.913cm" svg:viewBox="0 0 4051 1737" draw:points="0,1737 4051,1737 4051,0 900,0">
            <text:p/>
          </draw:polygon>
          <draw:polygon draw:style-name="gr35" draw:text-style-name="P7" draw:layer="AC_Zones" svg:width="3.15cm" svg:height="1.912cm" svg:x="36.15cm" svg:y="10cm" svg:viewBox="0 0 3151 1913" draw:points="0,1913 3151,1913 3151,0 2460,0 2460,250 822,255">
            <text:p/>
          </draw:polygon>
        </draw:g>
        <draw:custom-shape draw:style-name="gr66" draw:text-style-name="P8" draw:layer="Unit" svg:width="0.852cm" svg:height="0.23cm" svg:x="22.11cm" svg:y="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8" draw:layer="Unit" svg:width="0.849cm" svg:height="0.23cm" svg:x="26.125cm" svg:y="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9" draw:layer="Unit" svg:width="1.427cm" svg:height="0.228cm" svg:x="26.942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Unit" svg:width="1.439cm" svg:height="0.229cm" svg:x="28.988cm" svg:y="7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Unit" svg:width="1.442cm" svg:height="0.229cm" svg:x="31.805cm" svg:y="7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Unit" svg:width="1.446cm" svg:height="0.228cm" svg:x="32.622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Unit" svg:width="1.428cm" svg:height="0.229cm" svg:x="32.527cm" svg:y="10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Unit" svg:width="1.428cm" svg:height="0.23cm" svg:x="32.527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Unit" svg:width="1.428cm" svg:height="0.23cm" svg:x="32.527cm" svg:y="13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Unit" svg:width="1.442cm" svg:height="0.228cm" svg:x="28.949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Unit" svg:width="1.442cm" svg:height="0.229cm" svg:x="28.949cm" svg:y="10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Unit" svg:width="1.442cm" svg:height="0.23cm" svg:x="28.94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Unit" svg:width="1.442cm" svg:height="0.23cm" svg:x="28.952cm" svg:y="13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Unit" svg:width="1.44cm" svg:height="0.229cm" svg:x="34.901cm" svg:y="10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9" draw:layer="Unit" svg:width="1.438cm" svg:height="0.229cm" svg:x="34.668cm" svg:y="7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9" draw:layer="Unit" svg:width="1.445cm" svg:height="0.229cm" svg:x="36.439cm" svg:y="7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9" draw:layer="Unit" svg:width="1.447cm" svg:height="0.229cm" svg:x="38.191cm" svg:y="7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9" draw:layer="Unit" svg:width="0.836cm" svg:height="0.229cm" svg:x="37.688cm" svg:y="11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0" draw:layer="Unit" svg:width="0.839cm" svg:height="0.23cm" svg:x="38.086cm" svg:y="12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0" draw:layer="Unit" svg:width="0.847cm" svg:height="0.23cm" svg:x="36.504cm" svg:y="13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0" draw:layer="Unit" svg:width="1.427cm" svg:height="0.229cm" svg:x="36.187cm" svg:y="14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9" draw:layer="Unit" svg:width="0.841cm" svg:height="0.229cm" svg:x="32.522cm" svg:y="14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9" draw:layer="Unit" svg:width="0.834cm" svg:height="0.229cm" svg:x="30.994cm" svg:y="14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8" draw:layer="Unit" svg:width="1.427cm" svg:height="0.23cm" svg:x="11.934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8" draw:layer="Unit" svg:width="1.428cm" svg:height="0.23cm" svg:x="14.119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8" draw:layer="Unit" svg:width="1.428cm" svg:height="0.229cm" svg:x="16.418cm" svg:y="9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8" draw:layer="Unit" svg:width="1.428cm" svg:height="0.23cm" svg:x="16.418cm" svg:y="9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draw:layer="Unit" svg:width="1.409cm" svg:height="0.23cm" svg:x="18.333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draw:layer="Unit" svg:width="1.247cm" svg:height="0.231cm" svg:x="17.791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8" draw:layer="Unit" svg:width="1.257cm" svg:height="0.231cm" svg:x="14.973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Unit" svg:width="1.186cm" svg:height="0.271cm" draw:transform="rotate (1.5707963267949) translate (11.3cm 11.3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8" draw:layer="Unit" svg:width="1.433cm" svg:height="0.211cm" draw:transform="rotate (1.5707963267949) translate (12.68cm 13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8" draw:layer="Unit" svg:width="1.427cm" svg:height="0.211cm" draw:transform="rotate (1.5707963267949) translate (12.68cm 16.0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8" draw:layer="Unit" svg:width="1.431cm" svg:height="0.23cm" svg:x="20.467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8" draw:layer="Unit" svg:width="1.188cm" svg:height="0.271cm" draw:transform="rotate (1.5707963267949) translate (11.3cm 9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8" draw:layer="Unit" svg:width="1.182cm" svg:height="0.271cm" draw:transform="rotate (1.5707963267949) translate (11.3cm 14.4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8" draw:layer="Unit" svg:width="1.187cm" svg:height="0.271cm" draw:transform="rotate (1.5707963267949) translate (11.3cm 17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8" draw:layer="Unit" svg:width="1.185cm" svg:height="0.271cm" draw:transform="rotate (1.5707963267949) translate (11.3cm 1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1" draw:layer="Unit" svg:width="0.799cm" svg:height="0.23cm" svg:x="20.791cm" svg:y="24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8" draw:layer="Unit" svg:width="0.858cm" svg:height="0.23cm" svg:x="13.732cm" svg:y="17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8" draw:layer="Unit" svg:width="0.851cm" svg:height="0.23cm" svg:x="15.964cm" svg:y="18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8" draw:layer="Unit" svg:width="0.851cm" svg:height="0.23cm" svg:x="15.964cm" svg:y="17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1" draw:layer="Unit" svg:width="0.85cm" svg:height="0.23cm" svg:x="18.731cm" svg:y="18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8" draw:layer="Unit" svg:width="1.183cm" svg:height="0.271cm" draw:transform="rotate (1.5707963267949) translate (11.3cm 21.8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8" draw:layer="Unit" svg:width="1.432cm" svg:height="0.23cm" svg:x="12.837cm" svg:y="2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8" draw:layer="Unit" svg:width="1.433cm" svg:height="0.23cm" svg:x="15.705cm" svg:y="2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1" draw:layer="Unit" svg:width="1.411cm" svg:height="0.232cm" svg:x="17.627cm" svg:y="19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1" draw:layer="Unit" svg:width="1.336cm" svg:height="0.256cm" draw:transform="skewX (0.128281700021583) rotate (-0.523598775598299) translate (20.791cm 20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1" draw:layer="Unit" svg:width="1.391cm" svg:height="0.23cm" svg:x="18.333cm" svg:y="23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2" draw:layer="Unit" svg:width="1.398cm" svg:height="0.229cm" svg:x="14.784cm" svg:y="2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2" draw:layer="Unit" svg:width="1.398cm" svg:height="0.231cm" svg:x="14.784cm" svg:y="2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draw:layer="Unit" svg:width="1.391cm" svg:height="0.231cm" svg:x="11.952cm" svg:y="2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2" draw:layer="Unit" svg:width="1.411cm" svg:height="0.231cm" svg:x="17.627cm" svg:y="2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2" draw:layer="Unit" svg:width="1.398cm" svg:height="0.229cm" svg:x="14.784cm" svg:y="2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draw:layer="Unit" svg:width="1.391cm" svg:height="0.229cm" svg:x="11.952cm" svg:y="2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2" draw:layer="Unit" svg:width="1.411cm" svg:height="0.229cm" svg:x="17.627cm" svg:y="2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2" draw:layer="Unit" svg:width="1.398cm" svg:height="0.232cm" svg:x="14.784cm" svg:y="28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draw:layer="Unit" svg:width="1.391cm" svg:height="0.232cm" svg:x="11.952cm" svg:y="28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2" draw:layer="Unit" svg:width="1.411cm" svg:height="0.232cm" svg:x="17.627cm" svg:y="28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draw:layer="Unit" svg:width="1.391cm" svg:height="0.23cm" svg:x="11.952cm" svg:y="28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1" draw:layer="Unit" svg:width="0.851cm" svg:height="0.268cm" draw:transform="rotate (1.5707963267949) translate (20.199cm 27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2" draw:layer="Unit" svg:width="0.845cm" svg:height="0.253cm" draw:transform="rotate (1.5707963267949) translate (11.318cm 25.1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2" draw:layer="Unit" svg:width="0.853cm" svg:height="0.253cm" draw:transform="rotate (1.5707963267949) translate (11.318cm 29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1" draw:layer="Unit" svg:width="1.158cm" svg:height="0.229cm" svg:x="22.709cm" svg:y="2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1" draw:layer="Unit" svg:width="0.851cm" svg:height="0.196cm" draw:transform="rotate (1.5707963267949) translate (21.898cm 27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1" draw:layer="Unit" svg:width="0.851cm" svg:height="0.219cm" draw:transform="rotate (1.5707963267949) translate (23.486cm 27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2" draw:layer="Unit" svg:width="1.373cm" svg:height="0.23cm" svg:x="20.467cm" svg:y="29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2" draw:layer="Unit" svg:width="1.397cm" svg:height="0.23cm" svg:x="23.051cm" svg:y="29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8" draw:layer="Unit" svg:width="1.249cm" svg:height="0.231cm" svg:x="12.117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8" draw:layer="Unit" svg:width="0.861cm" svg:height="0.23cm" svg:x="13.732cm" svg:y="18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0" draw:layer="Unit" svg:width="1.434cm" svg:height="0.215cm" draw:transform="rotate (1.5707963267949) translate (39.63cm 12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0" draw:layer="Unit" svg:width="1.434cm" svg:height="0.231cm" draw:transform="rotate (1.5707963267949) translate (41.052cm 12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0" draw:layer="Unit" svg:width="1.436cm" svg:height="0.231cm" draw:transform="rotate (1.5707963267949) translate (41.052cm 9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0" draw:layer="Unit" svg:width="1.436cm" svg:height="0.232cm" draw:transform="rotate (1.5707963267949) translate (42.957cm 9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0" draw:layer="Unit" svg:width="1.439cm" svg:height="0.232cm" draw:transform="rotate (1.5707963267949) translate (42.957cm 8.3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0" draw:layer="Unit" svg:width="1.436cm" svg:height="0.231cm" draw:transform="rotate (1.5707963267949) translate (43.901cm 9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0" draw:layer="Unit" svg:width="1.228cm" svg:height="0.232cm" svg:x="39.395cm" svg:y="6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0" draw:layer="Unit" svg:width="1.231cm" svg:height="0.232cm" svg:x="41.544cm" svg:y="6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0" draw:layer="Unit" svg:width="1.229cm" svg:height="0.232cm" svg:x="43.901cm" svg:y="6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0" draw:layer="Unit" svg:width="0.925cm" svg:height="0.23cm" draw:transform="skewX (-0.00872664625997165) rotate (1.46607657167524) translate (45.696cm 7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10" draw:layer="Unit" svg:width="0.927cm" svg:height="0.23cm" draw:transform="skewX (-0.00872664625997164) rotate (1.46607657167524) translate (45.696cm 10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0" draw:layer="Unit" svg:width="1.436cm" svg:height="0.232cm" draw:transform="rotate (1.5707963267949) translate (42.957cm 12.3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0" draw:layer="Unit" svg:width="1.436cm" svg:height="0.231cm" draw:transform="rotate (1.5707963267949) translate (43.901cm 12.3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0" draw:layer="Unit" svg:width="0.925cm" svg:height="0.23cm" draw:transform="skewX (0.00436332312998594) rotate (0.750491578357562) translate (43.668cm 13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10" draw:layer="Unit" svg:width="0.928cm" svg:height="0.232cm" draw:transform="rotate (0.750491578357562) translate (44.865cm 12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0" draw:layer="Unit" svg:width="1.43cm" svg:height="0.228cm" svg:x="36.788cm" svg:y="1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0" draw:layer="Unit" svg:width="1.429cm" svg:height="0.228cm" svg:x="33.951cm" svg:y="1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0" draw:layer="Unit" svg:width="1.426cm" svg:height="0.228cm" svg:x="30.76cm" svg:y="1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Unit" svg:width="0.852cm" svg:height="0.228cm" svg:x="28.559cm" svg:y="1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29cm" svg:height="0.228cm" svg:x="39.305cm" svg:y="20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29cm" svg:height="0.23cm" svg:x="39.305cm" svg:y="17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29cm" svg:height="0.228cm" svg:x="39.305cm" svg:y="18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3" draw:layer="Unit" svg:width="1.427cm" svg:height="0.228cm" svg:x="39.187cm" svg:y="21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3" draw:layer="Unit" svg:width="0.854cm" svg:height="0.229cm" svg:x="39.616cm" svg:y="2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3" draw:layer="Unit" svg:width="0.856cm" svg:height="0.23cm" svg:x="40.597cm" svg:y="25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3" draw:layer="Unit" svg:width="0.856cm" svg:height="0.23cm" draw:transform="skewX (-0.0130899693899574) rotate (1.46607657167524) translate (43.888cm 25.1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13" draw:layer="Unit" svg:width="0.855cm" svg:height="0.229cm" draw:transform="rotate (1.46607657167524) translate (43.487cm 28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3" draw:layer="Unit" svg:width="1.422cm" svg:height="0.23cm" draw:transform="rotate (1.5707963267949) translate (42.955cm 26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29cm" svg:height="0.229cm" svg:x="40.815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29cm" svg:height="0.23cm" svg:x="40.815cm" svg:y="28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3" draw:layer="Unit" svg:width="0.856cm" svg:height="0.23cm" draw:transform="rotate (1.46607657167524) translate (43.202cm 31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3" draw:layer="Unit" svg:width="1.43cm" svg:height="0.228cm" svg:x="40.349cm" svg:y="3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3" draw:layer="Unit" svg:width="1.428cm" svg:height="0.228cm" svg:x="38.214cm" svg:y="3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29cm" svg:height="0.228cm" svg:x="36.078cm" svg:y="3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3" draw:layer="Unit" svg:width="1.43cm" svg:height="0.229cm" svg:x="36.805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3" draw:layer="Unit" svg:width="1.43cm" svg:height="0.229cm" svg:x="36.805cm" svg:y="29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29cm" svg:height="0.229cm" svg:x="33.938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3" draw:layer="Unit" svg:width="1.426cm" svg:height="0.228cm" svg:x="33.258cm" svg:y="3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29cm" svg:height="0.228cm" svg:x="33.951cm" svg:y="29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3" draw:layer="Unit" svg:width="1.428cm" svg:height="0.229cm" svg:x="31.019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3" draw:layer="Unit" svg:width="1.428cm" svg:height="0.228cm" svg:x="31.002cm" svg:y="29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3" draw:layer="Unit" svg:width="1.427cm" svg:height="0.228cm" svg:x="30.386cm" svg:y="3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draw:layer="Unit" svg:width="1.391cm" svg:height="0.231cm" svg:x="11.952cm" svg:y="3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2" draw:layer="Unit" svg:width="1.399cm" svg:height="0.231cm" svg:x="15.498cm" svg:y="3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2" draw:layer="Unit" svg:width="1.411cm" svg:height="0.231cm" svg:x="17.627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2" draw:layer="Unit" svg:width="1.373cm" svg:height="0.231cm" svg:x="20.467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2" draw:layer="Unit" svg:width="1.397cm" svg:height="0.231cm" svg:x="23.051cm" svg:y="3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cm" svg:x="25.439cm" svg:y="29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1cm" svg:x="25.439cm" svg:y="3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1" draw:layer="Unit" svg:width="1.394cm" svg:height="0.23cm" svg:x="27.575cm" svg:y="29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1" draw:layer="Unit" svg:width="1.394cm" svg:height="0.231cm" svg:x="27.575cm" svg:y="3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cm" svg:x="25.439cm" svg:y="3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1" draw:layer="Unit" svg:width="1.394cm" svg:height="0.23cm" svg:x="27.575cm" svg:y="3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1cm" svg:x="25.868cm" svg:y="27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cm" svg:x="25.868cm" svg:y="26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1cm" svg:x="25.868cm" svg:y="25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1cm" svg:x="25.868cm" svg:y="2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cm" svg:x="25.868cm" svg:y="24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Unit" svg:width="1.395cm" svg:height="0.231cm" svg:x="25.868cm" svg:y="23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2" draw:layer="Unit" svg:width="0.853cm" svg:height="0.252cm" svg:x="12.644cm" svg:y="3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2" draw:layer="Unit" svg:width="0.851cm" svg:height="0.252cm" svg:x="15.691cm" svg:y="3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2" draw:layer="Unit" svg:width="0.853cm" svg:height="0.252cm" svg:x="18.148cm" svg:y="3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2" draw:layer="Unit" svg:width="0.852cm" svg:height="0.252cm" svg:x="21.918cm" svg:y="3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9" draw:layer="Unit" svg:width="0.85cm" svg:height="0.229cm" svg:x="18.788cm" svg:y="16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Unit" svg:width="0.853cm" svg:height="0.229cm" svg:x="20.456cm" svg:y="16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Unit" svg:width="1.439cm" svg:height="0.229cm" svg:x="22.38cm" svg:y="1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Unit" svg:width="1.439cm" svg:height="0.229cm" svg:x="24.402cm" svg:y="1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Unit" svg:width="0.853cm" svg:height="0.228cm" draw:transform="rotate (1.5707963267949) translate (27.241cm 15.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Unit" svg:width="0.853cm" svg:height="0.231cm" draw:transform="rotate (1.5707963267949) translate (25.528cm 15.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4T18:21:16.053000000</dc:date>
    <meta:editing-duration>PT6H9M7S</meta:editing-duration>
    <meta:editing-cycles>105</meta:editing-cycles>
    <meta:generator>LibreOffice/5.2.3.3$Windows_x86 LibreOffice_project/d54a8868f08a7b39642414cf2c8ef2f228f780cf</meta:generator>
    <meta:document-statistic meta:object-count="934"/>
  </office:meta>
</office:document-meta>
</file>